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96pt"/>
    </style:style>
    <style:style style:name="co2" style:family="table-column">
      <style:table-column-properties fo:break-before="auto" style:column-width="22.14pt"/>
    </style:style>
    <style:style style:name="co3" style:family="table-column">
      <style:table-column-properties fo:break-before="auto" style:column-width="82.46pt"/>
    </style:style>
    <style:style style:name="co4" style:family="table-column">
      <style:table-column-properties fo:break-before="auto" style:column-width="54.74pt"/>
    </style:style>
    <style:style style:name="co5" style:family="table-column">
      <style:table-column-properties fo:break-before="auto" style:column-width="86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can-worxmate-guest" table:style-name="ta1">
        <table:shapes>
          <draw:frame draw:z-index="0" draw:style-name="gr1" draw:text-style-name="P1" svg:width="499.58pt" svg:height="240.75pt" svg:x="712.35pt" svg:y="25.6pt">
            <loext:p draw:notify-on-update-of-ranges="'scan-worxmate-guest'.A1:'scan-worxmate-guest'.A175 'scan-worxmate-guest'.B1:'scan-worxmate-guest'.B1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85.52pt" svg:height="232.81pt" svg:x="720.54pt" svg:y="276.18pt">
            <loext:p draw:notify-on-update-of-ranges="'scan-worxmate-guest'.A1:'scan-worxmate-guest'.A175 'scan-worxmate-guest'.C1:'scan-worxmate-guest'.C17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93.91pt" svg:height="243.75pt" svg:x="1241.09pt" svg:y="3.23pt">
            <loext:p draw:notify-on-update-of-ranges="'scan-worxmate-guest'.A1:'scan-worxmate-guest'.A175 'scan-worxmate-guest'.F1:'scan-worxmate-guest'.F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71.83pt" svg:height="245.62pt" svg:x="1257.62pt" svg:y="259.23pt">
            <loext:p draw:notify-on-update-of-ranges="'scan-worxmate-guest'.A1:'scan-worxmate-guest'.A175 'scan-worxmate-guest'.G1:'scan-worxmate-guest'.G1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4" table:default-cell-style-name="Default"/>
        <table:table-row table:style-name="ro1">
          <table:table-cell office:value-type="float" office:value="1485172480" calcext:value-type="float">
            <text:p>1485172480</text:p>
          </table:table-cell>
          <table:table-cell office:value-type="float" office:value="-48" calcext:value-type="float">
            <text:p>-48</text:p>
          </table:table-cell>
          <table:table-cell table:formula="of:=10^((-40 - [.B1]) / (10 * 2.1))" office:value-type="float" office:value="2.40409918350997" calcext:value-type="float">
            <text:p>2.4040991835</text:p>
          </table:table-cell>
          <table:table-cell table:formula="of:=10^[.B1]" office:value-type="float" office:value="1E-048" calcext:value-type="float">
            <text:p>1E-48</text:p>
          </table:table-cell>
          <table:table-cell table:formula="of:=[.D1]" office:value-type="float" office:value="1E-048" calcext:value-type="float">
            <text:p>1E-48</text:p>
          </table:table-cell>
          <table:table-cell table:formula="of:=LOG([.E1];10)" office:value-type="float" office:value="-48" calcext:value-type="float">
            <text:p>-48</text:p>
          </table:table-cell>
          <table:table-cell table:formula="of:=10^((-40 - [.F1]) / (10 * 2.1))" office:value-type="float" office:value="2.40409918350997" calcext:value-type="float">
            <text:p>2.4040991835</text:p>
          </table:table-cell>
          <table:table-cell table:number-columns-repeated="4"/>
        </table:table-row>
        <table:table-row table:style-name="ro1">
          <table:table-cell office:value-type="float" office:value="1485172480" calcext:value-type="float">
            <text:p>1485172480</text:p>
          </table:table-cell>
          <table:table-cell office:value-type="float" office:value="-42" calcext:value-type="float">
            <text:p>-42</text:p>
          </table:table-cell>
          <table:table-cell table:formula="of:=10^((-40 - [.B2]) / (10 * 2.1))" office:value-type="float" office:value="1.24519708473503" calcext:value-type="float">
            <text:p>1.2451970847</text:p>
          </table:table-cell>
          <table:table-cell table:formula="of:=10^[.B2]" office:value-type="float" office:value="1E-042" calcext:value-type="float">
            <text:p>1E-42</text:p>
          </table:table-cell>
          <table:table-cell table:formula="of:=[.E1]+[.$K$2]*([.D2]-[.E1])" office:value-type="float" office:value="2.5000075E-043" calcext:value-type="float">
            <text:p>2.5000075E-43</text:p>
          </table:table-cell>
          <table:table-cell table:formula="of:=LOG([.E2];10)" office:value-type="float" office:value="-42.6020586884465" calcext:value-type="float">
            <text:p>-42.6020586884</text:p>
          </table:table-cell>
          <table:table-cell table:formula="of:=10^((-40 - [.F2]) / (10 * 2.1))" office:value-type="float" office:value="1.33017124917032" calcext:value-type="float">
            <text:p>1.3301712492</text:p>
          </table:table-cell>
          <table:table-cell table:number-columns-repeated="2"/>
          <table:table-cell table:style-name="ce2" office:value-type="string" calcext:value-type="string">
            <text:p>alph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85172480" calcext:value-type="float">
            <text:p>1485172480</text:p>
          </table:table-cell>
          <table:table-cell office:value-type="float" office:value="-44" calcext:value-type="float">
            <text:p>-44</text:p>
          </table:table-cell>
          <table:table-cell table:formula="of:=10^((-40 - [.B3]) / (10 * 2.1))" office:value-type="float" office:value="1.55051577983262" calcext:value-type="float">
            <text:p>1.5505157798</text:p>
          </table:table-cell>
          <table:table-cell table:formula="of:=10^[.B3]" office:value-type="float" office:value="1E-044" calcext:value-type="float">
            <text:p>1E-44</text:p>
          </table:table-cell>
          <table:table-cell table:formula="of:=[.E2]+[.$K$2]*([.D3]-[.E2])" office:value-type="float" office:value="1.900005625E-043" calcext:value-type="float">
            <text:p>1.900005625E-43</text:p>
          </table:table-cell>
          <table:table-cell table:formula="of:=LOG([.E3];10)" office:value-type="float" office:value="-42.7212451133088" calcext:value-type="float">
            <text:p>-42.7212451133</text:p>
          </table:table-cell>
          <table:table-cell table:formula="of:=10^((-40 - [.F3]) / (10 * 2.1))" office:value-type="float" office:value="1.34766857204322" calcext:value-type="float">
            <text:p>1.347668572</text:p>
          </table:table-cell>
          <table:table-cell table:number-columns-repeated="4"/>
        </table:table-row>
        <table:table-row table:style-name="ro1">
          <table:table-cell office:value-type="float" office:value="1485172480" calcext:value-type="float">
            <text:p>1485172480</text:p>
          </table:table-cell>
          <table:table-cell office:value-type="float" office:value="-56" calcext:value-type="float">
            <text:p>-56</text:p>
          </table:table-cell>
          <table:table-cell table:formula="of:=10^((-40 - [.B4]) / (10 * 2.1))" office:value-type="float" office:value="5.77969288415331" calcext:value-type="float">
            <text:p>5.7796928842</text:p>
          </table:table-cell>
          <table:table-cell table:formula="of:=10^[.B4]" office:value-type="float" office:value="1E-056" calcext:value-type="float">
            <text:p>1E-56</text:p>
          </table:table-cell>
          <table:table-cell table:formula="of:=[.E3]+[.$K$2]*([.D4]-[.E3])" office:value-type="float" office:value="1.42500421875003E-043" calcext:value-type="float">
            <text:p>1.42500421875003E-43</text:p>
          </table:table-cell>
          <table:table-cell table:formula="of:=LOG([.E4];10)" office:value-type="float" office:value="-42.8461838499171" calcext:value-type="float">
            <text:p>-42.8461838499</text:p>
          </table:table-cell>
          <table:table-cell table:formula="of:=10^((-40 - [.F4]) / (10 * 2.1))" office:value-type="float" office:value="1.36625751661152" calcext:value-type="float">
            <text:p>1.3662575166</text:p>
          </table:table-cell>
          <table:table-cell table:number-columns-repeated="4"/>
        </table:table-row>
        <table:table-row table:style-name="ro1">
          <table:table-cell office:value-type="float" office:value="1485172482" calcext:value-type="float">
            <text:p>1485172482</text:p>
          </table:table-cell>
          <table:table-cell office:value-type="float" office:value="-46" calcext:value-type="float">
            <text:p>-46</text:p>
          </table:table-cell>
          <table:table-cell table:formula="of:=10^((-40 - [.B5]) / (10 * 2.1))" office:value-type="float" office:value="1.93069772888325" calcext:value-type="float">
            <text:p>1.9306977289</text:p>
          </table:table-cell>
          <table:table-cell table:formula="of:=10^[.B5]" office:value-type="float" office:value="1E-046" calcext:value-type="float">
            <text:p>1E-46</text:p>
          </table:table-cell>
          <table:table-cell table:formula="of:=[.E4]+[.$K$2]*([.D5]-[.E4])" office:value-type="float" office:value="1.06900316406252E-043" calcext:value-type="float">
            <text:p>1.06900316406252E-43</text:p>
          </table:table-cell>
          <table:table-cell table:formula="of:=LOG([.E5];10)" office:value-type="float" office:value="-42.9710210093536" calcext:value-type="float">
            <text:p>-42.9710210094</text:p>
          </table:table-cell>
          <table:table-cell table:formula="of:=10^((-40 - [.F5]) / (10 * 2.1))" office:value-type="float" office:value="1.38508743943804" calcext:value-type="float">
            <text:p>1.3850874394</text:p>
          </table:table-cell>
          <table:table-cell table:number-columns-repeated="4"/>
        </table:table-row>
        <table:table-row table:style-name="ro1">
          <table:table-cell office:value-type="float" office:value="1485172482" calcext:value-type="float">
            <text:p>1485172482</text:p>
          </table:table-cell>
          <table:table-cell office:value-type="float" office:value="-42" calcext:value-type="float">
            <text:p>-42</text:p>
          </table:table-cell>
          <table:table-cell table:formula="of:=10^((-40 - [.B6]) / (10 * 2.1))" office:value-type="float" office:value="1.24519708473503" calcext:value-type="float">
            <text:p>1.2451970847</text:p>
          </table:table-cell>
          <table:table-cell table:formula="of:=10^[.B6]" office:value-type="float" office:value="1E-042" calcext:value-type="float">
            <text:p>1E-42</text:p>
          </table:table-cell>
          <table:table-cell table:formula="of:=[.E5]+[.$K$2]*([.D6]-[.E5])" office:value-type="float" office:value="3.30175237304689E-043" calcext:value-type="float">
            <text:p>3.30175237304689E-43</text:p>
          </table:table-cell>
          <table:table-cell table:formula="of:=LOG([.E6];10)" office:value-type="float" office:value="-42.4812555013494" calcext:value-type="float">
            <text:p>-42.4812555013</text:p>
          </table:table-cell>
          <table:table-cell table:formula="of:=10^((-40 - [.F6]) / (10 * 2.1))" office:value-type="float" office:value="1.31266837980976" calcext:value-type="float">
            <text:p>1.3126683798</text:p>
          </table:table-cell>
          <table:table-cell table:number-columns-repeated="4"/>
        </table:table-row>
        <table:table-row table:style-name="ro1">
          <table:table-cell office:value-type="float" office:value="1485172482" calcext:value-type="float">
            <text:p>1485172482</text:p>
          </table:table-cell>
          <table:table-cell office:value-type="float" office:value="-44" calcext:value-type="float">
            <text:p>-44</text:p>
          </table:table-cell>
          <table:table-cell table:formula="of:=10^((-40 - [.B7]) / (10 * 2.1))" office:value-type="float" office:value="1.55051577983262" calcext:value-type="float">
            <text:p>1.5505157798</text:p>
          </table:table-cell>
          <table:table-cell table:formula="of:=10^[.B7]" office:value-type="float" office:value="1E-044" calcext:value-type="float">
            <text:p>1E-44</text:p>
          </table:table-cell>
          <table:table-cell table:formula="of:=[.E6]+[.$K$2]*([.D7]-[.E6])" office:value-type="float" office:value="2.50131427978517E-043" calcext:value-type="float">
            <text:p>2.50131427978517E-43</text:p>
          </table:table-cell>
          <table:table-cell table:formula="of:=LOG([.E7];10)" office:value-type="float" office:value="-42.6018317375372" calcext:value-type="float">
            <text:p>-42.6018317375</text:p>
          </table:table-cell>
          <table:table-cell table:formula="of:=10^((-40 - [.F7]) / (10 * 2.1))" office:value-type="float" office:value="1.33013814898129" calcext:value-type="float">
            <text:p>1.330138149</text:p>
          </table:table-cell>
          <table:table-cell table:number-columns-repeated="4"/>
        </table:table-row>
        <table:table-row table:style-name="ro1">
          <table:table-cell office:value-type="float" office:value="1485172482" calcext:value-type="float">
            <text:p>1485172482</text:p>
          </table:table-cell>
          <table:table-cell office:value-type="float" office:value="-48" calcext:value-type="float">
            <text:p>-48</text:p>
          </table:table-cell>
          <table:table-cell table:formula="of:=10^((-40 - [.B8]) / (10 * 2.1))" office:value-type="float" office:value="2.40409918350997" calcext:value-type="float">
            <text:p>2.4040991835</text:p>
          </table:table-cell>
          <table:table-cell table:formula="of:=10^[.B8]" office:value-type="float" office:value="1E-048" calcext:value-type="float">
            <text:p>1E-48</text:p>
          </table:table-cell>
          <table:table-cell table:formula="of:=[.E7]+[.$K$2]*([.D8]-[.E7])" office:value-type="float" office:value="1.87598820983888E-043" calcext:value-type="float">
            <text:p>1.87598820983888E-43</text:p>
          </table:table-cell>
          <table:table-cell table:formula="of:=LOG([.E8];10)" office:value-type="float" office:value="-42.7267698953909" calcext:value-type="float">
            <text:p>-42.7267698954</text:p>
          </table:table-cell>
          <table:table-cell table:formula="of:=10^((-40 - [.F8]) / (10 * 2.1))" office:value-type="float" office:value="1.34848520367143" calcext:value-type="float">
            <text:p>1.3484852037</text:p>
          </table:table-cell>
          <table:table-cell table:number-columns-repeated="4"/>
        </table:table-row>
        <table:table-row table:style-name="ro1">
          <table:table-cell office:value-type="float" office:value="1485172482" calcext:value-type="float">
            <text:p>1485172482</text:p>
          </table:table-cell>
          <table:table-cell office:value-type="float" office:value="-56" calcext:value-type="float">
            <text:p>-56</text:p>
          </table:table-cell>
          <table:table-cell table:formula="of:=10^((-40 - [.B9]) / (10 * 2.1))" office:value-type="float" office:value="5.77969288415331" calcext:value-type="float">
            <text:p>5.7796928842</text:p>
          </table:table-cell>
          <table:table-cell table:formula="of:=10^[.B9]" office:value-type="float" office:value="1E-056" calcext:value-type="float">
            <text:p>1E-56</text:p>
          </table:table-cell>
          <table:table-cell table:formula="of:=[.E8]+[.$K$2]*([.D9]-[.E8])" office:value-type="float" office:value="1.40699115737918E-043" calcext:value-type="float">
            <text:p>1.40699115737918E-43</text:p>
          </table:table-cell>
          <table:table-cell table:formula="of:=LOG([.E9];10)" office:value-type="float" office:value="-42.8517086319991" calcext:value-type="float">
            <text:p>-42.851708632</text:p>
          </table:table-cell>
          <table:table-cell table:formula="of:=10^((-40 - [.F9]) / (10 * 2.1))" office:value-type="float" office:value="1.36708541237424" calcext:value-type="float">
            <text:p>1.3670854124</text:p>
          </table:table-cell>
          <table:table-cell table:number-columns-repeated="4"/>
        </table:table-row>
        <table:table-row table:style-name="ro1">
          <table:table-cell office:value-type="float" office:value="1485172484" calcext:value-type="float">
            <text:p>1485172484</text:p>
          </table:table-cell>
          <table:table-cell office:value-type="float" office:value="-50" calcext:value-type="float">
            <text:p>-50</text:p>
          </table:table-cell>
          <table:table-cell table:formula="of:=10^((-40 - [.B10]) / (10 * 2.1))" office:value-type="float" office:value="2.99357729472049" calcext:value-type="float">
            <text:p>2.9935772947</text:p>
          </table:table-cell>
          <table:table-cell table:formula="of:=10^[.B10]" office:value-type="float" office:value="1E-050" calcext:value-type="float">
            <text:p>1E-50</text:p>
          </table:table-cell>
          <table:table-cell table:formula="of:=[.E9]+[.$K$2]*([.D10]-[.E9])" office:value-type="float" office:value="1.05524339303439E-043" calcext:value-type="float">
            <text:p>1.05524339303439E-43</text:p>
          </table:table-cell>
          <table:table-cell table:formula="of:=LOG([.E10];10)" office:value-type="float" office:value="-42.9766473583185" calcext:value-type="float">
            <text:p>-42.9766473583</text:p>
          </table:table-cell>
          <table:table-cell table:formula="of:=10^((-40 - [.F10]) / (10 * 2.1))" office:value-type="float" office:value="1.38594217981008" calcext:value-type="float">
            <text:p>1.3859421798</text:p>
          </table:table-cell>
          <table:table-cell table:number-columns-repeated="4"/>
        </table:table-row>
        <table:table-row table:style-name="ro1">
          <table:table-cell office:value-type="float" office:value="1485172484" calcext:value-type="float">
            <text:p>1485172484</text:p>
          </table:table-cell>
          <table:table-cell office:value-type="float" office:value="-50" calcext:value-type="float">
            <text:p>-50</text:p>
          </table:table-cell>
          <table:table-cell table:formula="of:=10^((-40 - [.B11]) / (10 * 2.1))" office:value-type="float" office:value="2.99357729472049" calcext:value-type="float">
            <text:p>2.9935772947</text:p>
          </table:table-cell>
          <table:table-cell table:formula="of:=10^[.B11]" office:value-type="float" office:value="1E-050" calcext:value-type="float">
            <text:p>1E-50</text:p>
          </table:table-cell>
          <table:table-cell table:formula="of:=[.E10]+[.$K$2]*([.D11]-[.E10])" office:value-type="float" office:value="7.9143256977579E-044" calcext:value-type="float">
            <text:p>7.9143256977579E-44</text:p>
          </table:table-cell>
          <table:table-cell table:formula="of:=LOG([.E11];10)" office:value-type="float" office:value="-43.1015860812082" calcext:value-type="float">
            <text:p>-43.1015860812</text:p>
          </table:table-cell>
          <table:table-cell table:formula="of:=10^((-40 - [.F11]) / (10 * 2.1))" office:value-type="float" office:value="1.40505904581223" calcext:value-type="float">
            <text:p>1.4050590458</text:p>
          </table:table-cell>
          <table:table-cell table:number-columns-repeated="4"/>
        </table:table-row>
        <table:table-row table:style-name="ro1">
          <table:table-cell office:value-type="float" office:value="1485172484" calcext:value-type="float">
            <text:p>1485172484</text:p>
          </table:table-cell>
          <table:table-cell office:value-type="float" office:value="-46" calcext:value-type="float">
            <text:p>-46</text:p>
          </table:table-cell>
          <table:table-cell table:formula="of:=10^((-40 - [.B12]) / (10 * 2.1))" office:value-type="float" office:value="1.93069772888325" calcext:value-type="float">
            <text:p>1.9306977289</text:p>
          </table:table-cell>
          <table:table-cell table:formula="of:=10^[.B12]" office:value-type="float" office:value="1E-046" calcext:value-type="float">
            <text:p>1E-46</text:p>
          </table:table-cell>
          <table:table-cell table:formula="of:=[.E11]+[.$K$2]*([.D12]-[.E11])" office:value-type="float" office:value="5.93824427331842E-044" calcext:value-type="float">
            <text:p>5.93824427331842E-44</text:p>
          </table:table-cell>
          <table:table-cell table:formula="of:=LOG([.E12];10)" office:value-type="float" office:value="-43.2263419414028" calcext:value-type="float">
            <text:p>-43.2263419414</text:p>
          </table:table-cell>
          <table:table-cell table:formula="of:=10^((-40 - [.F12]) / (10 * 2.1))" office:value-type="float" office:value="1.42441103835082" calcext:value-type="float">
            <text:p>1.4244110384</text:p>
          </table:table-cell>
          <table:table-cell table:number-columns-repeated="4"/>
        </table:table-row>
        <table:table-row table:style-name="ro1">
          <table:table-cell office:value-type="float" office:value="1485172484" calcext:value-type="float">
            <text:p>1485172484</text:p>
          </table:table-cell>
          <table:table-cell office:value-type="float" office:value="-44" calcext:value-type="float">
            <text:p>-44</text:p>
          </table:table-cell>
          <table:table-cell table:formula="of:=10^((-40 - [.B13]) / (10 * 2.1))" office:value-type="float" office:value="1.55051577983262" calcext:value-type="float">
            <text:p>1.5505157798</text:p>
          </table:table-cell>
          <table:table-cell table:formula="of:=10^[.B13]" office:value-type="float" office:value="1E-044" calcext:value-type="float">
            <text:p>1E-44</text:p>
          </table:table-cell>
          <table:table-cell table:formula="of:=[.E12]+[.$K$2]*([.D13]-[.E12])" office:value-type="float" office:value="4.70368320498882E-044" calcext:value-type="float">
            <text:p>4.70368320498882E-44</text:p>
          </table:table-cell>
          <table:table-cell table:formula="of:=LOG([.E13];10)" office:value-type="float" office:value="-43.3275619358601" calcext:value-type="float">
            <text:p>-43.3275619359</text:p>
          </table:table-cell>
          <table:table-cell table:formula="of:=10^((-40 - [.F13]) / (10 * 2.1))" office:value-type="float" office:value="1.440307858562" calcext:value-type="float">
            <text:p>1.4403078586</text:p>
          </table:table-cell>
          <table:table-cell table:number-columns-repeated="4"/>
        </table:table-row>
        <table:table-row table:style-name="ro1">
          <table:table-cell office:value-type="float" office:value="1485172486" calcext:value-type="float">
            <text:p>1485172486</text:p>
          </table:table-cell>
          <table:table-cell office:value-type="float" office:value="-50" calcext:value-type="float">
            <text:p>-50</text:p>
          </table:table-cell>
          <table:table-cell table:formula="of:=10^((-40 - [.B14]) / (10 * 2.1))" office:value-type="float" office:value="2.99357729472049" calcext:value-type="float">
            <text:p>2.9935772947</text:p>
          </table:table-cell>
          <table:table-cell table:formula="of:=10^[.B14]" office:value-type="float" office:value="1E-050" calcext:value-type="float">
            <text:p>1E-50</text:p>
          </table:table-cell>
          <table:table-cell table:formula="of:=[.E13]+[.$K$2]*([.D14]-[.E13])" office:value-type="float" office:value="3.52776265374161E-044" calcext:value-type="float">
            <text:p>3.52776265374161E-44</text:p>
          </table:table-cell>
          <table:table-cell table:formula="of:=LOG([.E14];10)" office:value-type="float" office:value="-43.4525006416915" calcext:value-type="float">
            <text:p>-43.4525006417</text:p>
          </table:table-cell>
          <table:table-cell table:formula="of:=10^((-40 - [.F14]) / (10 * 2.1))" office:value-type="float" office:value="1.46017460982331" calcext:value-type="float">
            <text:p>1.4601746098</text:p>
          </table:table-cell>
          <table:table-cell table:number-columns-repeated="4"/>
        </table:table-row>
        <table:table-row table:style-name="ro1">
          <table:table-cell office:value-type="float" office:value="1485172486" calcext:value-type="float">
            <text:p>1485172486</text:p>
          </table:table-cell>
          <table:table-cell office:value-type="float" office:value="-44" calcext:value-type="float">
            <text:p>-44</text:p>
          </table:table-cell>
          <table:table-cell table:formula="of:=10^((-40 - [.B15]) / (10 * 2.1))" office:value-type="float" office:value="1.55051577983262" calcext:value-type="float">
            <text:p>1.5505157798</text:p>
          </table:table-cell>
          <table:table-cell table:formula="of:=10^[.B15]" office:value-type="float" office:value="1E-044" calcext:value-type="float">
            <text:p>1E-44</text:p>
          </table:table-cell>
          <table:table-cell table:formula="of:=[.E14]+[.$K$2]*([.D15]-[.E14])" office:value-type="float" office:value="2.89582199030621E-044" calcext:value-type="float">
            <text:p>2.89582199030621E-44</text:p>
          </table:table-cell>
          <table:table-cell table:formula="of:=LOG([.E15];10)" office:value-type="float" office:value="-43.5382281382635" calcext:value-type="float">
            <text:p>-43.5382281383</text:p>
          </table:table-cell>
          <table:table-cell table:formula="of:=10^((-40 - [.F15]) / (10 * 2.1))" office:value-type="float" office:value="1.47396460320416" calcext:value-type="float">
            <text:p>1.4739646032</text:p>
          </table:table-cell>
          <table:table-cell table:number-columns-repeated="4"/>
        </table:table-row>
        <table:table-row table:style-name="ro1">
          <table:table-cell office:value-type="float" office:value="1485172486" calcext:value-type="float">
            <text:p>1485172486</text:p>
          </table:table-cell>
          <table:table-cell office:value-type="float" office:value="-42" calcext:value-type="float">
            <text:p>-42</text:p>
          </table:table-cell>
          <table:table-cell table:formula="of:=10^((-40 - [.B16]) / (10 * 2.1))" office:value-type="float" office:value="1.24519708473503" calcext:value-type="float">
            <text:p>1.2451970847</text:p>
          </table:table-cell>
          <table:table-cell table:formula="of:=10^[.B16]" office:value-type="float" office:value="1E-042" calcext:value-type="float">
            <text:p>1E-42</text:p>
          </table:table-cell>
          <table:table-cell table:formula="of:=[.E15]+[.$K$2]*([.D16]-[.E15])" office:value-type="float" office:value="2.71718664927297E-043" calcext:value-type="float">
            <text:p>2.71718664927297E-43</text:p>
          </table:table-cell>
          <table:table-cell table:formula="of:=LOG([.E16];10)" office:value-type="float" office:value="-42.5658805279549" calcext:value-type="float">
            <text:p>-42.565880528</text:p>
          </table:table-cell>
          <table:table-cell table:formula="of:=10^((-40 - [.F16]) / (10 * 2.1))" office:value-type="float" office:value="1.3249051463848" calcext:value-type="float">
            <text:p>1.3249051464</text:p>
          </table:table-cell>
          <table:table-cell table:number-columns-repeated="4"/>
        </table:table-row>
        <table:table-row table:style-name="ro1">
          <table:table-cell office:value-type="float" office:value="1485172486" calcext:value-type="float">
            <text:p>1485172486</text:p>
          </table:table-cell>
          <table:table-cell office:value-type="float" office:value="-50" calcext:value-type="float">
            <text:p>-50</text:p>
          </table:table-cell>
          <table:table-cell table:formula="of:=10^((-40 - [.B17]) / (10 * 2.1))" office:value-type="float" office:value="2.99357729472049" calcext:value-type="float">
            <text:p>2.9935772947</text:p>
          </table:table-cell>
          <table:table-cell table:formula="of:=10^[.B17]" office:value-type="float" office:value="1E-050" calcext:value-type="float">
            <text:p>1E-50</text:p>
          </table:table-cell>
          <table:table-cell table:formula="of:=[.E16]+[.$K$2]*([.D17]-[.E16])" office:value-type="float" office:value="2.03789001195472E-043" calcext:value-type="float">
            <text:p>2.03789001195472E-43</text:p>
          </table:table-cell>
          <table:table-cell table:formula="of:=LOG([.E17];10)" office:value-type="float" office:value="-42.6908192592355" calcext:value-type="float">
            <text:p>-42.6908192592</text:p>
          </table:table-cell>
          <table:table-cell table:formula="of:=10^((-40 - [.F17]) / (10 * 2.1))" office:value-type="float" office:value="1.34318010491531" calcext:value-type="float">
            <text:p>1.3431801049</text:p>
          </table:table-cell>
          <table:table-cell table:number-columns-repeated="4"/>
        </table:table-row>
        <table:table-row table:style-name="ro1">
          <table:table-cell office:value-type="float" office:value="1485172486" calcext:value-type="float">
            <text:p>1485172486</text:p>
          </table:table-cell>
          <table:table-cell office:value-type="float" office:value="-56" calcext:value-type="float">
            <text:p>-56</text:p>
          </table:table-cell>
          <table:table-cell table:formula="of:=10^((-40 - [.B18]) / (10 * 2.1))" office:value-type="float" office:value="5.77969288415331" calcext:value-type="float">
            <text:p>5.7796928842</text:p>
          </table:table-cell>
          <table:table-cell table:formula="of:=10^[.B18]" office:value-type="float" office:value="1E-056" calcext:value-type="float">
            <text:p>1E-56</text:p>
          </table:table-cell>
          <table:table-cell table:formula="of:=[.E17]+[.$K$2]*([.D18]-[.E17])" office:value-type="float" office:value="1.52841750896607E-043" calcext:value-type="float">
            <text:p>1.52841750896607E-43</text:p>
          </table:table-cell>
          <table:table-cell table:formula="of:=LOG([.E18];10)" office:value-type="float" office:value="-42.8157579958437" calcext:value-type="float">
            <text:p>-42.8157579958</text:p>
          </table:table-cell>
          <table:table-cell table:formula="of:=10^((-40 - [.F18]) / (10 * 2.1))" office:value-type="float" office:value="1.3617071382182" calcext:value-type="float">
            <text:p>1.3617071382</text:p>
          </table:table-cell>
          <table:table-cell table:number-columns-repeated="4"/>
        </table:table-row>
        <table:table-row table:style-name="ro1">
          <table:table-cell office:value-type="float" office:value="1485172488" calcext:value-type="float">
            <text:p>1485172488</text:p>
          </table:table-cell>
          <table:table-cell office:value-type="float" office:value="-44" calcext:value-type="float">
            <text:p>-44</text:p>
          </table:table-cell>
          <table:table-cell table:formula="of:=10^((-40 - [.B19]) / (10 * 2.1))" office:value-type="float" office:value="1.55051577983262" calcext:value-type="float">
            <text:p>1.5505157798</text:p>
          </table:table-cell>
          <table:table-cell table:formula="of:=10^[.B19]" office:value-type="float" office:value="1E-044" calcext:value-type="float">
            <text:p>1E-44</text:p>
          </table:table-cell>
          <table:table-cell table:formula="of:=[.E18]+[.$K$2]*([.D19]-[.E18])" office:value-type="float" office:value="1.17131313172455E-043" calcext:value-type="float">
            <text:p>1.17131313172455E-43</text:p>
          </table:table-cell>
          <table:table-cell table:formula="of:=LOG([.E19];10)" office:value-type="float" office:value="-42.931326987762" calcext:value-type="float">
            <text:p>-42.9313269878</text:p>
          </table:table-cell>
          <table:table-cell table:formula="of:=10^((-40 - [.F19]) / (10 * 2.1))" office:value-type="float" office:value="1.37907218595144" calcext:value-type="float">
            <text:p>1.379072186</text:p>
          </table:table-cell>
          <table:table-cell table:number-columns-repeated="4"/>
        </table:table-row>
        <table:table-row table:style-name="ro1">
          <table:table-cell office:value-type="float" office:value="1485172488" calcext:value-type="float">
            <text:p>1485172488</text:p>
          </table:table-cell>
          <table:table-cell office:value-type="float" office:value="-52" calcext:value-type="float">
            <text:p>-52</text:p>
          </table:table-cell>
          <table:table-cell table:formula="of:=10^((-40 - [.B20]) / (10 * 2.1))" office:value-type="float" office:value="3.72759372031494" calcext:value-type="float">
            <text:p>3.7275937203</text:p>
          </table:table-cell>
          <table:table-cell table:formula="of:=10^[.B20]" office:value-type="float" office:value="1E-052" calcext:value-type="float">
            <text:p>1E-52</text:p>
          </table:table-cell>
          <table:table-cell table:formula="of:=[.E19]+[.$K$2]*([.D20]-[.E19])" office:value-type="float" office:value="8.78484849043413E-044" calcext:value-type="float">
            <text:p>8.78484849043413E-44</text:p>
          </table:table-cell>
          <table:table-cell table:formula="of:=LOG([.E20];10)" office:value-type="float" office:value="-43.0562657242468" calcext:value-type="float">
            <text:p>-43.0562657242</text:p>
          </table:table-cell>
          <table:table-cell table:formula="of:=10^((-40 - [.F20]) / (10 * 2.1))" office:value-type="float" office:value="1.39809429340916" calcext:value-type="float">
            <text:p>1.3980942934</text:p>
          </table:table-cell>
          <table:table-cell table:number-columns-repeated="4"/>
        </table:table-row>
        <table:table-row table:style-name="ro1">
          <table:table-cell office:value-type="float" office:value="1485172488" calcext:value-type="float">
            <text:p>1485172488</text:p>
          </table:table-cell>
          <table:table-cell office:value-type="float" office:value="-52" calcext:value-type="float">
            <text:p>-52</text:p>
          </table:table-cell>
          <table:table-cell table:formula="of:=10^((-40 - [.B21]) / (10 * 2.1))" office:value-type="float" office:value="3.72759372031494" calcext:value-type="float">
            <text:p>3.7275937203</text:p>
          </table:table-cell>
          <table:table-cell table:formula="of:=10^[.B21]" office:value-type="float" office:value="1E-052" calcext:value-type="float">
            <text:p>1E-52</text:p>
          </table:table-cell>
          <table:table-cell table:formula="of:=[.E20]+[.$K$2]*([.D21]-[.E20])" office:value-type="float" office:value="6.5886363703256E-044" calcext:value-type="float">
            <text:p>6.5886363703256E-44</text:p>
          </table:table-cell>
          <table:table-cell table:formula="of:=LOG([.E21];10)" office:value-type="float" office:value="-43.1812044606903" calcext:value-type="float">
            <text:p>-43.1812044607</text:p>
          </table:table-cell>
          <table:table-cell table:formula="of:=10^((-40 - [.F21]) / (10 * 2.1))" office:value-type="float" office:value="1.41737878057912" calcext:value-type="float">
            <text:p>1.4173787806</text:p>
          </table:table-cell>
          <table:table-cell table:number-columns-repeated="4"/>
        </table:table-row>
        <table:table-row table:style-name="ro1">
          <table:table-cell office:value-type="float" office:value="1485172490" calcext:value-type="float">
            <text:p>1485172490</text:p>
          </table:table-cell>
          <table:table-cell office:value-type="float" office:value="-44" calcext:value-type="float">
            <text:p>-44</text:p>
          </table:table-cell>
          <table:table-cell table:formula="of:=10^((-40 - [.B22]) / (10 * 2.1))" office:value-type="float" office:value="1.55051577983262" calcext:value-type="float">
            <text:p>1.5505157798</text:p>
          </table:table-cell>
          <table:table-cell table:formula="of:=10^[.B22]" office:value-type="float" office:value="1E-044" calcext:value-type="float">
            <text:p>1E-44</text:p>
          </table:table-cell>
          <table:table-cell table:formula="of:=[.E21]+[.$K$2]*([.D22]-[.E21])" office:value-type="float" office:value="5.1914772777442E-044" calcext:value-type="float">
            <text:p>5.1914772777442E-44</text:p>
          </table:table-cell>
          <table:table-cell table:formula="of:=LOG([.E22];10)" office:value-type="float" office:value="-43.2847090424827" calcext:value-type="float">
            <text:p>-43.2847090425</text:p>
          </table:table-cell>
          <table:table-cell table:formula="of:=10^((-40 - [.F22]) / (10 * 2.1))" office:value-type="float" office:value="1.43355617674896" calcext:value-type="float">
            <text:p>1.4335561767</text:p>
          </table:table-cell>
          <table:table-cell table:number-columns-repeated="4"/>
        </table:table-row>
        <table:table-row table:style-name="ro1">
          <table:table-cell office:value-type="float" office:value="1485172490" calcext:value-type="float">
            <text:p>1485172490</text:p>
          </table:table-cell>
          <table:table-cell office:value-type="float" office:value="-50" calcext:value-type="float">
            <text:p>-50</text:p>
          </table:table-cell>
          <table:table-cell table:formula="of:=10^((-40 - [.B23]) / (10 * 2.1))" office:value-type="float" office:value="2.99357729472049" calcext:value-type="float">
            <text:p>2.9935772947</text:p>
          </table:table-cell>
          <table:table-cell table:formula="of:=10^[.B23]" office:value-type="float" office:value="1E-050" calcext:value-type="float">
            <text:p>1E-50</text:p>
          </table:table-cell>
          <table:table-cell table:formula="of:=[.E22]+[.$K$2]*([.D23]-[.E22])" office:value-type="float" office:value="3.89360820830815E-044" calcext:value-type="float">
            <text:p>3.89360820830815E-44</text:p>
          </table:table-cell>
          <table:table-cell table:formula="of:=LOG([.E23];10)" office:value-type="float" office:value="-43.4096477512059" calcext:value-type="float">
            <text:p>-43.4096477512</text:p>
          </table:table-cell>
          <table:table-cell table:formula="of:=10^((-40 - [.F23]) / (10 * 2.1))" office:value-type="float" office:value="1.45332979978171" calcext:value-type="float">
            <text:p>1.4533297998</text:p>
          </table:table-cell>
          <table:table-cell table:number-columns-repeated="4"/>
        </table:table-row>
        <table:table-row table:style-name="ro1">
          <table:table-cell office:value-type="float" office:value="1485172492" calcext:value-type="float">
            <text:p>1485172492</text:p>
          </table:table-cell>
          <table:table-cell office:value-type="float" office:value="-48" calcext:value-type="float">
            <text:p>-48</text:p>
          </table:table-cell>
          <table:table-cell table:formula="of:=10^((-40 - [.B24]) / (10 * 2.1))" office:value-type="float" office:value="2.40409918350997" calcext:value-type="float">
            <text:p>2.4040991835</text:p>
          </table:table-cell>
          <table:table-cell table:formula="of:=10^[.B24]" office:value-type="float" office:value="1E-048" calcext:value-type="float">
            <text:p>1E-48</text:p>
          </table:table-cell>
          <table:table-cell table:formula="of:=[.E23]+[.$K$2]*([.D24]-[.E23])" office:value-type="float" office:value="2.92023115623111E-044" calcext:value-type="float">
            <text:p>2.92023115623111E-44</text:p>
          </table:table-cell>
          <table:table-cell table:formula="of:=LOG([.E24];10)" office:value-type="float" office:value="-43.5345827698179" calcext:value-type="float">
            <text:p>-43.5345827698</text:p>
          </table:table-cell>
          <table:table-cell table:formula="of:=10^((-40 - [.F24]) / (10 * 2.1))" office:value-type="float" office:value="1.47337557229263" calcext:value-type="float">
            <text:p>1.4733755723</text:p>
          </table:table-cell>
          <table:table-cell table:number-columns-repeated="4"/>
        </table:table-row>
        <table:table-row table:style-name="ro1">
          <table:table-cell office:value-type="float" office:value="1485172492" calcext:value-type="float">
            <text:p>1485172492</text:p>
          </table:table-cell>
          <table:table-cell office:value-type="float" office:value="-38" calcext:value-type="float">
            <text:p>-38</text:p>
          </table:table-cell>
          <table:table-cell table:formula="of:=10^((-40 - [.B25]) / (10 * 2.1))" office:value-type="float" office:value="0.803085722139151" calcext:value-type="float">
            <text:p>0.8030857221</text:p>
          </table:table-cell>
          <table:table-cell table:formula="of:=10^[.B25]" office:value-type="float" office:value="1E-038" calcext:value-type="float">
            <text:p>1E-38</text:p>
          </table:table-cell>
          <table:table-cell table:formula="of:=[.E24]+[.$K$2]*([.D25]-[.E24])" office:value-type="float" office:value="2.50002190173367E-039" calcext:value-type="float">
            <text:p>2.50002190173367E-39</text:p>
          </table:table-cell>
          <table:table-cell table:formula="of:=LOG([.E25];10)" office:value-type="float" office:value="-38.6020561866238" calcext:value-type="float">
            <text:p>-38.6020561866</text:p>
          </table:table-cell>
          <table:table-cell table:formula="of:=10^((-40 - [.F25]) / (10 * 2.1))" office:value-type="float" office:value="0.857889291797605" calcext:value-type="float">
            <text:p>0.8578892918</text:p>
          </table:table-cell>
          <table:table-cell table:number-columns-repeated="4"/>
        </table:table-row>
        <table:table-row table:style-name="ro1">
          <table:table-cell office:value-type="float" office:value="1485172492" calcext:value-type="float">
            <text:p>1485172492</text:p>
          </table:table-cell>
          <table:table-cell office:value-type="float" office:value="-44" calcext:value-type="float">
            <text:p>-44</text:p>
          </table:table-cell>
          <table:table-cell table:formula="of:=10^((-40 - [.B26]) / (10 * 2.1))" office:value-type="float" office:value="1.55051577983262" calcext:value-type="float">
            <text:p>1.5505157798</text:p>
          </table:table-cell>
          <table:table-cell table:formula="of:=10^[.B26]" office:value-type="float" office:value="1E-044" calcext:value-type="float">
            <text:p>1E-44</text:p>
          </table:table-cell>
          <table:table-cell table:formula="of:=[.E25]+[.$K$2]*([.D26]-[.E25])" office:value-type="float" office:value="1.87501892630025E-039" calcext:value-type="float">
            <text:p>1.87501892630025E-39</text:p>
          </table:table-cell>
          <table:table-cell table:formula="of:=LOG([.E26];10)" office:value-type="float" office:value="-38.7269943441782" calcext:value-type="float">
            <text:p>-38.7269943442</text:p>
          </table:table-cell>
          <table:table-cell table:formula="of:=10^((-40 - [.F26]) / (10 * 2.1))" office:value-type="float" office:value="0.869722454938443" calcext:value-type="float">
            <text:p>0.8697224549</text:p>
          </table:table-cell>
          <table:table-cell table:number-columns-repeated="4"/>
        </table:table-row>
        <table:table-row table:style-name="ro1">
          <table:table-cell office:value-type="float" office:value="1485172492" calcext:value-type="float">
            <text:p>1485172492</text:p>
          </table:table-cell>
          <table:table-cell office:value-type="float" office:value="-62" calcext:value-type="float">
            <text:p>-62</text:p>
          </table:table-cell>
          <table:table-cell table:formula="of:=10^((-40 - [.B27]) / (10 * 2.1))" office:value-type="float" office:value="11.1588399250775" calcext:value-type="float">
            <text:p>11.1588399251</text:p>
          </table:table-cell>
          <table:table-cell table:formula="of:=10^[.B27]" office:value-type="float" office:value="1E-062" calcext:value-type="float">
            <text:p>1E-62</text:p>
          </table:table-cell>
          <table:table-cell table:formula="of:=[.E26]+[.$K$2]*([.D27]-[.E26])" office:value-type="float" office:value="1.40626419472519E-039" calcext:value-type="float">
            <text:p>1.40626419472519E-39</text:p>
          </table:table-cell>
          <table:table-cell table:formula="of:=LOG([.E27];10)" office:value-type="float" office:value="-38.8519330807865" calcext:value-type="float">
            <text:p>-38.8519330808</text:p>
          </table:table-cell>
          <table:table-cell table:formula="of:=10^((-40 - [.F27]) / (10 * 2.1))" office:value-type="float" office:value="0.881718892964853" calcext:value-type="float">
            <text:p>0.881718893</text:p>
          </table:table-cell>
          <table:table-cell table:number-columns-repeated="4"/>
        </table:table-row>
        <table:table-row table:style-name="ro1">
          <table:table-cell office:value-type="float" office:value="1485172494" calcext:value-type="float">
            <text:p>1485172494</text:p>
          </table:table-cell>
          <table:table-cell office:value-type="float" office:value="-52" calcext:value-type="float">
            <text:p>-52</text:p>
          </table:table-cell>
          <table:table-cell table:formula="of:=10^((-40 - [.B28]) / (10 * 2.1))" office:value-type="float" office:value="3.72759372031494" calcext:value-type="float">
            <text:p>3.7275937203</text:p>
          </table:table-cell>
          <table:table-cell table:formula="of:=10^[.B28]" office:value-type="float" office:value="1E-052" calcext:value-type="float">
            <text:p>1E-52</text:p>
          </table:table-cell>
          <table:table-cell table:formula="of:=[.E27]+[.$K$2]*([.D28]-[.E27])" office:value-type="float" office:value="1.05469814604392E-039" calcext:value-type="float">
            <text:p>1.05469814604392E-39</text:p>
          </table:table-cell>
          <table:table-cell table:formula="of:=LOG([.E28];10)" office:value-type="float" office:value="-38.9768718173948" calcext:value-type="float">
            <text:p>-38.9768718174</text:p>
          </table:table-cell>
          <table:table-cell table:formula="of:=10^((-40 - [.F28]) / (10 * 2.1))" office:value-type="float" office:value="0.893880802774248" calcext:value-type="float">
            <text:p>0.8938808028</text:p>
          </table:table-cell>
          <table:table-cell table:number-columns-repeated="4"/>
        </table:table-row>
        <table:table-row table:style-name="ro1">
          <table:table-cell office:value-type="float" office:value="1485172494" calcext:value-type="float">
            <text:p>1485172494</text:p>
          </table:table-cell>
          <table:table-cell office:value-type="float" office:value="-62" calcext:value-type="float">
            <text:p>-62</text:p>
          </table:table-cell>
          <table:table-cell table:formula="of:=10^((-40 - [.B29]) / (10 * 2.1))" office:value-type="float" office:value="11.1588399250775" calcext:value-type="float">
            <text:p>11.1588399251</text:p>
          </table:table-cell>
          <table:table-cell table:formula="of:=10^[.B29]" office:value-type="float" office:value="1E-062" calcext:value-type="float">
            <text:p>1E-62</text:p>
          </table:table-cell>
          <table:table-cell table:formula="of:=[.E28]+[.$K$2]*([.D29]-[.E28])" office:value-type="float" office:value="7.91023609532938E-040" calcext:value-type="float">
            <text:p>7.91023609532938E-40</text:p>
          </table:table-cell>
          <table:table-cell table:formula="of:=LOG([.E29];10)" office:value-type="float" office:value="-39.1018105540031" calcext:value-type="float">
            <text:p>-39.101810554</text:p>
          </table:table-cell>
          <table:table-cell table:formula="of:=10^((-40 - [.F29]) / (10 * 2.1))" office:value-type="float" office:value="0.906210466786704" calcext:value-type="float">
            <text:p>0.9062104668</text:p>
          </table:table-cell>
          <table:table-cell table:number-columns-repeated="4"/>
        </table:table-row>
        <table:table-row table:style-name="ro1">
          <table:table-cell office:value-type="float" office:value="1485172496" calcext:value-type="float">
            <text:p>1485172496</text:p>
          </table:table-cell>
          <table:table-cell office:value-type="float" office:value="-50" calcext:value-type="float">
            <text:p>-50</text:p>
          </table:table-cell>
          <table:table-cell table:formula="of:=10^((-40 - [.B30]) / (10 * 2.1))" office:value-type="float" office:value="2.99357729472049" calcext:value-type="float">
            <text:p>2.9935772947</text:p>
          </table:table-cell>
          <table:table-cell table:formula="of:=10^[.B30]" office:value-type="float" office:value="1E-050" calcext:value-type="float">
            <text:p>1E-50</text:p>
          </table:table-cell>
          <table:table-cell table:formula="of:=[.E29]+[.$K$2]*([.D30]-[.E29])" office:value-type="float" office:value="5.93267707152204E-040" calcext:value-type="float">
            <text:p>5.93267707152204E-40</text:p>
          </table:table-cell>
          <table:table-cell table:formula="of:=LOG([.E30];10)" office:value-type="float" office:value="-39.2267492906096" calcext:value-type="float">
            <text:p>-39.2267492906</text:p>
          </table:table-cell>
          <table:table-cell table:formula="of:=10^((-40 - [.F30]) / (10 * 2.1))" office:value-type="float" office:value="0.918710198904463" calcext:value-type="float">
            <text:p>0.9187101989</text:p>
          </table:table-cell>
          <table:table-cell table:number-columns-repeated="4"/>
        </table:table-row>
        <table:table-row table:style-name="ro1">
          <table:table-cell office:value-type="float" office:value="1485172496" calcext:value-type="float">
            <text:p>1485172496</text:p>
          </table:table-cell>
          <table:table-cell office:value-type="float" office:value="-50" calcext:value-type="float">
            <text:p>-50</text:p>
          </table:table-cell>
          <table:table-cell table:formula="of:=10^((-40 - [.B31]) / (10 * 2.1))" office:value-type="float" office:value="2.99357729472049" calcext:value-type="float">
            <text:p>2.9935772947</text:p>
          </table:table-cell>
          <table:table-cell table:formula="of:=10^[.B31]" office:value-type="float" office:value="1E-050" calcext:value-type="float">
            <text:p>1E-50</text:p>
          </table:table-cell>
          <table:table-cell table:formula="of:=[.E30]+[.$K$2]*([.D31]-[.E30])" office:value-type="float" office:value="4.44950780366653E-040" calcext:value-type="float">
            <text:p>4.44950780366653E-40</text:p>
          </table:table-cell>
          <table:table-cell table:formula="of:=LOG([.E31];10)" office:value-type="float" office:value="-39.3516880272155" calcext:value-type="float">
            <text:p>-39.3516880272</text:p>
          </table:table-cell>
          <table:table-cell table:formula="of:=10^((-40 - [.F31]) / (10 * 2.1))" office:value-type="float" office:value="0.931382344946675" calcext:value-type="float">
            <text:p>0.9313823449</text:p>
          </table:table-cell>
          <table:table-cell table:number-columns-repeated="4"/>
        </table:table-row>
        <table:table-row table:style-name="ro1">
          <table:table-cell office:value-type="float" office:value="1485172496" calcext:value-type="float">
            <text:p>1485172496</text:p>
          </table:table-cell>
          <table:table-cell office:value-type="float" office:value="-42" calcext:value-type="float">
            <text:p>-42</text:p>
          </table:table-cell>
          <table:table-cell table:formula="of:=10^((-40 - [.B32]) / (10 * 2.1))" office:value-type="float" office:value="1.24519708473503" calcext:value-type="float">
            <text:p>1.2451970847</text:p>
          </table:table-cell>
          <table:table-cell table:formula="of:=10^[.B32]" office:value-type="float" office:value="1E-042" calcext:value-type="float">
            <text:p>1E-42</text:p>
          </table:table-cell>
          <table:table-cell table:formula="of:=[.E31]+[.$K$2]*([.D32]-[.E31])" office:value-type="float" office:value="3.3396308527499E-040" calcext:value-type="float">
            <text:p>3.3396308527499E-40</text:p>
          </table:table-cell>
          <table:table-cell table:formula="of:=LOG([.E32];10)" office:value-type="float" office:value="-39.4763015354261" calcext:value-type="float">
            <text:p>-39.4763015354</text:p>
          </table:table-cell>
          <table:table-cell table:formula="of:=10^((-40 - [.F32]) / (10 * 2.1))" office:value-type="float" office:value="0.944195612201166" calcext:value-type="float">
            <text:p>0.9441956122</text:p>
          </table:table-cell>
          <table:table-cell table:number-columns-repeated="4"/>
        </table:table-row>
        <table:table-row table:style-name="ro1">
          <table:table-cell office:value-type="float" office:value="1485172496" calcext:value-type="float">
            <text:p>1485172496</text:p>
          </table:table-cell>
          <table:table-cell office:value-type="float" office:value="-50" calcext:value-type="float">
            <text:p>-50</text:p>
          </table:table-cell>
          <table:table-cell table:formula="of:=10^((-40 - [.B33]) / (10 * 2.1))" office:value-type="float" office:value="2.99357729472049" calcext:value-type="float">
            <text:p>2.9935772947</text:p>
          </table:table-cell>
          <table:table-cell table:formula="of:=10^[.B33]" office:value-type="float" office:value="1E-050" calcext:value-type="float">
            <text:p>1E-50</text:p>
          </table:table-cell>
          <table:table-cell table:formula="of:=[.E32]+[.$K$2]*([.D33]-[.E32])" office:value-type="float" office:value="2.50472313958742E-040" calcext:value-type="float">
            <text:p>2.50472313958742E-40</text:p>
          </table:table-cell>
          <table:table-cell table:formula="of:=LOG([.E33];10)" office:value-type="float" office:value="-39.6012402720301" calcext:value-type="float">
            <text:p>-39.601240272</text:p>
          </table:table-cell>
          <table:table-cell table:formula="of:=10^((-40 - [.F33]) / (10 * 2.1))" office:value-type="float" office:value="0.957219288986637" calcext:value-type="float">
            <text:p>0.957219289</text:p>
          </table:table-cell>
          <table:table-cell table:number-columns-repeated="4"/>
        </table:table-row>
        <table:table-row table:style-name="ro1">
          <table:table-cell office:value-type="float" office:value="1485172496" calcext:value-type="float">
            <text:p>1485172496</text:p>
          </table:table-cell>
          <table:table-cell office:value-type="float" office:value="-54" calcext:value-type="float">
            <text:p>-54</text:p>
          </table:table-cell>
          <table:table-cell table:formula="of:=10^((-40 - [.B34]) / (10 * 2.1))" office:value-type="float" office:value="4.64158883361278" calcext:value-type="float">
            <text:p>4.6415888336</text:p>
          </table:table-cell>
          <table:table-cell table:formula="of:=10^[.B34]" office:value-type="float" office:value="1E-054" calcext:value-type="float">
            <text:p>1E-54</text:p>
          </table:table-cell>
          <table:table-cell table:formula="of:=[.E33]+[.$K$2]*([.D34]-[.E33])" office:value-type="float" office:value="1.87854235469057E-040" calcext:value-type="float">
            <text:p>1.87854235469057E-40</text:p>
          </table:table-cell>
          <table:table-cell table:formula="of:=LOG([.E34];10)" office:value-type="float" office:value="-39.7261790086384" calcext:value-type="float">
            <text:p>-39.7261790086</text:p>
          </table:table-cell>
          <table:table-cell table:formula="of:=10^((-40 - [.F34]) / (10 * 2.1))" office:value-type="float" office:value="0.97042260668047" calcext:value-type="float">
            <text:p>0.9704226067</text:p>
          </table:table-cell>
          <table:table-cell table:number-columns-repeated="4"/>
        </table:table-row>
        <table:table-row table:style-name="ro1">
          <table:table-cell office:value-type="float" office:value="1485172498" calcext:value-type="float">
            <text:p>1485172498</text:p>
          </table:table-cell>
          <table:table-cell office:value-type="float" office:value="-54" calcext:value-type="float">
            <text:p>-54</text:p>
          </table:table-cell>
          <table:table-cell table:formula="of:=10^((-40 - [.B35]) / (10 * 2.1))" office:value-type="float" office:value="4.64158883361278" calcext:value-type="float">
            <text:p>4.6415888336</text:p>
          </table:table-cell>
          <table:table-cell table:formula="of:=10^[.B35]" office:value-type="float" office:value="1E-054" calcext:value-type="float">
            <text:p>1E-54</text:p>
          </table:table-cell>
          <table:table-cell table:formula="of:=[.E34]+[.$K$2]*([.D35]-[.E34])" office:value-type="float" office:value="1.40890676601793E-040" calcext:value-type="float">
            <text:p>1.40890676601793E-40</text:p>
          </table:table-cell>
          <table:table-cell table:formula="of:=LOG([.E35];10)" office:value-type="float" office:value="-39.8511177452467" calcext:value-type="float">
            <text:p>-39.8511177452</text:p>
          </table:table-cell>
          <table:table-cell table:formula="of:=10^((-40 - [.F35]) / (10 * 2.1))" office:value-type="float" office:value="0.983808043142833" calcext:value-type="float">
            <text:p>0.9838080431</text:p>
          </table:table-cell>
          <table:table-cell table:number-columns-repeated="4"/>
        </table:table-row>
        <table:table-row table:style-name="ro1">
          <table:table-cell office:value-type="float" office:value="1485172498" calcext:value-type="float">
            <text:p>1485172498</text:p>
          </table:table-cell>
          <table:table-cell office:value-type="float" office:value="-56" calcext:value-type="float">
            <text:p>-56</text:p>
          </table:table-cell>
          <table:table-cell table:formula="of:=10^((-40 - [.B36]) / (10 * 2.1))" office:value-type="float" office:value="5.77969288415331" calcext:value-type="float">
            <text:p>5.7796928842</text:p>
          </table:table-cell>
          <table:table-cell table:formula="of:=10^[.B36]" office:value-type="float" office:value="1E-056" calcext:value-type="float">
            <text:p>1E-56</text:p>
          </table:table-cell>
          <table:table-cell table:formula="of:=[.E35]+[.$K$2]*([.D36]-[.E35])" office:value-type="float" office:value="1.05668007451345E-040" calcext:value-type="float">
            <text:p>1.05668007451345E-40</text:p>
          </table:table-cell>
          <table:table-cell table:formula="of:=LOG([.E36];10)" office:value-type="float" office:value="-39.976056481855" calcext:value-type="float">
            <text:p>-39.9760564819</text:p>
          </table:table-cell>
          <table:table-cell table:formula="of:=10^((-40 - [.F36]) / (10 * 2.1))" office:value-type="float" office:value="0.997378110412492" calcext:value-type="float">
            <text:p>0.9973781104</text:p>
          </table:table-cell>
          <table:table-cell table:number-columns-repeated="4"/>
        </table:table-row>
        <table:table-row table:style-name="ro1">
          <table:table-cell office:value-type="float" office:value="1485172498" calcext:value-type="float">
            <text:p>1485172498</text:p>
          </table:table-cell>
          <table:table-cell office:value-type="float" office:value="-50" calcext:value-type="float">
            <text:p>-50</text:p>
          </table:table-cell>
          <table:table-cell table:formula="of:=10^((-40 - [.B37]) / (10 * 2.1))" office:value-type="float" office:value="2.99357729472049" calcext:value-type="float">
            <text:p>2.9935772947</text:p>
          </table:table-cell>
          <table:table-cell table:formula="of:=10^[.B37]" office:value-type="float" office:value="1E-050" calcext:value-type="float">
            <text:p>1E-50</text:p>
          </table:table-cell>
          <table:table-cell table:formula="of:=[.E36]+[.$K$2]*([.D37]-[.E36])" office:value-type="float" office:value="7.92510055910085E-041" calcext:value-type="float">
            <text:p>7.92510055910085E-41</text:p>
          </table:table-cell>
          <table:table-cell table:formula="of:=LOG([.E37];10)" office:value-type="float" office:value="-40.1009952184496" calcext:value-type="float">
            <text:p>-40.1009952184</text:p>
          </table:table-cell>
          <table:table-cell table:formula="of:=10^((-40 - [.F37]) / (10 * 2.1))" office:value-type="float" office:value="1.01113535517627" calcext:value-type="float">
            <text:p>1.0111353552</text:p>
          </table:table-cell>
          <table:table-cell table:number-columns-repeated="4"/>
        </table:table-row>
        <table:table-row table:style-name="ro1">
          <table:table-cell office:value-type="float" office:value="1485172498" calcext:value-type="float">
            <text:p>1485172498</text:p>
          </table:table-cell>
          <table:table-cell office:value-type="float" office:value="-50" calcext:value-type="float">
            <text:p>-50</text:p>
          </table:table-cell>
          <table:table-cell table:formula="of:=10^((-40 - [.B38]) / (10 * 2.1))" office:value-type="float" office:value="2.99357729472049" calcext:value-type="float">
            <text:p>2.9935772947</text:p>
          </table:table-cell>
          <table:table-cell table:formula="of:=10^[.B38]" office:value-type="float" office:value="1E-050" calcext:value-type="float">
            <text:p>1E-50</text:p>
          </table:table-cell>
          <table:table-cell table:formula="of:=[.E37]+[.$K$2]*([.D38]-[.E37])" office:value-type="float" office:value="5.94382541957564E-041" calcext:value-type="float">
            <text:p>5.94382541957564E-41</text:p>
          </table:table-cell>
          <table:table-cell table:formula="of:=LOG([.E38];10)" office:value-type="float" office:value="-40.2259339550396" calcext:value-type="float">
            <text:p>-40.225933955</text:p>
          </table:table-cell>
          <table:table-cell table:formula="of:=10^((-40 - [.F38]) / (10 * 2.1))" office:value-type="float" office:value="1.02508235925098" calcext:value-type="float">
            <text:p>1.0250823593</text:p>
          </table:table-cell>
          <table:table-cell table:number-columns-repeated="4"/>
        </table:table-row>
        <table:table-row table:style-name="ro1">
          <table:table-cell office:value-type="float" office:value="1485172500" calcext:value-type="float">
            <text:p>1485172500</text:p>
          </table:table-cell>
          <table:table-cell office:value-type="float" office:value="-48" calcext:value-type="float">
            <text:p>-48</text:p>
          </table:table-cell>
          <table:table-cell table:formula="of:=10^((-40 - [.B39]) / (10 * 2.1))" office:value-type="float" office:value="2.40409918350997" calcext:value-type="float">
            <text:p>2.4040991835</text:p>
          </table:table-cell>
          <table:table-cell table:formula="of:=10^[.B39]" office:value-type="float" office:value="1E-048" calcext:value-type="float">
            <text:p>1E-48</text:p>
          </table:table-cell>
          <table:table-cell table:formula="of:=[.E38]+[.$K$2]*([.D39]-[.E38])" office:value-type="float" office:value="4.45786908968173E-041" calcext:value-type="float">
            <text:p>4.45786908968173E-41</text:p>
          </table:table-cell>
          <table:table-cell table:formula="of:=LOG([.E39];10)" office:value-type="float" office:value="-40.3508726892124" calcext:value-type="float">
            <text:p>-40.3508726892</text:p>
          </table:table-cell>
          <table:table-cell table:formula="of:=10^((-40 - [.F39]) / (10 * 2.1))" office:value-type="float" office:value="1.0392217397896" calcext:value-type="float">
            <text:p>1.0392217398</text:p>
          </table:table-cell>
          <table:table-cell table:number-columns-repeated="4"/>
        </table:table-row>
        <table:table-row table:style-name="ro1">
          <table:table-cell office:value-type="float" office:value="1485172500" calcext:value-type="float">
            <text:p>1485172500</text:p>
          </table:table-cell>
          <table:table-cell office:value-type="float" office:value="-42" calcext:value-type="float">
            <text:p>-42</text:p>
          </table:table-cell>
          <table:table-cell table:formula="of:=10^((-40 - [.B40]) / (10 * 2.1))" office:value-type="float" office:value="1.24519708473503" calcext:value-type="float">
            <text:p>1.2451970847</text:p>
          </table:table-cell>
          <table:table-cell table:formula="of:=10^[.B40]" office:value-type="float" office:value="1E-042" calcext:value-type="float">
            <text:p>1E-42</text:p>
          </table:table-cell>
          <table:table-cell table:formula="of:=[.E39]+[.$K$2]*([.D40]-[.E39])" office:value-type="float" office:value="3.3684018172613E-041" calcext:value-type="float">
            <text:p>3.3684018172613E-41</text:p>
          </table:table-cell>
          <table:table-cell table:formula="of:=LOG([.E40];10)" office:value-type="float" office:value="-40.4725761070149" calcext:value-type="float">
            <text:p>-40.472576107</text:p>
          </table:table-cell>
          <table:table-cell table:formula="of:=10^((-40 - [.F40]) / (10 * 2.1))" office:value-type="float" office:value="1.05318247579438" calcext:value-type="float">
            <text:p>1.0531824758</text:p>
          </table:table-cell>
          <table:table-cell table:number-columns-repeated="4"/>
        </table:table-row>
        <table:table-row table:style-name="ro1">
          <table:table-cell office:value-type="float" office:value="1485172500" calcext:value-type="float">
            <text:p>1485172500</text:p>
          </table:table-cell>
          <table:table-cell office:value-type="float" office:value="-36" calcext:value-type="float">
            <text:p>-36</text:p>
          </table:table-cell>
          <table:table-cell table:formula="of:=10^((-40 - [.B41]) / (10 * 2.1))" office:value-type="float" office:value="0.644946677103762" calcext:value-type="float">
            <text:p>0.6449466771</text:p>
          </table:table-cell>
          <table:table-cell table:formula="of:=10^[.B41]" office:value-type="float" office:value="1E-036" calcext:value-type="float">
            <text:p>1E-36</text:p>
          </table:table-cell>
          <table:table-cell table:formula="of:=[.E40]+[.$K$2]*([.D41]-[.E40])" office:value-type="float" office:value="2.50025263013629E-037" calcext:value-type="float">
            <text:p>2.50025263013629E-37</text:p>
          </table:table-cell>
          <table:table-cell table:formula="of:=LOG([.E41];10)" office:value-type="float" office:value="-36.6020161071956" calcext:value-type="float">
            <text:p>-36.6020161072</text:p>
          </table:table-cell>
          <table:table-cell table:formula="of:=10^((-40 - [.F41]) / (10 * 2.1))" office:value-type="float" office:value="0.688955613737771" calcext:value-type="float">
            <text:p>0.6889556137</text:p>
          </table:table-cell>
          <table:table-cell table:number-columns-repeated="4"/>
        </table:table-row>
        <table:table-row table:style-name="ro1">
          <table:table-cell office:value-type="float" office:value="1485172500" calcext:value-type="float">
            <text:p>1485172500</text:p>
          </table:table-cell>
          <table:table-cell office:value-type="float" office:value="-42" calcext:value-type="float">
            <text:p>-42</text:p>
          </table:table-cell>
          <table:table-cell table:formula="of:=10^((-40 - [.B42]) / (10 * 2.1))" office:value-type="float" office:value="1.24519708473503" calcext:value-type="float">
            <text:p>1.2451970847</text:p>
          </table:table-cell>
          <table:table-cell table:formula="of:=10^[.B42]" office:value-type="float" office:value="1E-042" calcext:value-type="float">
            <text:p>1E-42</text:p>
          </table:table-cell>
          <table:table-cell table:formula="of:=[.E41]+[.$K$2]*([.D42]-[.E41])" office:value-type="float" office:value="1.87519197260222E-037" calcext:value-type="float">
            <text:p>1.87519197260222E-37</text:p>
          </table:table-cell>
          <table:table-cell table:formula="of:=LOG([.E42];10)" office:value-type="float" office:value="-36.7269542648034" calcext:value-type="float">
            <text:p>-36.7269542648</text:p>
          </table:table-cell>
          <table:table-cell table:formula="of:=10^((-40 - [.F42]) / (10 * 2.1))" office:value-type="float" office:value="0.698458616346165" calcext:value-type="float">
            <text:p>0.6984586163</text:p>
          </table:table-cell>
          <table:table-cell table:number-columns-repeated="4"/>
        </table:table-row>
        <table:table-row table:style-name="ro1">
          <table:table-cell office:value-type="float" office:value="1485172502" calcext:value-type="float">
            <text:p>1485172502</text:p>
          </table:table-cell>
          <table:table-cell office:value-type="float" office:value="-48" calcext:value-type="float">
            <text:p>-48</text:p>
          </table:table-cell>
          <table:table-cell table:formula="of:=10^((-40 - [.B43]) / (10 * 2.1))" office:value-type="float" office:value="2.40409918350997" calcext:value-type="float">
            <text:p>2.4040991835</text:p>
          </table:table-cell>
          <table:table-cell table:formula="of:=10^[.B43]" office:value-type="float" office:value="1E-048" calcext:value-type="float">
            <text:p>1E-48</text:p>
          </table:table-cell>
          <table:table-cell table:formula="of:=[.E42]+[.$K$2]*([.D43]-[.E42])" office:value-type="float" office:value="1.40639397945417E-037" calcext:value-type="float">
            <text:p>1.40639397945417E-37</text:p>
          </table:table-cell>
          <table:table-cell table:formula="of:=LOG([.E43];10)" office:value-type="float" office:value="-36.851893001411" calcext:value-type="float">
            <text:p>-36.8518930014</text:p>
          </table:table-cell>
          <table:table-cell table:formula="of:=10^((-40 - [.F43]) / (10 * 2.1))" office:value-type="float" office:value="0.708092742103617" calcext:value-type="float">
            <text:p>0.7080927421</text:p>
          </table:table-cell>
          <table:table-cell table:number-columns-repeated="4"/>
        </table:table-row>
        <table:table-row table:style-name="ro1">
          <table:table-cell office:value-type="float" office:value="1485172502" calcext:value-type="float">
            <text:p>1485172502</text:p>
          </table:table-cell>
          <table:table-cell office:value-type="float" office:value="-42" calcext:value-type="float">
            <text:p>-42</text:p>
          </table:table-cell>
          <table:table-cell table:formula="of:=10^((-40 - [.B44]) / (10 * 2.1))" office:value-type="float" office:value="1.24519708473503" calcext:value-type="float">
            <text:p>1.2451970847</text:p>
          </table:table-cell>
          <table:table-cell table:formula="of:=10^[.B44]" office:value-type="float" office:value="1E-042" calcext:value-type="float">
            <text:p>1E-42</text:p>
          </table:table-cell>
          <table:table-cell table:formula="of:=[.E43]+[.$K$2]*([.D44]-[.E43])" office:value-type="float" office:value="1.05479798459062E-037" calcext:value-type="float">
            <text:p>1.05479798459062E-37</text:p>
          </table:table-cell>
          <table:table-cell table:formula="of:=LOG([.E44];10)" office:value-type="float" office:value="-36.9768307086871" calcext:value-type="float">
            <text:p>-36.9768307087</text:p>
          </table:table-cell>
          <table:table-cell table:formula="of:=10^((-40 - [.F44]) / (10 * 2.1))" office:value-type="float" office:value="0.717859674283609" calcext:value-type="float">
            <text:p>0.7178596743</text:p>
          </table:table-cell>
          <table:table-cell table:number-columns-repeated="4"/>
        </table:table-row>
        <table:table-row table:style-name="ro1">
          <table:table-cell office:value-type="float" office:value="1485172504" calcext:value-type="float">
            <text:p>1485172504</text:p>
          </table:table-cell>
          <table:table-cell office:value-type="float" office:value="-52" calcext:value-type="float">
            <text:p>-52</text:p>
          </table:table-cell>
          <table:table-cell table:formula="of:=10^((-40 - [.B45]) / (10 * 2.1))" office:value-type="float" office:value="3.72759372031494" calcext:value-type="float">
            <text:p>3.7275937203</text:p>
          </table:table-cell>
          <table:table-cell table:formula="of:=10^[.B45]" office:value-type="float" office:value="1E-052" calcext:value-type="float">
            <text:p>1E-52</text:p>
          </table:table-cell>
          <table:table-cell table:formula="of:=[.E44]+[.$K$2]*([.D45]-[.E44])" office:value-type="float" office:value="7.91098488442969E-038" calcext:value-type="float">
            <text:p>7.91098488442969E-38</text:p>
          </table:table-cell>
          <table:table-cell table:formula="of:=LOG([.E45];10)" office:value-type="float" office:value="-37.1017694452954" calcext:value-type="float">
            <text:p>-37.1017694453</text:p>
          </table:table-cell>
          <table:table-cell table:formula="of:=10^((-40 - [.F45]) / (10 * 2.1))" office:value-type="float" office:value="0.727761406779193" calcext:value-type="float">
            <text:p>0.7277614068</text:p>
          </table:table-cell>
          <table:table-cell table:number-columns-repeated="4"/>
        </table:table-row>
        <table:table-row table:style-name="ro1">
          <table:table-cell office:value-type="float" office:value="1485172504" calcext:value-type="float">
            <text:p>1485172504</text:p>
          </table:table-cell>
          <table:table-cell office:value-type="float" office:value="-52" calcext:value-type="float">
            <text:p>-52</text:p>
          </table:table-cell>
          <table:table-cell table:formula="of:=10^((-40 - [.B46]) / (10 * 2.1))" office:value-type="float" office:value="3.72759372031494" calcext:value-type="float">
            <text:p>3.7275937203</text:p>
          </table:table-cell>
          <table:table-cell table:formula="of:=10^[.B46]" office:value-type="float" office:value="1E-052" calcext:value-type="float">
            <text:p>1E-52</text:p>
          </table:table-cell>
          <table:table-cell table:formula="of:=[.E45]+[.$K$2]*([.D46]-[.E45])" office:value-type="float" office:value="5.93323866332227E-038" calcext:value-type="float">
            <text:p>5.93323866332227E-38</text:p>
          </table:table-cell>
          <table:table-cell table:formula="of:=LOG([.E46];10)" office:value-type="float" office:value="-37.2267081819037" calcext:value-type="float">
            <text:p>-37.2267081819</text:p>
          </table:table-cell>
          <table:table-cell table:formula="of:=10^((-40 - [.F46]) / (10 * 2.1))" office:value-type="float" office:value="0.737799717926462" calcext:value-type="float">
            <text:p>0.7377997179</text:p>
          </table:table-cell>
          <table:table-cell table:number-columns-repeated="4"/>
        </table:table-row>
        <table:table-row table:style-name="ro1">
          <table:table-cell office:value-type="float" office:value="1485172504" calcext:value-type="float">
            <text:p>1485172504</text:p>
          </table:table-cell>
          <table:table-cell office:value-type="float" office:value="-44" calcext:value-type="float">
            <text:p>-44</text:p>
          </table:table-cell>
          <table:table-cell table:formula="of:=10^((-40 - [.B47]) / (10 * 2.1))" office:value-type="float" office:value="1.55051577983262" calcext:value-type="float">
            <text:p>1.5505157798</text:p>
          </table:table-cell>
          <table:table-cell table:formula="of:=10^[.B47]" office:value-type="float" office:value="1E-044" calcext:value-type="float">
            <text:p>1E-44</text:p>
          </table:table-cell>
          <table:table-cell table:formula="of:=[.E46]+[.$K$2]*([.D47]-[.E46])" office:value-type="float" office:value="4.4499292474917E-038" calcext:value-type="float">
            <text:p>4.4499292474917E-38</text:p>
          </table:table-cell>
          <table:table-cell table:formula="of:=LOG([.E47];10)" office:value-type="float" office:value="-37.351646894113" calcext:value-type="float">
            <text:p>-37.3516468941</text:p>
          </table:table-cell>
          <table:table-cell table:formula="of:=10^((-40 - [.F47]) / (10 * 2.1))" office:value-type="float" office:value="0.747976489609661" calcext:value-type="float">
            <text:p>0.7479764896</text:p>
          </table:table-cell>
          <table:table-cell table:number-columns-repeated="4"/>
        </table:table-row>
        <table:table-row table:style-name="ro1">
          <table:table-cell office:value-type="float" office:value="1485172504" calcext:value-type="float">
            <text:p>1485172504</text:p>
          </table:table-cell>
          <table:table-cell office:value-type="float" office:value="-38" calcext:value-type="float">
            <text:p>-38</text:p>
          </table:table-cell>
          <table:table-cell table:formula="of:=10^((-40 - [.B48]) / (10 * 2.1))" office:value-type="float" office:value="0.803085722139151" calcext:value-type="float">
            <text:p>0.8030857221</text:p>
          </table:table-cell>
          <table:table-cell table:formula="of:=10^[.B48]" office:value-type="float" office:value="1E-038" calcext:value-type="float">
            <text:p>1E-38</text:p>
          </table:table-cell>
          <table:table-cell table:formula="of:=[.E47]+[.$K$2]*([.D48]-[.E47])" office:value-type="float" office:value="3.58744693561877E-038" calcext:value-type="float">
            <text:p>3.58744693561877E-38</text:p>
          </table:table-cell>
          <table:table-cell table:formula="of:=LOG([.E48];10)" office:value-type="float" office:value="-37.4452145141572" calcext:value-type="float">
            <text:p>-37.4452145142</text:p>
          </table:table-cell>
          <table:table-cell table:formula="of:=10^((-40 - [.F48]) / (10 * 2.1))" office:value-type="float" office:value="0.755689779067039" calcext:value-type="float">
            <text:p>0.7556897791</text:p>
          </table:table-cell>
          <table:table-cell table:number-columns-repeated="4"/>
        </table:table-row>
        <table:table-row table:style-name="ro1">
          <table:table-cell office:value-type="float" office:value="1485172506" calcext:value-type="float">
            <text:p>1485172506</text:p>
          </table:table-cell>
          <table:table-cell office:value-type="float" office:value="-42" calcext:value-type="float">
            <text:p>-42</text:p>
          </table:table-cell>
          <table:table-cell table:formula="of:=10^((-40 - [.B49]) / (10 * 2.1))" office:value-type="float" office:value="1.24519708473503" calcext:value-type="float">
            <text:p>1.2451970847</text:p>
          </table:table-cell>
          <table:table-cell table:formula="of:=10^[.B49]" office:value-type="float" office:value="1E-042" calcext:value-type="float">
            <text:p>1E-42</text:p>
          </table:table-cell>
          <table:table-cell table:formula="of:=[.E48]+[.$K$2]*([.D49]-[.E48])" office:value-type="float" office:value="2.69061020171408E-038" calcext:value-type="float">
            <text:p>2.69061020171408E-38</text:p>
          </table:table-cell>
          <table:table-cell table:formula="of:=LOG([.E49];10)" office:value-type="float" office:value="-37.570149215468" calcext:value-type="float">
            <text:p>-37.5701492155</text:p>
          </table:table-cell>
          <table:table-cell table:formula="of:=10^((-40 - [.F49]) / (10 * 2.1))" office:value-type="float" office:value="0.766112978718872" calcext:value-type="float">
            <text:p>0.7661129787</text:p>
          </table:table-cell>
          <table:table-cell table:number-columns-repeated="4"/>
        </table:table-row>
        <table:table-row table:style-name="ro1">
          <table:table-cell office:value-type="float" office:value="1485172506" calcext:value-type="float">
            <text:p>1485172506</text:p>
          </table:table-cell>
          <table:table-cell office:value-type="float" office:value="-42" calcext:value-type="float">
            <text:p>-42</text:p>
          </table:table-cell>
          <table:table-cell table:formula="of:=10^((-40 - [.B50]) / (10 * 2.1))" office:value-type="float" office:value="1.24519708473503" calcext:value-type="float">
            <text:p>1.2451970847</text:p>
          </table:table-cell>
          <table:table-cell table:formula="of:=10^[.B50]" office:value-type="float" office:value="1E-042" calcext:value-type="float">
            <text:p>1E-42</text:p>
          </table:table-cell>
          <table:table-cell table:formula="of:=[.E49]+[.$K$2]*([.D50]-[.E49])" office:value-type="float" office:value="2.01798265128556E-038" calcext:value-type="float">
            <text:p>2.01798265128556E-38</text:p>
          </table:table-cell>
          <table:table-cell table:formula="of:=LOG([.E50];10)" office:value-type="float" office:value="-37.695082571738" calcext:value-type="float">
            <text:p>-37.6950825717</text:p>
          </table:table-cell>
          <table:table-cell table:formula="of:=10^((-40 - [.F50]) / (10 * 2.1))" office:value-type="float" office:value="0.776679830612596" calcext:value-type="float">
            <text:p>0.7766798306</text:p>
          </table:table-cell>
          <table:table-cell table:number-columns-repeated="4"/>
        </table:table-row>
        <table:table-row table:style-name="ro1">
          <table:table-cell office:value-type="float" office:value="1485172506" calcext:value-type="float">
            <text:p>1485172506</text:p>
          </table:table-cell>
          <table:table-cell office:value-type="float" office:value="-44" calcext:value-type="float">
            <text:p>-44</text:p>
          </table:table-cell>
          <table:table-cell table:formula="of:=10^((-40 - [.B51]) / (10 * 2.1))" office:value-type="float" office:value="1.55051577983262" calcext:value-type="float">
            <text:p>1.5505157798</text:p>
          </table:table-cell>
          <table:table-cell table:formula="of:=10^[.B51]" office:value-type="float" office:value="1E-044" calcext:value-type="float">
            <text:p>1E-44</text:p>
          </table:table-cell>
          <table:table-cell table:formula="of:=[.E50]+[.$K$2]*([.D51]-[.E50])" office:value-type="float" office:value="1.51348723846417E-038" calcext:value-type="float">
            <text:p>1.51348723846417E-38</text:p>
          </table:table-cell>
          <table:table-cell table:formula="of:=LOG([.E51];10)" office:value-type="float" office:value="-37.8200212366089" calcext:value-type="float">
            <text:p>-37.8200212366</text:p>
          </table:table-cell>
          <table:table-cell table:formula="of:=10^((-40 - [.F51]) / (10 * 2.1))" office:value-type="float" office:value="0.787392887421476" calcext:value-type="float">
            <text:p>0.7873928874</text:p>
          </table:table-cell>
          <table:table-cell table:number-columns-repeated="4"/>
        </table:table-row>
        <table:table-row table:style-name="ro1">
          <table:table-cell office:value-type="float" office:value="1485172507" calcext:value-type="float">
            <text:p>1485172507</text:p>
          </table:table-cell>
          <table:table-cell office:value-type="float" office:value="-78" calcext:value-type="float">
            <text:p>-78</text:p>
          </table:table-cell>
          <table:table-cell table:formula="of:=10^((-40 - [.B52]) / (10 * 2.1))" office:value-type="float" office:value="64.4946677103762" calcext:value-type="float">
            <text:p>64.4946677104</text:p>
          </table:table-cell>
          <table:table-cell table:formula="of:=10^[.B52]" office:value-type="float" office:value="1E-078" calcext:value-type="float">
            <text:p>1E-78</text:p>
          </table:table-cell>
          <table:table-cell table:formula="of:=[.E51]+[.$K$2]*([.D52]-[.E51])" office:value-type="float" office:value="1.13511542884813E-038" calcext:value-type="float">
            <text:p>1.13511542884813E-38</text:p>
          </table:table-cell>
          <table:table-cell table:formula="of:=LOG([.E52];10)" office:value-type="float" office:value="-37.9449599732172" calcext:value-type="float">
            <text:p>-37.9449599732</text:p>
          </table:table-cell>
          <table:table-cell table:formula="of:=10^((-40 - [.F52]) / (10 * 2.1))" office:value-type="float" office:value="0.798253720004046" calcext:value-type="float">
            <text:p>0.79825372</text:p>
          </table:table-cell>
          <table:table-cell table:number-columns-repeated="4"/>
        </table:table-row>
        <table:table-row table:style-name="ro1">
          <table:table-cell office:value-type="float" office:value="1485172508" calcext:value-type="float">
            <text:p>1485172508</text:p>
          </table:table-cell>
          <table:table-cell office:value-type="float" office:value="-38" calcext:value-type="float">
            <text:p>-38</text:p>
          </table:table-cell>
          <table:table-cell table:formula="of:=10^((-40 - [.B53]) / (10 * 2.1))" office:value-type="float" office:value="0.803085722139151" calcext:value-type="float">
            <text:p>0.8030857221</text:p>
          </table:table-cell>
          <table:table-cell table:formula="of:=10^[.B53]" office:value-type="float" office:value="1E-038" calcext:value-type="float">
            <text:p>1E-38</text:p>
          </table:table-cell>
          <table:table-cell table:formula="of:=[.E52]+[.$K$2]*([.D53]-[.E52])" office:value-type="float" office:value="1.1013365716361E-038" calcext:value-type="float">
            <text:p>1.1013365716361E-38</text:p>
          </table:table-cell>
          <table:table-cell table:formula="of:=LOG([.E53];10)" office:value-type="float" office:value="-37.9580799390965" calcext:value-type="float">
            <text:p>-37.9580799391</text:p>
          </table:table-cell>
          <table:table-cell table:formula="of:=10^((-40 - [.F53]) / (10 * 2.1))" office:value-type="float" office:value="0.799402885210393" calcext:value-type="float">
            <text:p>0.7994028852</text:p>
          </table:table-cell>
          <table:table-cell table:number-columns-repeated="4"/>
        </table:table-row>
        <table:table-row table:style-name="ro1">
          <table:table-cell office:value-type="float" office:value="1485172508" calcext:value-type="float">
            <text:p>1485172508</text:p>
          </table:table-cell>
          <table:table-cell office:value-type="float" office:value="-44" calcext:value-type="float">
            <text:p>-44</text:p>
          </table:table-cell>
          <table:table-cell table:formula="of:=10^((-40 - [.B54]) / (10 * 2.1))" office:value-type="float" office:value="1.55051577983262" calcext:value-type="float">
            <text:p>1.5505157798</text:p>
          </table:table-cell>
          <table:table-cell table:formula="of:=10^[.B54]" office:value-type="float" office:value="1E-044" calcext:value-type="float">
            <text:p>1E-44</text:p>
          </table:table-cell>
          <table:table-cell table:formula="of:=[.E53]+[.$K$2]*([.D54]-[.E53])" office:value-type="float" office:value="8.26002678727072E-039" calcext:value-type="float">
            <text:p>8.26002678727072E-39</text:p>
          </table:table-cell>
          <table:table-cell table:formula="of:=LOG([.E54];10)" office:value-type="float" office:value="-38.0830185442601" calcext:value-type="float">
            <text:p>-38.0830185443</text:p>
          </table:table-cell>
          <table:table-cell table:formula="of:=10^((-40 - [.F54]) / (10 * 2.1))" office:value-type="float" office:value="0.810429364930993" calcext:value-type="float">
            <text:p>0.8104293649</text:p>
          </table:table-cell>
          <table:table-cell table:number-columns-repeated="4"/>
        </table:table-row>
        <table:table-row table:style-name="ro1">
          <table:table-cell office:value-type="float" office:value="1485172508" calcext:value-type="float">
            <text:p>1485172508</text:p>
          </table:table-cell>
          <table:table-cell office:value-type="float" office:value="-48" calcext:value-type="float">
            <text:p>-48</text:p>
          </table:table-cell>
          <table:table-cell table:formula="of:=10^((-40 - [.B55]) / (10 * 2.1))" office:value-type="float" office:value="2.40409918350997" calcext:value-type="float">
            <text:p>2.4040991835</text:p>
          </table:table-cell>
          <table:table-cell table:formula="of:=10^[.B55]" office:value-type="float" office:value="1E-048" calcext:value-type="float">
            <text:p>1E-48</text:p>
          </table:table-cell>
          <table:table-cell table:formula="of:=[.E54]+[.$K$2]*([.D55]-[.E54])" office:value-type="float" office:value="6.19502009070304E-039" calcext:value-type="float">
            <text:p>6.19502009070304E-39</text:p>
          </table:table-cell>
          <table:table-cell table:formula="of:=LOG([.E55];10)" office:value-type="float" office:value="-38.2079572808509" calcext:value-type="float">
            <text:p>-38.2079572809</text:p>
          </table:table-cell>
          <table:table-cell table:formula="of:=10^((-40 - [.F55]) / (10 * 2.1))" office:value-type="float" office:value="0.821607949081142" calcext:value-type="float">
            <text:p>0.8216079491</text:p>
          </table:table-cell>
          <table:table-cell table:number-columns-repeated="4"/>
        </table:table-row>
        <table:table-row table:style-name="ro1">
          <table:table-cell office:value-type="float" office:value="1485172508" calcext:value-type="float">
            <text:p>1485172508</text:p>
          </table:table-cell>
          <table:table-cell office:value-type="float" office:value="-44" calcext:value-type="float">
            <text:p>-44</text:p>
          </table:table-cell>
          <table:table-cell table:formula="of:=10^((-40 - [.B56]) / (10 * 2.1))" office:value-type="float" office:value="1.55051577983262" calcext:value-type="float">
            <text:p>1.5505157798</text:p>
          </table:table-cell>
          <table:table-cell table:formula="of:=10^[.B56]" office:value-type="float" office:value="1E-044" calcext:value-type="float">
            <text:p>1E-44</text:p>
          </table:table-cell>
          <table:table-cell table:formula="of:=[.E55]+[.$K$2]*([.D56]-[.E55])" office:value-type="float" office:value="4.64626756802728E-039" calcext:value-type="float">
            <text:p>4.64626756802728E-39</text:p>
          </table:table-cell>
          <table:table-cell table:formula="of:=LOG([.E56];10)" office:value-type="float" office:value="-38.3328957837799" calcext:value-type="float">
            <text:p>-38.3328957838</text:p>
          </table:table-cell>
          <table:table-cell table:formula="of:=10^((-40 - [.F56]) / (10 * 2.1))" office:value-type="float" office:value="0.832940702680597" calcext:value-type="float">
            <text:p>0.8329407027</text:p>
          </table:table-cell>
          <table:table-cell table:number-columns-repeated="4"/>
        </table:table-row>
        <table:table-row table:style-name="ro1">
          <table:table-cell office:value-type="float" office:value="1485172509" calcext:value-type="float">
            <text:p>1485172509</text:p>
          </table:table-cell>
          <table:table-cell office:value-type="float" office:value="-50" calcext:value-type="float">
            <text:p>-50</text:p>
          </table:table-cell>
          <table:table-cell table:formula="of:=10^((-40 - [.B57]) / (10 * 2.1))" office:value-type="float" office:value="2.99357729472049" calcext:value-type="float">
            <text:p>2.9935772947</text:p>
          </table:table-cell>
          <table:table-cell table:formula="of:=10^[.B57]" office:value-type="float" office:value="1E-050" calcext:value-type="float">
            <text:p>1E-50</text:p>
          </table:table-cell>
          <table:table-cell table:formula="of:=[.E56]+[.$K$2]*([.D57]-[.E56])" office:value-type="float" office:value="3.48470067602296E-039" calcext:value-type="float">
            <text:p>3.48470067602296E-39</text:p>
          </table:table-cell>
          <table:table-cell table:formula="of:=LOG([.E57];10)" office:value-type="float" office:value="-38.4578345203879" calcext:value-type="float">
            <text:p>-38.4578345204</text:p>
          </table:table-cell>
          <table:table-cell table:formula="of:=10^((-40 - [.F57]) / (10 * 2.1))" office:value-type="float" office:value="0.84442979493367" calcext:value-type="float">
            <text:p>0.8444297949</text:p>
          </table:table-cell>
          <table:table-cell table:number-columns-repeated="4"/>
        </table:table-row>
        <table:table-row table:style-name="ro1">
          <table:table-cell office:value-type="float" office:value="1485172510" calcext:value-type="float">
            <text:p>1485172510</text:p>
          </table:table-cell>
          <table:table-cell office:value-type="float" office:value="-44" calcext:value-type="float">
            <text:p>-44</text:p>
          </table:table-cell>
          <table:table-cell table:formula="of:=10^((-40 - [.B58]) / (10 * 2.1))" office:value-type="float" office:value="1.55051577983262" calcext:value-type="float">
            <text:p>1.5505157798</text:p>
          </table:table-cell>
          <table:table-cell table:formula="of:=10^[.B58]" office:value-type="float" office:value="1E-044" calcext:value-type="float">
            <text:p>1E-44</text:p>
          </table:table-cell>
          <table:table-cell table:formula="of:=[.E57]+[.$K$2]*([.D58]-[.E57])" office:value-type="float" office:value="2.61352800701722E-039" calcext:value-type="float">
            <text:p>2.61352800701722E-39</text:p>
          </table:table-cell>
          <table:table-cell table:formula="of:=LOG([.E58];10)" office:value-type="float" office:value="-38.5827728415667" calcext:value-type="float">
            <text:p>-38.5827728416</text:p>
          </table:table-cell>
          <table:table-cell table:formula="of:=10^((-40 - [.F58]) / (10 * 2.1))" office:value-type="float" office:value="0.856077321946911" calcext:value-type="float">
            <text:p>0.8560773219</text:p>
          </table:table-cell>
          <table:table-cell table:number-columns-repeated="4"/>
        </table:table-row>
        <table:table-row table:style-name="ro1">
          <table:table-cell office:value-type="float" office:value="1485172510" calcext:value-type="float">
            <text:p>1485172510</text:p>
          </table:table-cell>
          <table:table-cell office:value-type="float" office:value="-42" calcext:value-type="float">
            <text:p>-42</text:p>
          </table:table-cell>
          <table:table-cell table:formula="of:=10^((-40 - [.B59]) / (10 * 2.1))" office:value-type="float" office:value="1.24519708473503" calcext:value-type="float">
            <text:p>1.2451970847</text:p>
          </table:table-cell>
          <table:table-cell table:formula="of:=10^[.B59]" office:value-type="float" office:value="1E-042" calcext:value-type="float">
            <text:p>1E-42</text:p>
          </table:table-cell>
          <table:table-cell table:formula="of:=[.E58]+[.$K$2]*([.D59]-[.E58])" office:value-type="float" office:value="1.96039600526292E-039" calcext:value-type="float">
            <text:p>1.96039600526292E-39</text:p>
          </table:table-cell>
          <table:table-cell table:formula="of:=LOG([.E59];10)" office:value-type="float" office:value="-38.7076561911288" calcext:value-type="float">
            <text:p>-38.7076561911</text:p>
          </table:table-cell>
          <table:table-cell table:formula="of:=10^((-40 - [.F59]) / (10 * 2.1))" office:value-type="float" office:value="0.86788027639653" calcext:value-type="float">
            <text:p>0.8678802764</text:p>
          </table:table-cell>
          <table:table-cell table:number-columns-repeated="4"/>
        </table:table-row>
        <table:table-row table:style-name="ro1">
          <table:table-cell office:value-type="float" office:value="1485172510" calcext:value-type="float">
            <text:p>1485172510</text:p>
          </table:table-cell>
          <table:table-cell office:value-type="float" office:value="-40" calcext:value-type="float">
            <text:p>-40</text:p>
          </table:table-cell>
          <table:table-cell table:formula="of:=10^((-40 - [.B60]) / (10 * 2.1))" office:value-type="float" office:value="1" calcext:value-type="float">
            <text:p>1</text:p>
          </table:table-cell>
          <table:table-cell table:formula="of:=10^[.B60]" office:value-type="float" office:value="1E-040" calcext:value-type="float">
            <text:p>1E-40</text:p>
          </table:table-cell>
          <table:table-cell table:formula="of:=[.E59]+[.$K$2]*([.D60]-[.E59])" office:value-type="float" office:value="1.49529700394719E-039" calcext:value-type="float">
            <text:p>1.49529700394719E-39</text:p>
          </table:table-cell>
          <table:table-cell table:formula="of:=LOG([.E60];10)" office:value-type="float" office:value="-38.8252725368617" calcext:value-type="float">
            <text:p>-38.8252725369</text:p>
          </table:table-cell>
          <table:table-cell table:formula="of:=10^((-40 - [.F60]) / (10 * 2.1))" office:value-type="float" office:value="0.879145175165627" calcext:value-type="float">
            <text:p>0.8791451752</text:p>
          </table:table-cell>
          <table:table-cell table:number-columns-repeated="4"/>
        </table:table-row>
        <table:table-row table:style-name="ro1">
          <table:table-cell office:value-type="float" office:value="1485172511" calcext:value-type="float">
            <text:p>1485172511</text:p>
          </table:table-cell>
          <table:table-cell office:value-type="float" office:value="-48" calcext:value-type="float">
            <text:p>-48</text:p>
          </table:table-cell>
          <table:table-cell table:formula="of:=10^((-40 - [.B61]) / (10 * 2.1))" office:value-type="float" office:value="2.40409918350997" calcext:value-type="float">
            <text:p>2.4040991835</text:p>
          </table:table-cell>
          <table:table-cell table:formula="of:=10^[.B61]" office:value-type="float" office:value="1E-048" calcext:value-type="float">
            <text:p>1E-48</text:p>
          </table:table-cell>
          <table:table-cell table:formula="of:=[.E60]+[.$K$2]*([.D61]-[.E60])" office:value-type="float" office:value="1.12147275321039E-039" calcext:value-type="float">
            <text:p>1.12147275321039E-39</text:p>
          </table:table-cell>
          <table:table-cell table:formula="of:=LOG([.E61];10)" office:value-type="float" office:value="-38.9502112733731" calcext:value-type="float">
            <text:p>-38.9502112734</text:p>
          </table:table-cell>
          <table:table-cell table:formula="of:=10^((-40 - [.F61]) / (10 * 2.1))" office:value-type="float" office:value="0.891271584621859" calcext:value-type="float">
            <text:p>0.8912715846</text:p>
          </table:table-cell>
          <table:table-cell table:number-columns-repeated="4"/>
        </table:table-row>
        <table:table-row table:style-name="ro1">
          <table:table-cell office:value-type="float" office:value="1485172512" calcext:value-type="float">
            <text:p>1485172512</text:p>
          </table:table-cell>
          <table:table-cell office:value-type="float" office:value="-48" calcext:value-type="float">
            <text:p>-48</text:p>
          </table:table-cell>
          <table:table-cell table:formula="of:=10^((-40 - [.B62]) / (10 * 2.1))" office:value-type="float" office:value="2.40409918350997" calcext:value-type="float">
            <text:p>2.4040991835</text:p>
          </table:table-cell>
          <table:table-cell table:formula="of:=10^[.B62]" office:value-type="float" office:value="1E-048" calcext:value-type="float">
            <text:p>1E-48</text:p>
          </table:table-cell>
          <table:table-cell table:formula="of:=[.E61]+[.$K$2]*([.D62]-[.E61])" office:value-type="float" office:value="8.41104565157792E-040" calcext:value-type="float">
            <text:p>8.41104565157792E-40</text:p>
          </table:table-cell>
          <table:table-cell table:formula="of:=LOG([.E62];10)" office:value-type="float" office:value="-39.0751500098524" calcext:value-type="float">
            <text:p>-39.0751500099</text:p>
          </table:table-cell>
          <table:table-cell table:formula="of:=10^((-40 - [.F62]) / (10 * 2.1))" office:value-type="float" office:value="0.903565258606913" calcext:value-type="float">
            <text:p>0.9035652586</text:p>
          </table:table-cell>
          <table:table-cell table:number-columns-repeated="4"/>
        </table:table-row>
        <table:table-row table:style-name="ro1">
          <table:table-cell office:value-type="float" office:value="1485172512" calcext:value-type="float">
            <text:p>1485172512</text:p>
          </table:table-cell>
          <table:table-cell office:value-type="float" office:value="-48" calcext:value-type="float">
            <text:p>-48</text:p>
          </table:table-cell>
          <table:table-cell table:formula="of:=10^((-40 - [.B63]) / (10 * 2.1))" office:value-type="float" office:value="2.40409918350997" calcext:value-type="float">
            <text:p>2.4040991835</text:p>
          </table:table-cell>
          <table:table-cell table:formula="of:=10^[.B63]" office:value-type="float" office:value="1E-048" calcext:value-type="float">
            <text:p>1E-48</text:p>
          </table:table-cell>
          <table:table-cell table:formula="of:=[.E62]+[.$K$2]*([.D63]-[.E62])" office:value-type="float" office:value="6.30828424118344E-040" calcext:value-type="float">
            <text:p>6.30828424118344E-40</text:p>
          </table:table-cell>
          <table:table-cell table:formula="of:=LOG([.E63];10)" office:value-type="float" office:value="-39.2000887462885" calcext:value-type="float">
            <text:p>-39.2000887463</text:p>
          </table:table-cell>
          <table:table-cell table:formula="of:=10^((-40 - [.F63]) / (10 * 2.1))" office:value-type="float" office:value="0.916028504267769" calcext:value-type="float">
            <text:p>0.9160285043</text:p>
          </table:table-cell>
          <table:table-cell table:number-columns-repeated="4"/>
        </table:table-row>
        <table:table-row table:style-name="ro1">
          <table:table-cell office:value-type="float" office:value="1485172512" calcext:value-type="float">
            <text:p>1485172512</text:p>
          </table:table-cell>
          <table:table-cell office:value-type="float" office:value="-40" calcext:value-type="float">
            <text:p>-40</text:p>
          </table:table-cell>
          <table:table-cell table:formula="of:=10^((-40 - [.B64]) / (10 * 2.1))" office:value-type="float" office:value="1" calcext:value-type="float">
            <text:p>1</text:p>
          </table:table-cell>
          <table:table-cell table:formula="of:=10^[.B64]" office:value-type="float" office:value="1E-040" calcext:value-type="float">
            <text:p>1E-40</text:p>
          </table:table-cell>
          <table:table-cell table:formula="of:=[.E63]+[.$K$2]*([.D64]-[.E63])" office:value-type="float" office:value="4.98121318088758E-040" calcext:value-type="float">
            <text:p>4.98121318088758E-40</text:p>
          </table:table-cell>
          <table:table-cell table:formula="of:=LOG([.E64];10)" office:value-type="float" office:value="-39.302664871377" calcext:value-type="float">
            <text:p>-39.3026648714</text:p>
          </table:table-cell>
          <table:table-cell table:formula="of:=10^((-40 - [.F64]) / (10 * 2.1))" office:value-type="float" office:value="0.92638937484597" calcext:value-type="float">
            <text:p>0.9263893748</text:p>
          </table:table-cell>
          <table:table-cell table:number-columns-repeated="4"/>
        </table:table-row>
        <table:table-row table:style-name="ro1">
          <table:table-cell office:value-type="float" office:value="1485172512" calcext:value-type="float">
            <text:p>1485172512</text:p>
          </table:table-cell>
          <table:table-cell office:value-type="float" office:value="-54" calcext:value-type="float">
            <text:p>-54</text:p>
          </table:table-cell>
          <table:table-cell table:formula="of:=10^((-40 - [.B65]) / (10 * 2.1))" office:value-type="float" office:value="4.64158883361278" calcext:value-type="float">
            <text:p>4.6415888336</text:p>
          </table:table-cell>
          <table:table-cell table:formula="of:=10^[.B65]" office:value-type="float" office:value="1E-054" calcext:value-type="float">
            <text:p>1E-54</text:p>
          </table:table-cell>
          <table:table-cell table:formula="of:=[.E64]+[.$K$2]*([.D65]-[.E64])" office:value-type="float" office:value="3.73590988566569E-040" calcext:value-type="float">
            <text:p>3.73590988566569E-40</text:p>
          </table:table-cell>
          <table:table-cell table:formula="of:=LOG([.E65];10)" office:value-type="float" office:value="-39.4276036079853" calcext:value-type="float">
            <text:p>-39.427603608</text:p>
          </table:table-cell>
          <table:table-cell table:formula="of:=10^((-40 - [.F65]) / (10 * 2.1))" office:value-type="float" office:value="0.939167442907293" calcext:value-type="float">
            <text:p>0.9391674429</text:p>
          </table:table-cell>
          <table:table-cell table:number-columns-repeated="4"/>
        </table:table-row>
        <table:table-row table:style-name="ro1">
          <table:table-cell office:value-type="float" office:value="1485172514" calcext:value-type="float">
            <text:p>1485172514</text:p>
          </table:table-cell>
          <table:table-cell office:value-type="float" office:value="-48" calcext:value-type="float">
            <text:p>-48</text:p>
          </table:table-cell>
          <table:table-cell table:formula="of:=10^((-40 - [.B66]) / (10 * 2.1))" office:value-type="float" office:value="2.40409918350997" calcext:value-type="float">
            <text:p>2.4040991835</text:p>
          </table:table-cell>
          <table:table-cell table:formula="of:=10^[.B66]" office:value-type="float" office:value="1E-048" calcext:value-type="float">
            <text:p>1E-48</text:p>
          </table:table-cell>
          <table:table-cell table:formula="of:=[.E65]+[.$K$2]*([.D66]-[.E65])" office:value-type="float" office:value="2.80193241674927E-040" calcext:value-type="float">
            <text:p>2.80193241674927E-40</text:p>
          </table:table-cell>
          <table:table-cell table:formula="of:=LOG([.E66];10)" office:value-type="float" office:value="-39.5525423442061" calcext:value-type="float">
            <text:p>-39.5525423442</text:p>
          </table:table-cell>
          <table:table-cell table:formula="of:=10^((-40 - [.F66]) / (10 * 2.1))" office:value-type="float" office:value="0.952121764054346" calcext:value-type="float">
            <text:p>0.9521217641</text:p>
          </table:table-cell>
          <table:table-cell table:number-columns-repeated="4"/>
        </table:table-row>
        <table:table-row table:style-name="ro1">
          <table:table-cell office:value-type="float" office:value="1485172514" calcext:value-type="float">
            <text:p>1485172514</text:p>
          </table:table-cell>
          <table:table-cell office:value-type="float" office:value="-50" calcext:value-type="float">
            <text:p>-50</text:p>
          </table:table-cell>
          <table:table-cell table:formula="of:=10^((-40 - [.B67]) / (10 * 2.1))" office:value-type="float" office:value="2.99357729472049" calcext:value-type="float">
            <text:p>2.9935772947</text:p>
          </table:table-cell>
          <table:table-cell table:formula="of:=10^[.B67]" office:value-type="float" office:value="1E-050" calcext:value-type="float">
            <text:p>1E-50</text:p>
          </table:table-cell>
          <table:table-cell table:formula="of:=[.E66]+[.$K$2]*([.D67]-[.E66])" office:value-type="float" office:value="2.10144931258695E-040" calcext:value-type="float">
            <text:p>2.10144931258695E-40</text:p>
          </table:table-cell>
          <table:table-cell table:formula="of:=LOG([.E67];10)" office:value-type="float" office:value="-39.6774810808093" calcext:value-type="float">
            <text:p>-39.6774810808</text:p>
          </table:table-cell>
          <table:table-cell table:formula="of:=10^((-40 - [.F67]) / (10 * 2.1))" office:value-type="float" office:value="0.965254769498488" calcext:value-type="float">
            <text:p>0.9652547695</text:p>
          </table:table-cell>
          <table:table-cell table:number-columns-repeated="4"/>
        </table:table-row>
        <table:table-row table:style-name="ro1">
          <table:table-cell office:value-type="float" office:value="1485172515" calcext:value-type="float">
            <text:p>1485172515</text:p>
          </table:table-cell>
          <table:table-cell office:value-type="float" office:value="-60" calcext:value-type="float">
            <text:p>-60</text:p>
          </table:table-cell>
          <table:table-cell table:formula="of:=10^((-40 - [.B68]) / (10 * 2.1))" office:value-type="float" office:value="8.96150501946605" calcext:value-type="float">
            <text:p>8.9615050195</text:p>
          </table:table-cell>
          <table:table-cell table:formula="of:=10^[.B68]" office:value-type="float" office:value="1E-060" calcext:value-type="float">
            <text:p>1E-60</text:p>
          </table:table-cell>
          <table:table-cell table:formula="of:=[.E67]+[.$K$2]*([.D68]-[.E67])" office:value-type="float" office:value="1.57608698444021E-040" calcext:value-type="float">
            <text:p>1.57608698444021E-40</text:p>
          </table:table-cell>
          <table:table-cell table:formula="of:=LOG([.E68];10)" office:value-type="float" office:value="-39.8024198174176" calcext:value-type="float">
            <text:p>-39.8024198174</text:p>
          </table:table-cell>
          <table:table-cell table:formula="of:=10^((-40 - [.F68]) / (10 * 2.1))" office:value-type="float" office:value="0.97856892386605" calcext:value-type="float">
            <text:p>0.9785689239</text:p>
          </table:table-cell>
          <table:table-cell table:number-columns-repeated="4"/>
        </table:table-row>
        <table:table-row table:style-name="ro1">
          <table:table-cell office:value-type="float" office:value="1485172516" calcext:value-type="float">
            <text:p>1485172516</text:p>
          </table:table-cell>
          <table:table-cell office:value-type="float" office:value="-58" calcext:value-type="float">
            <text:p>-58</text:p>
          </table:table-cell>
          <table:table-cell table:formula="of:=10^((-40 - [.B69]) / (10 * 2.1))" office:value-type="float" office:value="7.19685673001152" calcext:value-type="float">
            <text:p>7.19685673</text:p>
          </table:table-cell>
          <table:table-cell table:formula="of:=10^[.B69]" office:value-type="float" office:value="1E-058" calcext:value-type="float">
            <text:p>1E-58</text:p>
          </table:table-cell>
          <table:table-cell table:formula="of:=[.E68]+[.$K$2]*([.D69]-[.E68])" office:value-type="float" office:value="1.18206523833016E-040" calcext:value-type="float">
            <text:p>1.18206523833016E-40</text:p>
          </table:table-cell>
          <table:table-cell table:formula="of:=LOG([.E69];10)" office:value-type="float" office:value="-39.9273585540259" calcext:value-type="float">
            <text:p>-39.927358554</text:p>
          </table:table-cell>
          <table:table-cell table:formula="of:=10^((-40 - [.F69]) / (10 * 2.1))" office:value-type="float" office:value="0.992066725817779" calcext:value-type="float">
            <text:p>0.9920667258</text:p>
          </table:table-cell>
          <table:table-cell table:number-columns-repeated="4"/>
        </table:table-row>
        <table:table-row table:style-name="ro1">
          <table:table-cell office:value-type="float" office:value="1485172516" calcext:value-type="float">
            <text:p>1485172516</text:p>
          </table:table-cell>
          <table:table-cell office:value-type="float" office:value="-46" calcext:value-type="float">
            <text:p>-46</text:p>
          </table:table-cell>
          <table:table-cell table:formula="of:=10^((-40 - [.B70]) / (10 * 2.1))" office:value-type="float" office:value="1.93069772888325" calcext:value-type="float">
            <text:p>1.9306977289</text:p>
          </table:table-cell>
          <table:table-cell table:formula="of:=10^[.B70]" office:value-type="float" office:value="1E-046" calcext:value-type="float">
            <text:p>1E-46</text:p>
          </table:table-cell>
          <table:table-cell table:formula="of:=[.E69]+[.$K$2]*([.D70]-[.E69])" office:value-type="float" office:value="8.86549178747619E-041" calcext:value-type="float">
            <text:p>8.86549178747619E-41</text:p>
          </table:table-cell>
          <table:table-cell table:formula="of:=LOG([.E70];10)" office:value-type="float" office:value="-40.0522971681665" calcext:value-type="float">
            <text:p>-40.0522971682</text:p>
          </table:table-cell>
          <table:table-cell table:formula="of:=10^((-40 - [.F70]) / (10 * 2.1))" office:value-type="float" office:value="1.00575069497459" calcext:value-type="float">
            <text:p>1.005750695</text:p>
          </table:table-cell>
          <table:table-cell table:number-columns-repeated="4"/>
        </table:table-row>
        <table:table-row table:style-name="ro1">
          <table:table-cell office:value-type="float" office:value="1485172516" calcext:value-type="float">
            <text:p>1485172516</text:p>
          </table:table-cell>
          <table:table-cell office:value-type="float" office:value="-44" calcext:value-type="float">
            <text:p>-44</text:p>
          </table:table-cell>
          <table:table-cell table:formula="of:=10^((-40 - [.B71]) / (10 * 2.1))" office:value-type="float" office:value="1.55051577983262" calcext:value-type="float">
            <text:p>1.5505157798</text:p>
          </table:table-cell>
          <table:table-cell table:formula="of:=10^[.B71]" office:value-type="float" office:value="1E-044" calcext:value-type="float">
            <text:p>1E-44</text:p>
          </table:table-cell>
          <table:table-cell table:formula="of:=[.E70]+[.$K$2]*([.D71]-[.E70])" office:value-type="float" office:value="6.64936884060715E-041" calcext:value-type="float">
            <text:p>6.64936884060715E-41</text:p>
          </table:table-cell>
          <table:table-cell table:formula="of:=LOG([.E71];10)" office:value-type="float" office:value="-40.1772195760579" calcext:value-type="float">
            <text:p>-40.1772195761</text:p>
          </table:table-cell>
          <table:table-cell table:formula="of:=10^((-40 - [.F71]) / (10 * 2.1))" office:value-type="float" office:value="1.01962160070248" calcext:value-type="float">
            <text:p>1.0196216007</text:p>
          </table:table-cell>
          <table:table-cell table:number-columns-repeated="4"/>
        </table:table-row>
        <table:table-row table:style-name="ro1">
          <table:table-cell office:value-type="float" office:value="1485172517" calcext:value-type="float">
            <text:p>1485172517</text:p>
          </table:table-cell>
          <table:table-cell office:value-type="float" office:value="-50" calcext:value-type="float">
            <text:p>-50</text:p>
          </table:table-cell>
          <table:table-cell table:formula="of:=10^((-40 - [.B72]) / (10 * 2.1))" office:value-type="float" office:value="2.99357729472049" calcext:value-type="float">
            <text:p>2.9935772947</text:p>
          </table:table-cell>
          <table:table-cell table:formula="of:=10^[.B72]" office:value-type="float" office:value="1E-050" calcext:value-type="float">
            <text:p>1E-50</text:p>
          </table:table-cell>
          <table:table-cell table:formula="of:=[.E71]+[.$K$2]*([.D72]-[.E71])" office:value-type="float" office:value="4.98702663070536E-041" calcext:value-type="float">
            <text:p>4.98702663070536E-41</text:p>
          </table:table-cell>
          <table:table-cell table:formula="of:=LOG([.E72];10)" office:value-type="float" office:value="-40.3021583126444" calcext:value-type="float">
            <text:p>-40.3021583126</text:p>
          </table:table-cell>
          <table:table-cell table:formula="of:=10^((-40 - [.F72]) / (10 * 2.1))" office:value-type="float" office:value="1.03368565903697" calcext:value-type="float">
            <text:p>1.033685659</text:p>
          </table:table-cell>
          <table:table-cell table:number-columns-repeated="4"/>
        </table:table-row>
        <table:table-row table:style-name="ro1">
          <table:table-cell office:value-type="float" office:value="1485172518" calcext:value-type="float">
            <text:p>1485172518</text:p>
          </table:table-cell>
          <table:table-cell office:value-type="float" office:value="-40" calcext:value-type="float">
            <text:p>-40</text:p>
          </table:table-cell>
          <table:table-cell table:formula="of:=10^((-40 - [.B73]) / (10 * 2.1))" office:value-type="float" office:value="1" calcext:value-type="float">
            <text:p>1</text:p>
          </table:table-cell>
          <table:table-cell table:formula="of:=10^[.B73]" office:value-type="float" office:value="1E-040" calcext:value-type="float">
            <text:p>1E-40</text:p>
          </table:table-cell>
          <table:table-cell table:formula="of:=[.E72]+[.$K$2]*([.D73]-[.E72])" office:value-type="float" office:value="6.24026997302902E-041" calcext:value-type="float">
            <text:p>6.24026997302902E-41</text:p>
          </table:table-cell>
          <table:table-cell table:formula="of:=LOG([.E73];10)" office:value-type="float" office:value="-40.204796621013" calcext:value-type="float">
            <text:p>-40.204796621</text:p>
          </table:table-cell>
          <table:table-cell table:formula="of:=10^((-40 - [.F73]) / (10 * 2.1))" office:value-type="float" office:value="1.02270933491771" calcext:value-type="float">
            <text:p>1.0227093349</text:p>
          </table:table-cell>
          <table:table-cell table:number-columns-repeated="4"/>
        </table:table-row>
        <table:table-row table:style-name="ro1">
          <table:table-cell office:value-type="float" office:value="1485172518" calcext:value-type="float">
            <text:p>1485172518</text:p>
          </table:table-cell>
          <table:table-cell office:value-type="float" office:value="-42" calcext:value-type="float">
            <text:p>-42</text:p>
          </table:table-cell>
          <table:table-cell table:formula="of:=10^((-40 - [.B74]) / (10 * 2.1))" office:value-type="float" office:value="1.24519708473503" calcext:value-type="float">
            <text:p>1.2451970847</text:p>
          </table:table-cell>
          <table:table-cell table:formula="of:=10^[.B74]" office:value-type="float" office:value="1E-042" calcext:value-type="float">
            <text:p>1E-42</text:p>
          </table:table-cell>
          <table:table-cell table:formula="of:=[.E73]+[.$K$2]*([.D74]-[.E73])" office:value-type="float" office:value="4.70520247977176E-041" calcext:value-type="float">
            <text:p>4.70520247977176E-41</text:p>
          </table:table-cell>
          <table:table-cell table:formula="of:=LOG([.E74];10)" office:value-type="float" office:value="-40.3274216827669" calcext:value-type="float">
            <text:p>-40.3274216828</text:p>
          </table:table-cell>
          <table:table-cell table:formula="of:=10^((-40 - [.F74]) / (10 * 2.1))" office:value-type="float" office:value="1.03655298995379" calcext:value-type="float">
            <text:p>1.03655299</text:p>
          </table:table-cell>
          <table:table-cell table:number-columns-repeated="4"/>
        </table:table-row>
        <table:table-row table:style-name="ro1">
          <table:table-cell office:value-type="float" office:value="1485172519" calcext:value-type="float">
            <text:p>1485172519</text:p>
          </table:table-cell>
          <table:table-cell office:value-type="float" office:value="-54" calcext:value-type="float">
            <text:p>-54</text:p>
          </table:table-cell>
          <table:table-cell table:formula="of:=10^((-40 - [.B75]) / (10 * 2.1))" office:value-type="float" office:value="4.64158883361278" calcext:value-type="float">
            <text:p>4.6415888336</text:p>
          </table:table-cell>
          <table:table-cell table:formula="of:=10^[.B75]" office:value-type="float" office:value="1E-054" calcext:value-type="float">
            <text:p>1E-54</text:p>
          </table:table-cell>
          <table:table-cell table:formula="of:=[.E74]+[.$K$2]*([.D75]-[.E74])" office:value-type="float" office:value="3.52890185982885E-041" calcext:value-type="float">
            <text:p>3.52890185982885E-41</text:p>
          </table:table-cell>
          <table:table-cell table:formula="of:=LOG([.E75];10)" office:value-type="float" office:value="-40.4523604193752" calcext:value-type="float">
            <text:p>-40.4523604194</text:p>
          </table:table-cell>
          <table:table-cell table:formula="of:=10^((-40 - [.F75]) / (10 * 2.1))" office:value-type="float" office:value="1.05085058987714" calcext:value-type="float">
            <text:p>1.0508505899</text:p>
          </table:table-cell>
          <table:table-cell table:number-columns-repeated="4"/>
        </table:table-row>
        <table:table-row table:style-name="ro1">
          <table:table-cell office:value-type="float" office:value="1485172519" calcext:value-type="float">
            <text:p>1485172519</text:p>
          </table:table-cell>
          <table:table-cell office:value-type="float" office:value="-46" calcext:value-type="float">
            <text:p>-46</text:p>
          </table:table-cell>
          <table:table-cell table:formula="of:=10^((-40 - [.B76]) / (10 * 2.1))" office:value-type="float" office:value="1.93069772888325" calcext:value-type="float">
            <text:p>1.9306977289</text:p>
          </table:table-cell>
          <table:table-cell table:formula="of:=10^[.B76]" office:value-type="float" office:value="1E-046" calcext:value-type="float">
            <text:p>1E-46</text:p>
          </table:table-cell>
          <table:table-cell table:formula="of:=[.E75]+[.$K$2]*([.D76]-[.E75])" office:value-type="float" office:value="2.64667889487164E-041" calcext:value-type="float">
            <text:p>2.64667889487164E-41</text:p>
          </table:table-cell>
          <table:table-cell table:formula="of:=LOG([.E76];10)" office:value-type="float" office:value="-40.5772987457574" calcext:value-type="float">
            <text:p>-40.5772987458</text:p>
          </table:table-cell>
          <table:table-cell table:formula="of:=10^((-40 - [.F76]) / (10 * 2.1))" office:value-type="float" office:value="1.06534535453274" calcext:value-type="float">
            <text:p>1.0653453545</text:p>
          </table:table-cell>
          <table:table-cell table:number-columns-repeated="4"/>
        </table:table-row>
        <table:table-row table:style-name="ro1">
          <table:table-cell office:value-type="float" office:value="1485172520" calcext:value-type="float">
            <text:p>1485172520</text:p>
          </table:table-cell>
          <table:table-cell office:value-type="float" office:value="-48" calcext:value-type="float">
            <text:p>-48</text:p>
          </table:table-cell>
          <table:table-cell table:formula="of:=10^((-40 - [.B77]) / (10 * 2.1))" office:value-type="float" office:value="2.40409918350997" calcext:value-type="float">
            <text:p>2.4040991835</text:p>
          </table:table-cell>
          <table:table-cell table:formula="of:=10^[.B77]" office:value-type="float" office:value="1E-048" calcext:value-type="float">
            <text:p>1E-48</text:p>
          </table:table-cell>
          <table:table-cell table:formula="of:=[.E76]+[.$K$2]*([.D77]-[.E76])" office:value-type="float" office:value="1.98500919615373E-041" calcext:value-type="float">
            <text:p>1.98500919615373E-41</text:p>
          </table:table-cell>
          <table:table-cell table:formula="of:=LOG([.E77];10)" office:value-type="float" office:value="-40.7022374768961" calcext:value-type="float">
            <text:p>-40.7022374769</text:p>
          </table:table-cell>
          <table:table-cell table:formula="of:=10^((-40 - [.F77]) / (10 * 2.1))" office:value-type="float" office:value="1.08004009868527" calcext:value-type="float">
            <text:p>1.0800400987</text:p>
          </table:table-cell>
          <table:table-cell table:number-columns-repeated="4"/>
        </table:table-row>
        <table:table-row table:style-name="ro1">
          <table:table-cell office:value-type="float" office:value="1485172520" calcext:value-type="float">
            <text:p>1485172520</text:p>
          </table:table-cell>
          <table:table-cell office:value-type="float" office:value="-40" calcext:value-type="float">
            <text:p>-40</text:p>
          </table:table-cell>
          <table:table-cell table:formula="of:=10^((-40 - [.B78]) / (10 * 2.1))" office:value-type="float" office:value="1" calcext:value-type="float">
            <text:p>1</text:p>
          </table:table-cell>
          <table:table-cell table:formula="of:=10^[.B78]" office:value-type="float" office:value="1E-040" calcext:value-type="float">
            <text:p>1E-40</text:p>
          </table:table-cell>
          <table:table-cell table:formula="of:=[.E77]+[.$K$2]*([.D78]-[.E77])" office:value-type="float" office:value="3.98875689711529E-041" calcext:value-type="float">
            <text:p>3.98875689711529E-41</text:p>
          </table:table-cell>
          <table:table-cell table:formula="of:=LOG([.E78];10)" office:value-type="float" office:value="-40.3991624318422" calcext:value-type="float">
            <text:p>-40.3991624318</text:p>
          </table:table-cell>
          <table:table-cell table:formula="of:=10^((-40 - [.F78]) / (10 * 2.1))" office:value-type="float" office:value="1.04473882600974" calcext:value-type="float">
            <text:p>1.044738826</text:p>
          </table:table-cell>
          <table:table-cell table:number-columns-repeated="4"/>
        </table:table-row>
        <table:table-row table:style-name="ro1">
          <table:table-cell office:value-type="float" office:value="1485172521" calcext:value-type="float">
            <text:p>1485172521</text:p>
          </table:table-cell>
          <table:table-cell office:value-type="float" office:value="-40" calcext:value-type="float">
            <text:p>-40</text:p>
          </table:table-cell>
          <table:table-cell table:formula="of:=10^((-40 - [.B79]) / (10 * 2.1))" office:value-type="float" office:value="1" calcext:value-type="float">
            <text:p>1</text:p>
          </table:table-cell>
          <table:table-cell table:formula="of:=10^[.B79]" office:value-type="float" office:value="1E-040" calcext:value-type="float">
            <text:p>1E-40</text:p>
          </table:table-cell>
          <table:table-cell table:formula="of:=[.E78]+[.$K$2]*([.D79]-[.E78])" office:value-type="float" office:value="5.49156767283647E-041" calcext:value-type="float">
            <text:p>5.49156767283647E-41</text:p>
          </table:table-cell>
          <table:table-cell table:formula="of:=LOG([.E79];10)" office:value-type="float" office:value="-40.2603036601993" calcext:value-type="float">
            <text:p>-40.2603036602</text:p>
          </table:table-cell>
          <table:table-cell table:formula="of:=10^((-40 - [.F79]) / (10 * 2.1))" office:value-type="float" office:value="1.0289527030401" calcext:value-type="float">
            <text:p>1.028952703</text:p>
          </table:table-cell>
          <table:table-cell table:number-columns-repeated="4"/>
        </table:table-row>
        <table:table-row table:style-name="ro1">
          <table:table-cell office:value-type="float" office:value="1485172522" calcext:value-type="float">
            <text:p>1485172522</text:p>
          </table:table-cell>
          <table:table-cell office:value-type="float" office:value="-48" calcext:value-type="float">
            <text:p>-48</text:p>
          </table:table-cell>
          <table:table-cell table:formula="of:=10^((-40 - [.B80]) / (10 * 2.1))" office:value-type="float" office:value="2.40409918350997" calcext:value-type="float">
            <text:p>2.4040991835</text:p>
          </table:table-cell>
          <table:table-cell table:formula="of:=10^[.B80]" office:value-type="float" office:value="1E-048" calcext:value-type="float">
            <text:p>1E-48</text:p>
          </table:table-cell>
          <table:table-cell table:formula="of:=[.E79]+[.$K$2]*([.D80]-[.E79])" office:value-type="float" office:value="4.11867577962735E-041" calcext:value-type="float">
            <text:p>4.11867577962735E-41</text:p>
          </table:table-cell>
          <table:table-cell table:formula="of:=LOG([.E80];10)" office:value-type="float" office:value="-40.3852423941715" calcext:value-type="float">
            <text:p>-40.3852423942</text:p>
          </table:table-cell>
          <table:table-cell table:formula="of:=10^((-40 - [.F80]) / (10 * 2.1))" office:value-type="float" office:value="1.04314546879175" calcext:value-type="float">
            <text:p>1.0431454688</text:p>
          </table:table-cell>
          <table:table-cell table:number-columns-repeated="4"/>
        </table:table-row>
        <table:table-row table:style-name="ro1">
          <table:table-cell office:value-type="float" office:value="1485172522" calcext:value-type="float">
            <text:p>1485172522</text:p>
          </table:table-cell>
          <table:table-cell office:value-type="float" office:value="-48" calcext:value-type="float">
            <text:p>-48</text:p>
          </table:table-cell>
          <table:table-cell table:formula="of:=10^((-40 - [.B81]) / (10 * 2.1))" office:value-type="float" office:value="2.40409918350997" calcext:value-type="float">
            <text:p>2.4040991835</text:p>
          </table:table-cell>
          <table:table-cell table:formula="of:=10^[.B81]" office:value-type="float" office:value="1E-048" calcext:value-type="float">
            <text:p>1E-48</text:p>
          </table:table-cell>
          <table:table-cell table:formula="of:=[.E80]+[.$K$2]*([.D81]-[.E80])" office:value-type="float" office:value="3.08900685972051E-041" calcext:value-type="float">
            <text:p>3.08900685972051E-41</text:p>
          </table:table-cell>
          <table:table-cell table:formula="of:=LOG([.E81];10)" office:value-type="float" office:value="-40.5101811272649" calcext:value-type="float">
            <text:p>-40.5101811273</text:p>
          </table:table-cell>
          <table:table-cell table:formula="of:=10^((-40 - [.F81]) / (10 * 2.1))" office:value-type="float" office:value="1.05753400106819" calcext:value-type="float">
            <text:p>1.0575340011</text:p>
          </table:table-cell>
          <table:table-cell table:number-columns-repeated="4"/>
        </table:table-row>
        <table:table-row table:style-name="ro1">
          <table:table-cell office:value-type="float" office:value="1485172523" calcext:value-type="float">
            <text:p>1485172523</text:p>
          </table:table-cell>
          <table:table-cell office:value-type="float" office:value="-50" calcext:value-type="float">
            <text:p>-50</text:p>
          </table:table-cell>
          <table:table-cell table:formula="of:=10^((-40 - [.B82]) / (10 * 2.1))" office:value-type="float" office:value="2.99357729472049" calcext:value-type="float">
            <text:p>2.9935772947</text:p>
          </table:table-cell>
          <table:table-cell table:formula="of:=10^[.B82]" office:value-type="float" office:value="1E-050" calcext:value-type="float">
            <text:p>1E-50</text:p>
          </table:table-cell>
          <table:table-cell table:formula="of:=[.E81]+[.$K$2]*([.D82]-[.E81])" office:value-type="float" office:value="2.31675514504039E-041" calcext:value-type="float">
            <text:p>2.31675514504039E-41</text:p>
          </table:table-cell>
          <table:table-cell table:formula="of:=LOG([.E82];10)" office:value-type="float" office:value="-40.6351198638264" calcext:value-type="float">
            <text:p>-40.6351198638</text:p>
          </table:table-cell>
          <table:table-cell table:formula="of:=10^((-40 - [.F82]) / (10 * 2.1))" office:value-type="float" office:value="1.07212100066537" calcext:value-type="float">
            <text:p>1.0721210007</text:p>
          </table:table-cell>
          <table:table-cell table:number-columns-repeated="4"/>
        </table:table-row>
        <table:table-row table:style-name="ro1">
          <table:table-cell office:value-type="float" office:value="1485172524" calcext:value-type="float">
            <text:p>1485172524</text:p>
          </table:table-cell>
          <table:table-cell office:value-type="float" office:value="-48" calcext:value-type="float">
            <text:p>-48</text:p>
          </table:table-cell>
          <table:table-cell table:formula="of:=10^((-40 - [.B83]) / (10 * 2.1))" office:value-type="float" office:value="2.40409918350997" calcext:value-type="float">
            <text:p>2.4040991835</text:p>
          </table:table-cell>
          <table:table-cell table:formula="of:=10^[.B83]" office:value-type="float" office:value="1E-048" calcext:value-type="float">
            <text:p>1E-48</text:p>
          </table:table-cell>
          <table:table-cell table:formula="of:=[.E82]+[.$K$2]*([.D83]-[.E82])" office:value-type="float" office:value="1.73756638378029E-041" calcext:value-type="float">
            <text:p>1.73756638378029E-41</text:p>
          </table:table-cell>
          <table:table-cell table:formula="of:=LOG([.E83];10)" office:value-type="float" office:value="-40.7600585941861" calcext:value-type="float">
            <text:p>-40.7600585942</text:p>
          </table:table-cell>
          <table:table-cell table:formula="of:=10^((-40 - [.F83]) / (10 * 2.1))" office:value-type="float" office:value="1.0869092039831" calcext:value-type="float">
            <text:p>1.086909204</text:p>
          </table:table-cell>
          <table:table-cell table:number-columns-repeated="4"/>
        </table:table-row>
        <table:table-row table:style-name="ro1">
          <table:table-cell office:value-type="float" office:value="1485172524" calcext:value-type="float">
            <text:p>1485172524</text:p>
          </table:table-cell>
          <table:table-cell office:value-type="float" office:value="-40" calcext:value-type="float">
            <text:p>-40</text:p>
          </table:table-cell>
          <table:table-cell table:formula="of:=10^((-40 - [.B84]) / (10 * 2.1))" office:value-type="float" office:value="1" calcext:value-type="float">
            <text:p>1</text:p>
          </table:table-cell>
          <table:table-cell table:formula="of:=10^[.B84]" office:value-type="float" office:value="1E-040" calcext:value-type="float">
            <text:p>1E-40</text:p>
          </table:table-cell>
          <table:table-cell table:formula="of:=[.E83]+[.$K$2]*([.D84]-[.E83])" office:value-type="float" office:value="3.80317478783522E-041" calcext:value-type="float">
            <text:p>3.80317478783522E-41</text:p>
          </table:table-cell>
          <table:table-cell table:formula="of:=LOG([.E84];10)" office:value-type="float" office:value="-40.4198537146494" calcext:value-type="float">
            <text:p>-40.4198537146</text:p>
          </table:table-cell>
          <table:table-cell table:formula="of:=10^((-40 - [.F84]) / (10 * 2.1))" office:value-type="float" office:value="1.04711175251955" calcext:value-type="float">
            <text:p>1.0471117525</text:p>
          </table:table-cell>
          <table:table-cell table:number-columns-repeated="4"/>
        </table:table-row>
        <table:table-row table:style-name="ro1">
          <table:table-cell office:value-type="float" office:value="1485172524" calcext:value-type="float">
            <text:p>1485172524</text:p>
          </table:table-cell>
          <table:table-cell office:value-type="float" office:value="-40" calcext:value-type="float">
            <text:p>-40</text:p>
          </table:table-cell>
          <table:table-cell table:formula="of:=10^((-40 - [.B85]) / (10 * 2.1))" office:value-type="float" office:value="1" calcext:value-type="float">
            <text:p>1</text:p>
          </table:table-cell>
          <table:table-cell table:formula="of:=10^[.B85]" office:value-type="float" office:value="1E-040" calcext:value-type="float">
            <text:p>1E-40</text:p>
          </table:table-cell>
          <table:table-cell table:formula="of:=[.E84]+[.$K$2]*([.D85]-[.E84])" office:value-type="float" office:value="5.35238109087641E-041" calcext:value-type="float">
            <text:p>5.35238109087641E-41</text:p>
          </table:table-cell>
          <table:table-cell table:formula="of:=LOG([.E85];10)" office:value-type="float" office:value="-40.2714529722633" calcext:value-type="float">
            <text:p>-40.2714529723</text:p>
          </table:table-cell>
          <table:table-cell table:formula="of:=10^((-40 - [.F85]) / (10 * 2.1))" office:value-type="float" office:value="1.03021135415413" calcext:value-type="float">
            <text:p>1.0302113542</text:p>
          </table:table-cell>
          <table:table-cell table:number-columns-repeated="4"/>
        </table:table-row>
        <table:table-row table:style-name="ro1">
          <table:table-cell office:value-type="float" office:value="1485172526" calcext:value-type="float">
            <text:p>1485172526</text:p>
          </table:table-cell>
          <table:table-cell office:value-type="float" office:value="-50" calcext:value-type="float">
            <text:p>-50</text:p>
          </table:table-cell>
          <table:table-cell table:formula="of:=10^((-40 - [.B86]) / (10 * 2.1))" office:value-type="float" office:value="2.99357729472049" calcext:value-type="float">
            <text:p>2.9935772947</text:p>
          </table:table-cell>
          <table:table-cell table:formula="of:=10^[.B86]" office:value-type="float" office:value="1E-050" calcext:value-type="float">
            <text:p>1E-50</text:p>
          </table:table-cell>
          <table:table-cell table:formula="of:=[.E85]+[.$K$2]*([.D86]-[.E85])" office:value-type="float" office:value="4.01428581840731E-041" calcext:value-type="float">
            <text:p>4.01428581840731E-41</text:p>
          </table:table-cell>
          <table:table-cell table:formula="of:=LOG([.E86];10)" office:value-type="float" office:value="-40.3963917088445" calcext:value-type="float">
            <text:p>-40.3963917088</text:p>
          </table:table-cell>
          <table:table-cell table:formula="of:=10^((-40 - [.F86]) / (10 * 2.1))" office:value-type="float" office:value="1.04442148129451" calcext:value-type="float">
            <text:p>1.0444214813</text:p>
          </table:table-cell>
          <table:table-cell table:number-columns-repeated="4"/>
        </table:table-row>
        <table:table-row table:style-name="ro1">
          <table:table-cell office:value-type="float" office:value="1485172526" calcext:value-type="float">
            <text:p>1485172526</text:p>
          </table:table-cell>
          <table:table-cell office:value-type="float" office:value="-44" calcext:value-type="float">
            <text:p>-44</text:p>
          </table:table-cell>
          <table:table-cell table:formula="of:=10^((-40 - [.B87]) / (10 * 2.1))" office:value-type="float" office:value="1.55051577983262" calcext:value-type="float">
            <text:p>1.5505157798</text:p>
          </table:table-cell>
          <table:table-cell table:formula="of:=10^[.B87]" office:value-type="float" office:value="1E-044" calcext:value-type="float">
            <text:p>1E-44</text:p>
          </table:table-cell>
          <table:table-cell table:formula="of:=[.E86]+[.$K$2]*([.D87]-[.E86])" office:value-type="float" office:value="3.01096436380548E-041" calcext:value-type="float">
            <text:p>3.01096436380548E-41</text:p>
          </table:table-cell>
          <table:table-cell table:formula="of:=LOG([.E87];10)" office:value-type="float" office:value="-40.5212943845385" calcext:value-type="float">
            <text:p>-40.5212943845</text:p>
          </table:table-cell>
          <table:table-cell table:formula="of:=10^((-40 - [.F87]) / (10 * 2.1))" office:value-type="float" office:value="1.05882342797954" calcext:value-type="float">
            <text:p>1.058823428</text:p>
          </table:table-cell>
          <table:table-cell table:number-columns-repeated="4"/>
        </table:table-row>
        <table:table-row table:style-name="ro1">
          <table:table-cell office:value-type="float" office:value="1485172527" calcext:value-type="float">
            <text:p>1485172527</text:p>
          </table:table-cell>
          <table:table-cell office:value-type="float" office:value="-44" calcext:value-type="float">
            <text:p>-44</text:p>
          </table:table-cell>
          <table:table-cell table:formula="of:=10^((-40 - [.B88]) / (10 * 2.1))" office:value-type="float" office:value="1.55051577983262" calcext:value-type="float">
            <text:p>1.5505157798</text:p>
          </table:table-cell>
          <table:table-cell table:formula="of:=10^[.B88]" office:value-type="float" office:value="1E-044" calcext:value-type="float">
            <text:p>1E-44</text:p>
          </table:table-cell>
          <table:table-cell table:formula="of:=[.E87]+[.$K$2]*([.D88]-[.E87])" office:value-type="float" office:value="2.25847327285411E-041" calcext:value-type="float">
            <text:p>2.25847327285411E-41</text:p>
          </table:table-cell>
          <table:table-cell table:formula="of:=LOG([.E88];10)" office:value-type="float" office:value="-40.6461850445848" calcext:value-type="float">
            <text:p>-40.6461850446</text:p>
          </table:table-cell>
          <table:table-cell table:formula="of:=10^((-40 - [.F88]) / (10 * 2.1))" office:value-type="float" office:value="1.07342255467132" calcext:value-type="float">
            <text:p>1.0734225547</text:p>
          </table:table-cell>
          <table:table-cell table:number-columns-repeated="4"/>
        </table:table-row>
        <table:table-row table:style-name="ro1">
          <table:table-cell office:value-type="float" office:value="1485172528" calcext:value-type="float">
            <text:p>1485172528</text:p>
          </table:table-cell>
          <table:table-cell office:value-type="float" office:value="-50" calcext:value-type="float">
            <text:p>-50</text:p>
          </table:table-cell>
          <table:table-cell table:formula="of:=10^((-40 - [.B89]) / (10 * 2.1))" office:value-type="float" office:value="2.99357729472049" calcext:value-type="float">
            <text:p>2.9935772947</text:p>
          </table:table-cell>
          <table:table-cell table:formula="of:=10^[.B89]" office:value-type="float" office:value="1E-050" calcext:value-type="float">
            <text:p>1E-50</text:p>
          </table:table-cell>
          <table:table-cell table:formula="of:=[.E88]+[.$K$2]*([.D89]-[.E88])" office:value-type="float" office:value="1.69385495489058E-041" calcext:value-type="float">
            <text:p>1.69385495489058E-41</text:p>
          </table:table-cell>
          <table:table-cell table:formula="of:=LOG([.E89];10)" office:value-type="float" office:value="-40.771123781129" calcext:value-type="float">
            <text:p>-40.7711237811</text:p>
          </table:table-cell>
          <table:table-cell table:formula="of:=10^((-40 - [.F89]) / (10 * 2.1))" office:value-type="float" office:value="1.08822871159356" calcext:value-type="float">
            <text:p>1.0882287116</text:p>
          </table:table-cell>
          <table:table-cell table:number-columns-repeated="4"/>
        </table:table-row>
        <table:table-row table:style-name="ro1">
          <table:table-cell office:value-type="float" office:value="1485172528" calcext:value-type="float">
            <text:p>1485172528</text:p>
          </table:table-cell>
          <table:table-cell office:value-type="float" office:value="-42" calcext:value-type="float">
            <text:p>-42</text:p>
          </table:table-cell>
          <table:table-cell table:formula="of:=10^((-40 - [.B90]) / (10 * 2.1))" office:value-type="float" office:value="1.24519708473503" calcext:value-type="float">
            <text:p>1.2451970847</text:p>
          </table:table-cell>
          <table:table-cell table:formula="of:=10^[.B90]" office:value-type="float" office:value="1E-042" calcext:value-type="float">
            <text:p>1E-42</text:p>
          </table:table-cell>
          <table:table-cell table:formula="of:=[.E89]+[.$K$2]*([.D90]-[.E89])" office:value-type="float" office:value="1.29539121616794E-041" calcext:value-type="float">
            <text:p>1.29539121616794E-41</text:p>
          </table:table-cell>
          <table:table-cell table:formula="of:=LOG([.E90];10)" office:value-type="float" office:value="-40.8875990521507" calcext:value-type="float">
            <text:p>-40.8875990522</text:p>
          </table:table-cell>
          <table:table-cell table:formula="of:=10^((-40 - [.F90]) / (10 * 2.1))" office:value-type="float" office:value="1.10221577281691" calcext:value-type="float">
            <text:p>1.1022157728</text:p>
          </table:table-cell>
          <table:table-cell table:number-columns-repeated="4"/>
        </table:table-row>
        <table:table-row table:style-name="ro1">
          <table:table-cell office:value-type="float" office:value="1485172529" calcext:value-type="float">
            <text:p>1485172529</text:p>
          </table:table-cell>
          <table:table-cell office:value-type="float" office:value="-40" calcext:value-type="float">
            <text:p>-40</text:p>
          </table:table-cell>
          <table:table-cell table:formula="of:=10^((-40 - [.B91]) / (10 * 2.1))" office:value-type="float" office:value="1" calcext:value-type="float">
            <text:p>1</text:p>
          </table:table-cell>
          <table:table-cell table:formula="of:=10^[.B91]" office:value-type="float" office:value="1E-040" calcext:value-type="float">
            <text:p>1E-40</text:p>
          </table:table-cell>
          <table:table-cell table:formula="of:=[.E90]+[.$K$2]*([.D91]-[.E90])" office:value-type="float" office:value="3.47154341212595E-041" calcext:value-type="float">
            <text:p>3.47154341212595E-41</text:p>
          </table:table-cell>
          <table:table-cell table:formula="of:=LOG([.E91];10)" office:value-type="float" office:value="-40.4594773994615" calcext:value-type="float">
            <text:p>-40.4594773995</text:p>
          </table:table-cell>
          <table:table-cell table:formula="of:=10^((-40 - [.F91]) / (10 * 2.1))" office:value-type="float" office:value="1.05167094629472" calcext:value-type="float">
            <text:p>1.0516709463</text:p>
          </table:table-cell>
          <table:table-cell table:number-columns-repeated="4"/>
        </table:table-row>
        <table:table-row table:style-name="ro1">
          <table:table-cell office:value-type="float" office:value="1485172529" calcext:value-type="float">
            <text:p>1485172529</text:p>
          </table:table-cell>
          <table:table-cell office:value-type="float" office:value="-42" calcext:value-type="float">
            <text:p>-42</text:p>
          </table:table-cell>
          <table:table-cell table:formula="of:=10^((-40 - [.B92]) / (10 * 2.1))" office:value-type="float" office:value="1.24519708473503" calcext:value-type="float">
            <text:p>1.2451970847</text:p>
          </table:table-cell>
          <table:table-cell table:formula="of:=10^[.B92]" office:value-type="float" office:value="1E-042" calcext:value-type="float">
            <text:p>1E-42</text:p>
          </table:table-cell>
          <table:table-cell table:formula="of:=[.E91]+[.$K$2]*([.D92]-[.E91])" office:value-type="float" office:value="2.62865755909446E-041" calcext:value-type="float">
            <text:p>2.62865755909446E-41</text:p>
          </table:table-cell>
          <table:table-cell table:formula="of:=LOG([.E92];10)" office:value-type="float" office:value="-40.5802659866902" calcext:value-type="float">
            <text:p>-40.5802659867</text:p>
          </table:table-cell>
          <table:table-cell table:formula="of:=10^((-40 - [.F92]) / (10 * 2.1))" office:value-type="float" office:value="1.06569201975284" calcext:value-type="float">
            <text:p>1.0656920198</text:p>
          </table:table-cell>
          <table:table-cell table:number-columns-repeated="4"/>
        </table:table-row>
        <table:table-row table:style-name="ro1">
          <table:table-cell office:value-type="float" office:value="1485172529" calcext:value-type="float">
            <text:p>1485172529</text:p>
          </table:table-cell>
          <table:table-cell office:value-type="float" office:value="-56" calcext:value-type="float">
            <text:p>-56</text:p>
          </table:table-cell>
          <table:table-cell table:formula="of:=10^((-40 - [.B93]) / (10 * 2.1))" office:value-type="float" office:value="5.77969288415331" calcext:value-type="float">
            <text:p>5.7796928842</text:p>
          </table:table-cell>
          <table:table-cell table:formula="of:=10^[.B93]" office:value-type="float" office:value="1E-056" calcext:value-type="float">
            <text:p>1E-56</text:p>
          </table:table-cell>
          <table:table-cell table:formula="of:=[.E92]+[.$K$2]*([.D93]-[.E92])" office:value-type="float" office:value="1.97149316932085E-041" calcext:value-type="float">
            <text:p>1.97149316932085E-41</text:p>
          </table:table-cell>
          <table:table-cell table:formula="of:=LOG([.E93];10)" office:value-type="float" office:value="-40.7052047232985" calcext:value-type="float">
            <text:p>-40.7052047233</text:p>
          </table:table-cell>
          <table:table-cell table:formula="of:=10^((-40 - [.F93]) / (10 * 2.1))" office:value-type="float" office:value="1.08039154624846" calcext:value-type="float">
            <text:p>1.0803915462</text:p>
          </table:table-cell>
          <table:table-cell table:number-columns-repeated="4"/>
        </table:table-row>
        <table:table-row table:style-name="ro1">
          <table:table-cell office:value-type="float" office:value="1485172530" calcext:value-type="float">
            <text:p>1485172530</text:p>
          </table:table-cell>
          <table:table-cell office:value-type="float" office:value="-58" calcext:value-type="float">
            <text:p>-58</text:p>
          </table:table-cell>
          <table:table-cell table:formula="of:=10^((-40 - [.B94]) / (10 * 2.1))" office:value-type="float" office:value="7.19685673001152" calcext:value-type="float">
            <text:p>7.19685673</text:p>
          </table:table-cell>
          <table:table-cell table:formula="of:=10^[.B94]" office:value-type="float" office:value="1E-058" calcext:value-type="float">
            <text:p>1E-58</text:p>
          </table:table-cell>
          <table:table-cell table:formula="of:=[.E93]+[.$K$2]*([.D94]-[.E93])" office:value-type="float" office:value="1.47861987699064E-041" calcext:value-type="float">
            <text:p>1.47861987699064E-41</text:p>
          </table:table-cell>
          <table:table-cell table:formula="of:=LOG([.E94];10)" office:value-type="float" office:value="-40.8301434599068" calcext:value-type="float">
            <text:p>-40.8301434599</text:p>
          </table:table-cell>
          <table:table-cell table:formula="of:=10^((-40 - [.F94]) / (10 * 2.1))" office:value-type="float" office:value="1.09529382933341" calcext:value-type="float">
            <text:p>1.0952938293</text:p>
          </table:table-cell>
          <table:table-cell table:number-columns-repeated="4"/>
        </table:table-row>
        <table:table-row table:style-name="ro1">
          <table:table-cell office:value-type="float" office:value="1485172530" calcext:value-type="float">
            <text:p>1485172530</text:p>
          </table:table-cell>
          <table:table-cell office:value-type="float" office:value="-52" calcext:value-type="float">
            <text:p>-52</text:p>
          </table:table-cell>
          <table:table-cell table:formula="of:=10^((-40 - [.B95]) / (10 * 2.1))" office:value-type="float" office:value="3.72759372031494" calcext:value-type="float">
            <text:p>3.7275937203</text:p>
          </table:table-cell>
          <table:table-cell table:formula="of:=10^[.B95]" office:value-type="float" office:value="1E-052" calcext:value-type="float">
            <text:p>1E-52</text:p>
          </table:table-cell>
          <table:table-cell table:formula="of:=[.E94]+[.$K$2]*([.D95]-[.E94])" office:value-type="float" office:value="1.10896490774548E-041" calcext:value-type="float">
            <text:p>1.10896490774548E-41</text:p>
          </table:table-cell>
          <table:table-cell table:formula="of:=LOG([.E95];10)" office:value-type="float" office:value="-40.9550821965142" calcext:value-type="float">
            <text:p>-40.9550821965</text:p>
          </table:table-cell>
          <table:table-cell table:formula="of:=10^((-40 - [.F95]) / (10 * 2.1))" office:value-type="float" office:value="1.11040166571224" calcext:value-type="float">
            <text:p>1.1104016657</text:p>
          </table:table-cell>
          <table:table-cell table:number-columns-repeated="4"/>
        </table:table-row>
        <table:table-row table:style-name="ro1">
          <table:table-cell office:value-type="float" office:value="1485172531" calcext:value-type="float">
            <text:p>1485172531</text:p>
          </table:table-cell>
          <table:table-cell office:value-type="float" office:value="-44" calcext:value-type="float">
            <text:p>-44</text:p>
          </table:table-cell>
          <table:table-cell table:formula="of:=10^((-40 - [.B96]) / (10 * 2.1))" office:value-type="float" office:value="1.55051577983262" calcext:value-type="float">
            <text:p>1.5505157798</text:p>
          </table:table-cell>
          <table:table-cell table:formula="of:=10^[.B96]" office:value-type="float" office:value="1E-044" calcext:value-type="float">
            <text:p>1E-44</text:p>
          </table:table-cell>
          <table:table-cell table:formula="of:=[.E95]+[.$K$2]*([.D96]-[.E95])" office:value-type="float" office:value="8.31973680809108E-042" calcext:value-type="float">
            <text:p>8.31973680809108E-42</text:p>
          </table:table-cell>
          <table:table-cell table:formula="of:=LOG([.E96];10)" office:value-type="float" office:value="-41.0798904122431" calcext:value-type="float">
            <text:p>-41.0798904122</text:p>
          </table:table-cell>
          <table:table-cell table:formula="of:=10^((-40 - [.F96]) / (10 * 2.1))" office:value-type="float" office:value="1.12570178039498" calcext:value-type="float">
            <text:p>1.1257017804</text:p>
          </table:table-cell>
          <table:table-cell table:number-columns-repeated="4"/>
        </table:table-row>
        <table:table-row table:style-name="ro1">
          <table:table-cell office:value-type="float" office:value="1485172531" calcext:value-type="float">
            <text:p>1485172531</text:p>
          </table:table-cell>
          <table:table-cell office:value-type="float" office:value="-44" calcext:value-type="float">
            <text:p>-44</text:p>
          </table:table-cell>
          <table:table-cell table:formula="of:=10^((-40 - [.B97]) / (10 * 2.1))" office:value-type="float" office:value="1.55051577983262" calcext:value-type="float">
            <text:p>1.5505157798</text:p>
          </table:table-cell>
          <table:table-cell table:formula="of:=10^[.B97]" office:value-type="float" office:value="1E-044" calcext:value-type="float">
            <text:p>1E-44</text:p>
          </table:table-cell>
          <table:table-cell table:formula="of:=[.E96]+[.$K$2]*([.D97]-[.E96])" office:value-type="float" office:value="6.24230260606831E-042" calcext:value-type="float">
            <text:p>6.24230260606831E-42</text:p>
          </table:table-cell>
          <table:table-cell table:formula="of:=LOG([.E97];10)" office:value-type="float" office:value="-41.2046551820084" calcext:value-type="float">
            <text:p>-41.204655182</text:p>
          </table:table-cell>
          <table:table-cell table:formula="of:=10^((-40 - [.F97]) / (10 * 2.1))" office:value-type="float" office:value="1.14120727744414" calcext:value-type="float">
            <text:p>1.1412072774</text:p>
          </table:table-cell>
          <table:table-cell table:number-columns-repeated="4"/>
        </table:table-row>
        <table:table-row table:style-name="ro1">
          <table:table-cell office:value-type="float" office:value="1485172532" calcext:value-type="float">
            <text:p>1485172532</text:p>
          </table:table-cell>
          <table:table-cell office:value-type="float" office:value="-46" calcext:value-type="float">
            <text:p>-46</text:p>
          </table:table-cell>
          <table:table-cell table:formula="of:=10^((-40 - [.B98]) / (10 * 2.1))" office:value-type="float" office:value="1.93069772888325" calcext:value-type="float">
            <text:p>1.9306977289</text:p>
          </table:table-cell>
          <table:table-cell table:formula="of:=10^[.B98]" office:value-type="float" office:value="1E-046" calcext:value-type="float">
            <text:p>1E-46</text:p>
          </table:table-cell>
          <table:table-cell table:formula="of:=[.E97]+[.$K$2]*([.D98]-[.E97])" office:value-type="float" office:value="4.68175195455123E-042" calcext:value-type="float">
            <text:p>4.68175195455123E-42</text:p>
          </table:table-cell>
          <table:table-cell table:formula="of:=LOG([.E98];10)" office:value-type="float" office:value="-41.3295915995295" calcext:value-type="float">
            <text:p>-41.3295915995</text:p>
          </table:table-cell>
          <table:table-cell table:formula="of:=10^((-40 - [.F98]) / (10 * 2.1))" office:value-type="float" office:value="1.15694812262763" calcext:value-type="float">
            <text:p>1.1569481226</text:p>
          </table:table-cell>
          <table:table-cell table:number-columns-repeated="4"/>
        </table:table-row>
        <table:table-row table:style-name="ro1">
          <table:table-cell office:value-type="float" office:value="1485172532" calcext:value-type="float">
            <text:p>1485172532</text:p>
          </table:table-cell>
          <table:table-cell office:value-type="float" office:value="-42" calcext:value-type="float">
            <text:p>-42</text:p>
          </table:table-cell>
          <table:table-cell table:formula="of:=10^((-40 - [.B99]) / (10 * 2.1))" office:value-type="float" office:value="1.24519708473503" calcext:value-type="float">
            <text:p>1.2451970847</text:p>
          </table:table-cell>
          <table:table-cell table:formula="of:=10^[.B99]" office:value-type="float" office:value="1E-042" calcext:value-type="float">
            <text:p>1E-42</text:p>
          </table:table-cell>
          <table:table-cell table:formula="of:=[.E98]+[.$K$2]*([.D99]-[.E98])" office:value-type="float" office:value="3.76131396591342E-042" calcext:value-type="float">
            <text:p>3.76131396591342E-42</text:p>
          </table:table-cell>
          <table:table-cell table:formula="of:=LOG([.E99];10)" office:value-type="float" office:value="-41.4246604134607" calcext:value-type="float">
            <text:p>-41.4246604135</text:p>
          </table:table-cell>
          <table:table-cell table:formula="of:=10^((-40 - [.F99]) / (10 * 2.1))" office:value-type="float" office:value="1.16907122757662" calcext:value-type="float">
            <text:p>1.1690712276</text:p>
          </table:table-cell>
          <table:table-cell table:number-columns-repeated="4"/>
        </table:table-row>
        <table:table-row table:style-name="ro1">
          <table:table-cell office:value-type="float" office:value="1485172533" calcext:value-type="float">
            <text:p>1485172533</text:p>
          </table:table-cell>
          <table:table-cell office:value-type="float" office:value="-50" calcext:value-type="float">
            <text:p>-50</text:p>
          </table:table-cell>
          <table:table-cell table:formula="of:=10^((-40 - [.B100]) / (10 * 2.1))" office:value-type="float" office:value="2.99357729472049" calcext:value-type="float">
            <text:p>2.9935772947</text:p>
          </table:table-cell>
          <table:table-cell table:formula="of:=10^[.B100]" office:value-type="float" office:value="1E-050" calcext:value-type="float">
            <text:p>1E-50</text:p>
          </table:table-cell>
          <table:table-cell table:formula="of:=[.E99]+[.$K$2]*([.D100]-[.E99])" office:value-type="float" office:value="2.82098547693507E-042" calcext:value-type="float">
            <text:p>2.82098547693507E-42</text:p>
          </table:table-cell>
          <table:table-cell table:formula="of:=LOG([.E100];10)" office:value-type="float" office:value="-41.5495991496841" calcext:value-type="float">
            <text:p>-41.5495991497</text:p>
          </table:table-cell>
          <table:table-cell table:formula="of:=10^((-40 - [.F100]) / (10 * 2.1))" office:value-type="float" office:value="1.18519670577595" calcext:value-type="float">
            <text:p>1.1851967058</text:p>
          </table:table-cell>
          <table:table-cell table:number-columns-repeated="4"/>
        </table:table-row>
        <table:table-row table:style-name="ro1">
          <table:table-cell office:value-type="float" office:value="1485172534" calcext:value-type="float">
            <text:p>1485172534</text:p>
          </table:table-cell>
          <table:table-cell office:value-type="float" office:value="-56" calcext:value-type="float">
            <text:p>-56</text:p>
          </table:table-cell>
          <table:table-cell table:formula="of:=10^((-40 - [.B101]) / (10 * 2.1))" office:value-type="float" office:value="5.77969288415331" calcext:value-type="float">
            <text:p>5.7796928842</text:p>
          </table:table-cell>
          <table:table-cell table:formula="of:=10^[.B101]" office:value-type="float" office:value="1E-056" calcext:value-type="float">
            <text:p>1E-56</text:p>
          </table:table-cell>
          <table:table-cell table:formula="of:=[.E100]+[.$K$2]*([.D101]-[.E100])" office:value-type="float" office:value="2.1157391077013E-042" calcext:value-type="float">
            <text:p>2.1157391077013E-42</text:p>
          </table:table-cell>
          <table:table-cell table:formula="of:=LOG([.E101];10)" office:value-type="float" office:value="-41.6745378862924" calcext:value-type="float">
            <text:p>-41.6745378863</text:p>
          </table:table-cell>
          <table:table-cell table:formula="of:=10^((-40 - [.F101]) / (10 * 2.1))" office:value-type="float" office:value="1.20154460935049" calcext:value-type="float">
            <text:p>1.2015446094</text:p>
          </table:table-cell>
          <table:table-cell table:number-columns-repeated="4"/>
        </table:table-row>
        <table:table-row table:style-name="ro1">
          <table:table-cell office:value-type="float" office:value="1485172535" calcext:value-type="float">
            <text:p>1485172535</text:p>
          </table:table-cell>
          <table:table-cell office:value-type="float" office:value="-56" calcext:value-type="float">
            <text:p>-56</text:p>
          </table:table-cell>
          <table:table-cell table:formula="of:=10^((-40 - [.B102]) / (10 * 2.1))" office:value-type="float" office:value="5.77969288415331" calcext:value-type="float">
            <text:p>5.7796928842</text:p>
          </table:table-cell>
          <table:table-cell table:formula="of:=10^[.B102]" office:value-type="float" office:value="1E-056" calcext:value-type="float">
            <text:p>1E-56</text:p>
          </table:table-cell>
          <table:table-cell table:formula="of:=[.E101]+[.$K$2]*([.D102]-[.E101])" office:value-type="float" office:value="1.58680433077598E-042" calcext:value-type="float">
            <text:p>1.58680433077598E-42</text:p>
          </table:table-cell>
          <table:table-cell table:formula="of:=LOG([.E102];10)" office:value-type="float" office:value="-41.7994766229007" calcext:value-type="float">
            <text:p>-41.7994766229</text:p>
          </table:table-cell>
          <table:table-cell table:formula="of:=10^((-40 - [.F102]) / (10 * 2.1))" office:value-type="float" office:value="1.21811800625452" calcext:value-type="float">
            <text:p>1.2181180063</text:p>
          </table:table-cell>
          <table:table-cell table:number-columns-repeated="4"/>
        </table:table-row>
        <table:table-row table:style-name="ro1">
          <table:table-cell office:value-type="float" office:value="1485172535" calcext:value-type="float">
            <text:p>1485172535</text:p>
          </table:table-cell>
          <table:table-cell office:value-type="float" office:value="-56" calcext:value-type="float">
            <text:p>-56</text:p>
          </table:table-cell>
          <table:table-cell table:formula="of:=10^((-40 - [.B103]) / (10 * 2.1))" office:value-type="float" office:value="5.77969288415331" calcext:value-type="float">
            <text:p>5.7796928842</text:p>
          </table:table-cell>
          <table:table-cell table:formula="of:=10^[.B103]" office:value-type="float" office:value="1E-056" calcext:value-type="float">
            <text:p>1E-56</text:p>
          </table:table-cell>
          <table:table-cell table:formula="of:=[.E102]+[.$K$2]*([.D103]-[.E102])" office:value-type="float" office:value="1.19010324808199E-042" calcext:value-type="float">
            <text:p>1.19010324808199E-42</text:p>
          </table:table-cell>
          <table:table-cell table:formula="of:=LOG([.E103];10)" office:value-type="float" office:value="-41.924415359509" calcext:value-type="float">
            <text:p>-41.9244153595</text:p>
          </table:table-cell>
          <table:table-cell table:formula="of:=10^((-40 - [.F103]) / (10 * 2.1))" office:value-type="float" office:value="1.23492000680988" calcext:value-type="float">
            <text:p>1.2349200068</text:p>
          </table:table-cell>
          <table:table-cell table:number-columns-repeated="4"/>
        </table:table-row>
        <table:table-row table:style-name="ro1">
          <table:table-cell office:value-type="float" office:value="1485172535" calcext:value-type="float">
            <text:p>1485172535</text:p>
          </table:table-cell>
          <table:table-cell office:value-type="float" office:value="-66" calcext:value-type="float">
            <text:p>-66</text:p>
          </table:table-cell>
          <table:table-cell table:formula="of:=10^((-40 - [.B104]) / (10 * 2.1))" office:value-type="float" office:value="17.3019573884589" calcext:value-type="float">
            <text:p>17.3019573885</text:p>
          </table:table-cell>
          <table:table-cell table:formula="of:=10^[.B104]" office:value-type="float" office:value="1E-066" calcext:value-type="float">
            <text:p>1E-66</text:p>
          </table:table-cell>
          <table:table-cell table:formula="of:=[.E103]+[.$K$2]*([.D104]-[.E103])" office:value-type="float" office:value="8.92577436061491E-043" calcext:value-type="float">
            <text:p>8.92577436061491E-43</text:p>
          </table:table-cell>
          <table:table-cell table:formula="of:=LOG([.E104];10)" office:value-type="float" office:value="-42.0493540961173" calcext:value-type="float">
            <text:p>-42.0493540961</text:p>
          </table:table-cell>
          <table:table-cell table:formula="of:=10^((-40 - [.F104]) / (10 * 2.1))" office:value-type="float" office:value="1.25195376424037" calcext:value-type="float">
            <text:p>1.2519537642</text:p>
          </table:table-cell>
          <table:table-cell table:number-columns-repeated="4"/>
        </table:table-row>
        <table:table-row table:style-name="ro1">
          <table:table-cell office:value-type="float" office:value="1485172536" calcext:value-type="float">
            <text:p>1485172536</text:p>
          </table:table-cell>
          <table:table-cell office:value-type="float" office:value="-52" calcext:value-type="float">
            <text:p>-52</text:p>
          </table:table-cell>
          <table:table-cell table:formula="of:=10^((-40 - [.B105]) / (10 * 2.1))" office:value-type="float" office:value="3.72759372031494" calcext:value-type="float">
            <text:p>3.7275937203</text:p>
          </table:table-cell>
          <table:table-cell table:formula="of:=10^[.B105]" office:value-type="float" office:value="1E-052" calcext:value-type="float">
            <text:p>1E-52</text:p>
          </table:table-cell>
          <table:table-cell table:formula="of:=[.E104]+[.$K$2]*([.D105]-[.E104])" office:value-type="float" office:value="6.69433077071118E-043" calcext:value-type="float">
            <text:p>6.69433077071118E-43</text:p>
          </table:table-cell>
          <table:table-cell table:formula="of:=LOG([.E105];10)" office:value-type="float" office:value="-42.1742928327094" calcext:value-type="float">
            <text:p>-42.1742928327</text:p>
          </table:table-cell>
          <table:table-cell table:formula="of:=10^((-40 - [.F105]) / (10 * 2.1))" office:value-type="float" office:value="1.26922247526122" calcext:value-type="float">
            <text:p>1.2692224753</text:p>
          </table:table-cell>
          <table:table-cell table:number-columns-repeated="4"/>
        </table:table-row>
        <table:table-row table:style-name="ro1">
          <table:table-cell office:value-type="float" office:value="1485172536" calcext:value-type="float">
            <text:p>1485172536</text:p>
          </table:table-cell>
          <table:table-cell office:value-type="float" office:value="-54" calcext:value-type="float">
            <text:p>-54</text:p>
          </table:table-cell>
          <table:table-cell table:formula="of:=10^((-40 - [.B106]) / (10 * 2.1))" office:value-type="float" office:value="4.64158883361278" calcext:value-type="float">
            <text:p>4.6415888336</text:p>
          </table:table-cell>
          <table:table-cell table:formula="of:=10^[.B106]" office:value-type="float" office:value="1E-054" calcext:value-type="float">
            <text:p>1E-54</text:p>
          </table:table-cell>
          <table:table-cell table:formula="of:=[.E105]+[.$K$2]*([.D106]-[.E105])" office:value-type="float" office:value="5.02074807803589E-043" calcext:value-type="float">
            <text:p>5.02074807803589E-43</text:p>
          </table:table-cell>
          <table:table-cell table:formula="of:=LOG([.E106];10)" office:value-type="float" office:value="-42.2992315693175" calcext:value-type="float">
            <text:p>-42.2992315693</text:p>
          </table:table-cell>
          <table:table-cell table:formula="of:=10^((-40 - [.F106]) / (10 * 2.1))" office:value-type="float" office:value="1.28672938068802" calcext:value-type="float">
            <text:p>1.2867293807</text:p>
          </table:table-cell>
          <table:table-cell table:number-columns-repeated="4"/>
        </table:table-row>
        <table:table-row table:style-name="ro1">
          <table:table-cell office:value-type="float" office:value="1485172537" calcext:value-type="float">
            <text:p>1485172537</text:p>
          </table:table-cell>
          <table:table-cell office:value-type="float" office:value="-44" calcext:value-type="float">
            <text:p>-44</text:p>
          </table:table-cell>
          <table:table-cell table:formula="of:=10^((-40 - [.B107]) / (10 * 2.1))" office:value-type="float" office:value="1.55051577983262" calcext:value-type="float">
            <text:p>1.5505157798</text:p>
          </table:table-cell>
          <table:table-cell table:formula="of:=10^[.B107]" office:value-type="float" office:value="1E-044" calcext:value-type="float">
            <text:p>1E-44</text:p>
          </table:table-cell>
          <table:table-cell table:formula="of:=[.E106]+[.$K$2]*([.D107]-[.E106])" office:value-type="float" office:value="3.79056105852691E-043" calcext:value-type="float">
            <text:p>3.79056105852691E-43</text:p>
          </table:table-cell>
          <table:table-cell table:formula="of:=LOG([.E107];10)" office:value-type="float" office:value="-42.4212965033331" calcext:value-type="float">
            <text:p>-42.4212965033</text:p>
          </table:table-cell>
          <table:table-cell table:formula="of:=10^((-40 - [.F107]) / (10 * 2.1))" office:value-type="float" office:value="1.30406678518219" calcext:value-type="float">
            <text:p>1.3040667852</text:p>
          </table:table-cell>
          <table:table-cell table:number-columns-repeated="4"/>
        </table:table-row>
        <table:table-row table:style-name="ro1">
          <table:table-cell office:value-type="float" office:value="1485172537" calcext:value-type="float">
            <text:p>1485172537</text:p>
          </table:table-cell>
          <table:table-cell office:value-type="float" office:value="-50" calcext:value-type="float">
            <text:p>-50</text:p>
          </table:table-cell>
          <table:table-cell table:formula="of:=10^((-40 - [.B108]) / (10 * 2.1))" office:value-type="float" office:value="2.99357729472049" calcext:value-type="float">
            <text:p>2.9935772947</text:p>
          </table:table-cell>
          <table:table-cell table:formula="of:=10^[.B108]" office:value-type="float" office:value="1E-050" calcext:value-type="float">
            <text:p>1E-50</text:p>
          </table:table-cell>
          <table:table-cell table:formula="of:=[.E107]+[.$K$2]*([.D108]-[.E107])" office:value-type="float" office:value="2.84292081889519E-043" calcext:value-type="float">
            <text:p>2.84292081889519E-43</text:p>
          </table:table-cell>
          <table:table-cell table:formula="of:=LOG([.E108];10)" office:value-type="float" office:value="-42.5462352361224" calcext:value-type="float">
            <text:p>-42.5462352361</text:p>
          </table:table-cell>
          <table:table-cell table:formula="of:=10^((-40 - [.F108]) / (10 * 2.1))" office:value-type="float" office:value="1.32205431189306" calcext:value-type="float">
            <text:p>1.3220543119</text:p>
          </table:table-cell>
          <table:table-cell table:number-columns-repeated="4"/>
        </table:table-row>
        <table:table-row table:style-name="ro1">
          <table:table-cell office:value-type="float" office:value="1485172538" calcext:value-type="float">
            <text:p>1485172538</text:p>
          </table:table-cell>
          <table:table-cell office:value-type="float" office:value="-54" calcext:value-type="float">
            <text:p>-54</text:p>
          </table:table-cell>
          <table:table-cell table:formula="of:=10^((-40 - [.B109]) / (10 * 2.1))" office:value-type="float" office:value="4.64158883361278" calcext:value-type="float">
            <text:p>4.6415888336</text:p>
          </table:table-cell>
          <table:table-cell table:formula="of:=10^[.B109]" office:value-type="float" office:value="1E-054" calcext:value-type="float">
            <text:p>1E-54</text:p>
          </table:table-cell>
          <table:table-cell table:formula="of:=[.E108]+[.$K$2]*([.D109]-[.E108])" office:value-type="float" office:value="2.13219061417389E-043" calcext:value-type="float">
            <text:p>2.13219061417389E-43</text:p>
          </table:table-cell>
          <table:table-cell table:formula="of:=LOG([.E109];10)" office:value-type="float" office:value="-42.6711739727301" calcext:value-type="float">
            <text:p>-42.6711739727</text:p>
          </table:table-cell>
          <table:table-cell table:formula="of:=10^((-40 - [.F109]) / (10 * 2.1))" office:value-type="float" office:value="1.3402899484804" calcext:value-type="float">
            <text:p>1.3402899485</text:p>
          </table:table-cell>
          <table:table-cell table:number-columns-repeated="4"/>
        </table:table-row>
        <table:table-row table:style-name="ro1">
          <table:table-cell office:value-type="float" office:value="1485172539" calcext:value-type="float">
            <text:p>1485172539</text:p>
          </table:table-cell>
          <table:table-cell office:value-type="float" office:value="-44" calcext:value-type="float">
            <text:p>-44</text:p>
          </table:table-cell>
          <table:table-cell table:formula="of:=10^((-40 - [.B110]) / (10 * 2.1))" office:value-type="float" office:value="1.55051577983262" calcext:value-type="float">
            <text:p>1.5505157798</text:p>
          </table:table-cell>
          <table:table-cell table:formula="of:=10^[.B110]" office:value-type="float" office:value="1E-044" calcext:value-type="float">
            <text:p>1E-44</text:p>
          </table:table-cell>
          <table:table-cell table:formula="of:=[.E109]+[.$K$2]*([.D110]-[.E109])" office:value-type="float" office:value="1.62414296063042E-043" calcext:value-type="float">
            <text:p>1.62414296063042E-43</text:p>
          </table:table-cell>
          <table:table-cell table:formula="of:=LOG([.E110];10)" office:value-type="float" office:value="-42.7893757458582" calcext:value-type="float">
            <text:p>-42.7893757459</text:p>
          </table:table-cell>
          <table:table-cell table:formula="of:=10^((-40 - [.F110]) / (10 * 2.1))" office:value-type="float" office:value="1.35777377600008" calcext:value-type="float">
            <text:p>1.357773776</text:p>
          </table:table-cell>
          <table:table-cell table:number-columns-repeated="4"/>
        </table:table-row>
        <table:table-row table:style-name="ro1">
          <table:table-cell office:value-type="float" office:value="1485172539" calcext:value-type="float">
            <text:p>1485172539</text:p>
          </table:table-cell>
          <table:table-cell office:value-type="float" office:value="-40" calcext:value-type="float">
            <text:p>-40</text:p>
          </table:table-cell>
          <table:table-cell table:formula="of:=10^((-40 - [.B111]) / (10 * 2.1))" office:value-type="float" office:value="1" calcext:value-type="float">
            <text:p>1</text:p>
          </table:table-cell>
          <table:table-cell table:formula="of:=10^[.B111]" office:value-type="float" office:value="1E-040" calcext:value-type="float">
            <text:p>1E-40</text:p>
          </table:table-cell>
          <table:table-cell table:formula="of:=[.E110]+[.$K$2]*([.D111]-[.E110])" office:value-type="float" office:value="2.51218107220473E-041" calcext:value-type="float">
            <text:p>2.51218107220473E-41</text:p>
          </table:table-cell>
          <table:table-cell table:formula="of:=LOG([.E111];10)" office:value-type="float" office:value="-40.5999490608643" calcext:value-type="float">
            <text:p>-40.5999490609</text:p>
          </table:table-cell>
          <table:table-cell table:formula="of:=10^((-40 - [.F111]) / (10 * 2.1))" office:value-type="float" office:value="1.06799446740835" calcext:value-type="float">
            <text:p>1.0679944674</text:p>
          </table:table-cell>
          <table:table-cell table:number-columns-repeated="4"/>
        </table:table-row>
        <table:table-row table:style-name="ro1">
          <table:table-cell office:value-type="float" office:value="1485172539" calcext:value-type="float">
            <text:p>1485172539</text:p>
          </table:table-cell>
          <table:table-cell office:value-type="float" office:value="-46" calcext:value-type="float">
            <text:p>-46</text:p>
          </table:table-cell>
          <table:table-cell table:formula="of:=10^((-40 - [.B112]) / (10 * 2.1))" office:value-type="float" office:value="1.93069772888325" calcext:value-type="float">
            <text:p>1.9306977289</text:p>
          </table:table-cell>
          <table:table-cell table:formula="of:=10^[.B112]" office:value-type="float" office:value="1E-046" calcext:value-type="float">
            <text:p>1E-46</text:p>
          </table:table-cell>
          <table:table-cell table:formula="of:=[.E111]+[.$K$2]*([.D112]-[.E111])" office:value-type="float" office:value="1.88413830415355E-041" calcext:value-type="float">
            <text:p>1.88413830415355E-41</text:p>
          </table:table-cell>
          <table:table-cell table:formula="of:=LOG([.E112];10)" office:value-type="float" office:value="-40.7248872212214" calcext:value-type="float">
            <text:p>-40.7248872212</text:p>
          </table:table-cell>
          <table:table-cell table:formula="of:=10^((-40 - [.F112]) / (10 * 2.1))" office:value-type="float" office:value="1.08272568409637" calcext:value-type="float">
            <text:p>1.0827256841</text:p>
          </table:table-cell>
          <table:table-cell table:number-columns-repeated="4"/>
        </table:table-row>
        <table:table-row table:style-name="ro1">
          <table:table-cell office:value-type="float" office:value="1485172541" calcext:value-type="float">
            <text:p>1485172541</text:p>
          </table:table-cell>
          <table:table-cell office:value-type="float" office:value="-50" calcext:value-type="float">
            <text:p>-50</text:p>
          </table:table-cell>
          <table:table-cell table:formula="of:=10^((-40 - [.B113]) / (10 * 2.1))" office:value-type="float" office:value="2.99357729472049" calcext:value-type="float">
            <text:p>2.9935772947</text:p>
          </table:table-cell>
          <table:table-cell table:formula="of:=10^[.B113]" office:value-type="float" office:value="1E-050" calcext:value-type="float">
            <text:p>1E-50</text:p>
          </table:table-cell>
          <table:table-cell table:formula="of:=[.E112]+[.$K$2]*([.D113]-[.E112])" office:value-type="float" office:value="1.41310372836516E-041" calcext:value-type="float">
            <text:p>1.41310372836516E-41</text:p>
          </table:table-cell>
          <table:table-cell table:formula="of:=LOG([.E113];10)" office:value-type="float" office:value="-40.8498259577529" calcext:value-type="float">
            <text:p>-40.8498259578</text:p>
          </table:table-cell>
          <table:table-cell table:formula="of:=10^((-40 - [.F113]) / (10 * 2.1))" office:value-type="float" office:value="1.09766016289138" calcext:value-type="float">
            <text:p>1.0976601629</text:p>
          </table:table-cell>
          <table:table-cell table:number-columns-repeated="4"/>
        </table:table-row>
        <table:table-row table:style-name="ro1">
          <table:table-cell office:value-type="float" office:value="1485172541" calcext:value-type="float">
            <text:p>1485172541</text:p>
          </table:table-cell>
          <table:table-cell office:value-type="float" office:value="-42" calcext:value-type="float">
            <text:p>-42</text:p>
          </table:table-cell>
          <table:table-cell table:formula="of:=10^((-40 - [.B114]) / (10 * 2.1))" office:value-type="float" office:value="1.24519708473503" calcext:value-type="float">
            <text:p>1.2451970847</text:p>
          </table:table-cell>
          <table:table-cell table:formula="of:=10^[.B114]" office:value-type="float" office:value="1E-042" calcext:value-type="float">
            <text:p>1E-42</text:p>
          </table:table-cell>
          <table:table-cell table:formula="of:=[.E113]+[.$K$2]*([.D114]-[.E113])" office:value-type="float" office:value="1.08482779627387E-041" calcext:value-type="float">
            <text:p>1.08482779627387E-41</text:p>
          </table:table-cell>
          <table:table-cell table:formula="of:=LOG([.E114];10)" office:value-type="float" office:value="-40.9646391955145" calcext:value-type="float">
            <text:p>-40.9646391955</text:p>
          </table:table-cell>
          <table:table-cell table:formula="of:=10^((-40 - [.F114]) / (10 * 2.1))" office:value-type="float" office:value="1.11156586038217" calcext:value-type="float">
            <text:p>1.1115658604</text:p>
          </table:table-cell>
          <table:table-cell table:number-columns-repeated="4"/>
        </table:table-row>
        <table:table-row table:style-name="ro1">
          <table:table-cell office:value-type="float" office:value="1485172541" calcext:value-type="float">
            <text:p>1485172541</text:p>
          </table:table-cell>
          <table:table-cell office:value-type="float" office:value="-50" calcext:value-type="float">
            <text:p>-50</text:p>
          </table:table-cell>
          <table:table-cell table:formula="of:=10^((-40 - [.B115]) / (10 * 2.1))" office:value-type="float" office:value="2.99357729472049" calcext:value-type="float">
            <text:p>2.9935772947</text:p>
          </table:table-cell>
          <table:table-cell table:formula="of:=10^[.B115]" office:value-type="float" office:value="1E-050" calcext:value-type="float">
            <text:p>1E-50</text:p>
          </table:table-cell>
          <table:table-cell table:formula="of:=[.E114]+[.$K$2]*([.D115]-[.E114])" office:value-type="float" office:value="8.13620847455402E-042" calcext:value-type="float">
            <text:p>8.13620847455402E-42</text:p>
          </table:table-cell>
          <table:table-cell table:formula="of:=LOG([.E115];10)" office:value-type="float" office:value="-41.0895779319894" calcext:value-type="float">
            <text:p>-41.089577932</text:p>
          </table:table-cell>
          <table:table-cell table:formula="of:=10^((-40 - [.F115]) / (10 * 2.1))" office:value-type="float" office:value="1.1268981435333" calcext:value-type="float">
            <text:p>1.1268981435</text:p>
          </table:table-cell>
          <table:table-cell table:number-columns-repeated="4"/>
        </table:table-row>
        <table:table-row table:style-name="ro1">
          <table:table-cell office:value-type="float" office:value="1485172541" calcext:value-type="float">
            <text:p>1485172541</text:p>
          </table:table-cell>
          <table:table-cell office:value-type="float" office:value="-52" calcext:value-type="float">
            <text:p>-52</text:p>
          </table:table-cell>
          <table:table-cell table:formula="of:=10^((-40 - [.B116]) / (10 * 2.1))" office:value-type="float" office:value="3.72759372031494" calcext:value-type="float">
            <text:p>3.7275937203</text:p>
          </table:table-cell>
          <table:table-cell table:formula="of:=10^[.B116]" office:value-type="float" office:value="1E-052" calcext:value-type="float">
            <text:p>1E-52</text:p>
          </table:table-cell>
          <table:table-cell table:formula="of:=[.E115]+[.$K$2]*([.D116]-[.E115])" office:value-type="float" office:value="6.10215635594052E-042" calcext:value-type="float">
            <text:p>6.10215635594052E-42</text:p>
          </table:table-cell>
          <table:table-cell table:formula="of:=LOG([.E116];10)" office:value-type="float" office:value="-41.2145166685959" calcext:value-type="float">
            <text:p>-41.2145166686</text:p>
          </table:table-cell>
          <table:table-cell table:formula="of:=10^((-40 - [.F116]) / (10 * 2.1))" office:value-type="float" office:value="1.14244191116171" calcext:value-type="float">
            <text:p>1.1424419112</text:p>
          </table:table-cell>
          <table:table-cell table:number-columns-repeated="4"/>
        </table:table-row>
        <table:table-row table:style-name="ro1">
          <table:table-cell office:value-type="float" office:value="1485172542" calcext:value-type="float">
            <text:p>1485172542</text:p>
          </table:table-cell>
          <table:table-cell office:value-type="float" office:value="-56" calcext:value-type="float">
            <text:p>-56</text:p>
          </table:table-cell>
          <table:table-cell table:formula="of:=10^((-40 - [.B117]) / (10 * 2.1))" office:value-type="float" office:value="5.77969288415331" calcext:value-type="float">
            <text:p>5.7796928842</text:p>
          </table:table-cell>
          <table:table-cell table:formula="of:=10^[.B117]" office:value-type="float" office:value="1E-056" calcext:value-type="float">
            <text:p>1E-56</text:p>
          </table:table-cell>
          <table:table-cell table:formula="of:=[.E116]+[.$K$2]*([.D117]-[.E116])" office:value-type="float" office:value="4.57661726695539E-042" calcext:value-type="float">
            <text:p>4.57661726695539E-42</text:p>
          </table:table-cell>
          <table:table-cell table:formula="of:=LOG([.E117];10)" office:value-type="float" office:value="-41.3394554052042" calcext:value-type="float">
            <text:p>-41.3394554052</text:p>
          </table:table-cell>
          <table:table-cell table:formula="of:=10^((-40 - [.F117]) / (10 * 2.1))" office:value-type="float" office:value="1.15820008034339" calcext:value-type="float">
            <text:p>1.1582000803</text:p>
          </table:table-cell>
          <table:table-cell table:number-columns-repeated="4"/>
        </table:table-row>
        <table:table-row table:style-name="ro1">
          <table:table-cell office:value-type="float" office:value="1485172543" calcext:value-type="float">
            <text:p>1485172543</text:p>
          </table:table-cell>
          <table:table-cell office:value-type="float" office:value="-48" calcext:value-type="float">
            <text:p>-48</text:p>
          </table:table-cell>
          <table:table-cell table:formula="of:=10^((-40 - [.B118]) / (10 * 2.1))" office:value-type="float" office:value="2.40409918350997" calcext:value-type="float">
            <text:p>2.4040991835</text:p>
          </table:table-cell>
          <table:table-cell table:formula="of:=10^[.B118]" office:value-type="float" office:value="1E-048" calcext:value-type="float">
            <text:p>1E-48</text:p>
          </table:table-cell>
          <table:table-cell table:formula="of:=[.E117]+[.$K$2]*([.D118]-[.E117])" office:value-type="float" office:value="3.43246320021654E-042" calcext:value-type="float">
            <text:p>3.43246320021654E-42</text:p>
          </table:table-cell>
          <table:table-cell table:formula="of:=LOG([.E118];10)" office:value-type="float" office:value="-41.4643941101811" calcext:value-type="float">
            <text:p>-41.4643941102</text:p>
          </table:table-cell>
          <table:table-cell table:formula="of:=10^((-40 - [.F118]) / (10 * 2.1))" office:value-type="float" office:value="1.17417560433417" calcext:value-type="float">
            <text:p>1.1741756043</text:p>
          </table:table-cell>
          <table:table-cell table:number-columns-repeated="4"/>
        </table:table-row>
        <table:table-row table:style-name="ro1">
          <table:table-cell office:value-type="float" office:value="1485172543" calcext:value-type="float">
            <text:p>1485172543</text:p>
          </table:table-cell>
          <table:table-cell office:value-type="float" office:value="-40" calcext:value-type="float">
            <text:p>-40</text:p>
          </table:table-cell>
          <table:table-cell table:formula="of:=10^((-40 - [.B119]) / (10 * 2.1))" office:value-type="float" office:value="1" calcext:value-type="float">
            <text:p>1</text:p>
          </table:table-cell>
          <table:table-cell table:formula="of:=10^[.B119]" office:value-type="float" office:value="1E-040" calcext:value-type="float">
            <text:p>1E-40</text:p>
          </table:table-cell>
          <table:table-cell table:formula="of:=[.E118]+[.$K$2]*([.D119]-[.E118])" office:value-type="float" office:value="2.75743474001624E-041" calcext:value-type="float">
            <text:p>2.75743474001624E-41</text:p>
          </table:table-cell>
          <table:table-cell table:formula="of:=LOG([.E119];10)" office:value-type="float" office:value="-40.5594947571783" calcext:value-type="float">
            <text:p>-40.5594947572</text:p>
          </table:table-cell>
          <table:table-cell table:formula="of:=10^((-40 - [.F119]) / (10 * 2.1))" office:value-type="float" office:value="1.06326766676972" calcext:value-type="float">
            <text:p>1.0632676668</text:p>
          </table:table-cell>
          <table:table-cell table:number-columns-repeated="4"/>
        </table:table-row>
        <table:table-row table:style-name="ro1">
          <table:table-cell office:value-type="float" office:value="1485172543" calcext:value-type="float">
            <text:p>1485172543</text:p>
          </table:table-cell>
          <table:table-cell office:value-type="float" office:value="-48" calcext:value-type="float">
            <text:p>-48</text:p>
          </table:table-cell>
          <table:table-cell table:formula="of:=10^((-40 - [.B120]) / (10 * 2.1))" office:value-type="float" office:value="2.40409918350997" calcext:value-type="float">
            <text:p>2.4040991835</text:p>
          </table:table-cell>
          <table:table-cell table:formula="of:=10^[.B120]" office:value-type="float" office:value="1E-048" calcext:value-type="float">
            <text:p>1E-48</text:p>
          </table:table-cell>
          <table:table-cell table:formula="of:=[.E119]+[.$K$2]*([.D120]-[.E119])" office:value-type="float" office:value="2.06807608001218E-041" calcext:value-type="float">
            <text:p>2.06807608001218E-41</text:p>
          </table:table-cell>
          <table:table-cell table:formula="of:=LOG([.E120];10)" office:value-type="float" office:value="-40.6844334885366" calcext:value-type="float">
            <text:p>-40.6844334885</text:p>
          </table:table-cell>
          <table:table-cell table:formula="of:=10^((-40 - [.F120]) / (10 * 2.1))" office:value-type="float" office:value="1.07793375255121" calcext:value-type="float">
            <text:p>1.0779337526</text:p>
          </table:table-cell>
          <table:table-cell table:number-columns-repeated="4"/>
        </table:table-row>
        <table:table-row table:style-name="ro1">
          <table:table-cell office:value-type="float" office:value="1485172544" calcext:value-type="float">
            <text:p>1485172544</text:p>
          </table:table-cell>
          <table:table-cell office:value-type="float" office:value="-58" calcext:value-type="float">
            <text:p>-58</text:p>
          </table:table-cell>
          <table:table-cell table:formula="of:=10^((-40 - [.B121]) / (10 * 2.1))" office:value-type="float" office:value="7.19685673001152" calcext:value-type="float">
            <text:p>7.19685673</text:p>
          </table:table-cell>
          <table:table-cell table:formula="of:=10^[.B121]" office:value-type="float" office:value="1E-058" calcext:value-type="float">
            <text:p>1E-58</text:p>
          </table:table-cell>
          <table:table-cell table:formula="of:=[.E120]+[.$K$2]*([.D121]-[.E120])" office:value-type="float" office:value="1.55105706000914E-041" calcext:value-type="float">
            <text:p>1.55105706000914E-41</text:p>
          </table:table-cell>
          <table:table-cell table:formula="of:=LOG([.E121];10)" office:value-type="float" office:value="-40.8093722251449" calcext:value-type="float">
            <text:p>-40.8093722251</text:p>
          </table:table-cell>
          <table:table-cell table:formula="of:=10^((-40 - [.F121]) / (10 * 2.1))" office:value-type="float" office:value="1.09280213428107" calcext:value-type="float">
            <text:p>1.0928021343</text:p>
          </table:table-cell>
          <table:table-cell table:number-columns-repeated="4"/>
        </table:table-row>
        <table:table-row table:style-name="ro1">
          <table:table-cell office:value-type="float" office:value="1485172545" calcext:value-type="float">
            <text:p>1485172545</text:p>
          </table:table-cell>
          <table:table-cell office:value-type="float" office:value="-48" calcext:value-type="float">
            <text:p>-48</text:p>
          </table:table-cell>
          <table:table-cell table:formula="of:=10^((-40 - [.B122]) / (10 * 2.1))" office:value-type="float" office:value="2.40409918350997" calcext:value-type="float">
            <text:p>2.4040991835</text:p>
          </table:table-cell>
          <table:table-cell table:formula="of:=10^[.B122]" office:value-type="float" office:value="1E-048" calcext:value-type="float">
            <text:p>1E-48</text:p>
          </table:table-cell>
          <table:table-cell table:formula="of:=[.E121]+[.$K$2]*([.D122]-[.E121])" office:value-type="float" office:value="1.16329282000685E-041" calcext:value-type="float">
            <text:p>1.16329282000685E-41</text:p>
          </table:table-cell>
          <table:table-cell table:formula="of:=LOG([.E122];10)" office:value-type="float" office:value="-40.9343109524199" calcext:value-type="float">
            <text:p>-40.9343109524</text:p>
          </table:table-cell>
          <table:table-cell table:formula="of:=10^((-40 - [.F122]) / (10 * 2.1))" office:value-type="float" office:value="1.1078756005559" calcext:value-type="float">
            <text:p>1.1078756006</text:p>
          </table:table-cell>
          <table:table-cell table:number-columns-repeated="4"/>
        </table:table-row>
        <table:table-row table:style-name="ro1">
          <table:table-cell office:value-type="float" office:value="1485172545" calcext:value-type="float">
            <text:p>1485172545</text:p>
          </table:table-cell>
          <table:table-cell office:value-type="float" office:value="-52" calcext:value-type="float">
            <text:p>-52</text:p>
          </table:table-cell>
          <table:table-cell table:formula="of:=10^((-40 - [.B123]) / (10 * 2.1))" office:value-type="float" office:value="3.72759372031494" calcext:value-type="float">
            <text:p>3.7275937203</text:p>
          </table:table-cell>
          <table:table-cell table:formula="of:=10^[.B123]" office:value-type="float" office:value="1E-052" calcext:value-type="float">
            <text:p>1E-52</text:p>
          </table:table-cell>
          <table:table-cell table:formula="of:=[.E122]+[.$K$2]*([.D123]-[.E122])" office:value-type="float" office:value="8.72469615007639E-042" calcext:value-type="float">
            <text:p>8.72469615007639E-42</text:p>
          </table:table-cell>
          <table:table-cell table:formula="of:=LOG([.E123];10)" office:value-type="float" office:value="-41.059249689027" calcext:value-type="float">
            <text:p>-41.059249689</text:p>
          </table:table-cell>
          <table:table-cell table:formula="of:=10^((-40 - [.F123]) / (10 * 2.1))" office:value-type="float" office:value="1.12315698245818" calcext:value-type="float">
            <text:p>1.1231569825</text:p>
          </table:table-cell>
          <table:table-cell table:number-columns-repeated="4"/>
        </table:table-row>
        <table:table-row table:style-name="ro1">
          <table:table-cell office:value-type="float" office:value="1485172547" calcext:value-type="float">
            <text:p>1485172547</text:p>
          </table:table-cell>
          <table:table-cell office:value-type="float" office:value="-44" calcext:value-type="float">
            <text:p>-44</text:p>
          </table:table-cell>
          <table:table-cell table:formula="of:=10^((-40 - [.B124]) / (10 * 2.1))" office:value-type="float" office:value="1.55051577983262" calcext:value-type="float">
            <text:p>1.5505157798</text:p>
          </table:table-cell>
          <table:table-cell table:formula="of:=10^[.B124]" office:value-type="float" office:value="1E-044" calcext:value-type="float">
            <text:p>1E-44</text:p>
          </table:table-cell>
          <table:table-cell table:formula="of:=[.E123]+[.$K$2]*([.D124]-[.E123])" office:value-type="float" office:value="6.54602211255729E-042" calcext:value-type="float">
            <text:p>6.54602211255729E-42</text:p>
          </table:table-cell>
          <table:table-cell table:formula="of:=LOG([.E124];10)" office:value-type="float" office:value="-41.1840225319725" calcext:value-type="float">
            <text:p>-41.184022532</text:p>
          </table:table-cell>
          <table:table-cell table:formula="of:=10^((-40 - [.F124]) / (10 * 2.1))" office:value-type="float" office:value="1.13862843519069" calcext:value-type="float">
            <text:p>1.1386284352</text:p>
          </table:table-cell>
          <table:table-cell table:number-columns-repeated="4"/>
        </table:table-row>
        <table:table-row table:style-name="ro1">
          <table:table-cell office:value-type="float" office:value="1485172547" calcext:value-type="float">
            <text:p>1485172547</text:p>
          </table:table-cell>
          <table:table-cell office:value-type="float" office:value="-42" calcext:value-type="float">
            <text:p>-42</text:p>
          </table:table-cell>
          <table:table-cell table:formula="of:=10^((-40 - [.B125]) / (10 * 2.1))" office:value-type="float" office:value="1.24519708473503" calcext:value-type="float">
            <text:p>1.2451970847</text:p>
          </table:table-cell>
          <table:table-cell table:formula="of:=10^[.B125]" office:value-type="float" office:value="1E-042" calcext:value-type="float">
            <text:p>1E-42</text:p>
          </table:table-cell>
          <table:table-cell table:formula="of:=[.E124]+[.$K$2]*([.D125]-[.E124])" office:value-type="float" office:value="5.15951658441797E-042" calcext:value-type="float">
            <text:p>5.15951658441797E-42</text:p>
          </table:table-cell>
          <table:table-cell table:formula="of:=LOG([.E125];10)" office:value-type="float" office:value="-41.28739098724" calcext:value-type="float">
            <text:p>-41.2873909872</text:p>
          </table:table-cell>
          <table:table-cell table:formula="of:=10^((-40 - [.F125]) / (10 * 2.1))" office:value-type="float" office:value="1.15160709723397" calcext:value-type="float">
            <text:p>1.1516070972</text:p>
          </table:table-cell>
          <table:table-cell table:number-columns-repeated="4"/>
        </table:table-row>
        <table:table-row table:style-name="ro1">
          <table:table-cell office:value-type="float" office:value="1485172547" calcext:value-type="float">
            <text:p>1485172547</text:p>
          </table:table-cell>
          <table:table-cell office:value-type="float" office:value="-52" calcext:value-type="float">
            <text:p>-52</text:p>
          </table:table-cell>
          <table:table-cell table:formula="of:=10^((-40 - [.B126]) / (10 * 2.1))" office:value-type="float" office:value="3.72759372031494" calcext:value-type="float">
            <text:p>3.7275937203</text:p>
          </table:table-cell>
          <table:table-cell table:formula="of:=10^[.B126]" office:value-type="float" office:value="1E-052" calcext:value-type="float">
            <text:p>1E-52</text:p>
          </table:table-cell>
          <table:table-cell table:formula="of:=[.E125]+[.$K$2]*([.D126]-[.E125])" office:value-type="float" office:value="3.86963743833847E-042" calcext:value-type="float">
            <text:p>3.86963743833847E-42</text:p>
          </table:table-cell>
          <table:table-cell table:formula="of:=LOG([.E126];10)" office:value-type="float" office:value="-41.4123297238455" calcext:value-type="float">
            <text:p>-41.4123297238</text:p>
          </table:table-cell>
          <table:table-cell table:formula="of:=10^((-40 - [.F126]) / (10 * 2.1))" office:value-type="float" office:value="1.16749168558049" calcext:value-type="float">
            <text:p>1.1674916856</text:p>
          </table:table-cell>
          <table:table-cell table:number-columns-repeated="4"/>
        </table:table-row>
        <table:table-row table:style-name="ro1">
          <table:table-cell office:value-type="float" office:value="1485172549" calcext:value-type="float">
            <text:p>1485172549</text:p>
          </table:table-cell>
          <table:table-cell office:value-type="float" office:value="-42" calcext:value-type="float">
            <text:p>-42</text:p>
          </table:table-cell>
          <table:table-cell table:formula="of:=10^((-40 - [.B127]) / (10 * 2.1))" office:value-type="float" office:value="1.24519708473503" calcext:value-type="float">
            <text:p>1.2451970847</text:p>
          </table:table-cell>
          <table:table-cell table:formula="of:=10^[.B127]" office:value-type="float" office:value="1E-042" calcext:value-type="float">
            <text:p>1E-42</text:p>
          </table:table-cell>
          <table:table-cell table:formula="of:=[.E126]+[.$K$2]*([.D127]-[.E126])" office:value-type="float" office:value="3.15222807875386E-042" calcext:value-type="float">
            <text:p>3.15222807875386E-42</text:p>
          </table:table-cell>
          <table:table-cell table:formula="of:=LOG([.E127];10)" office:value-type="float" office:value="-41.501382366766" calcext:value-type="float">
            <text:p>-41.5013823668</text:p>
          </table:table-cell>
          <table:table-cell table:formula="of:=10^((-40 - [.F127]) / (10 * 2.1))" office:value-type="float" office:value="1.17894731694114" calcext:value-type="float">
            <text:p>1.1789473169</text:p>
          </table:table-cell>
          <table:table-cell table:number-columns-repeated="4"/>
        </table:table-row>
        <table:table-row table:style-name="ro1">
          <table:table-cell office:value-type="float" office:value="1485172549" calcext:value-type="float">
            <text:p>1485172549</text:p>
          </table:table-cell>
          <table:table-cell office:value-type="float" office:value="-40" calcext:value-type="float">
            <text:p>-40</text:p>
          </table:table-cell>
          <table:table-cell table:formula="of:=10^((-40 - [.B128]) / (10 * 2.1))" office:value-type="float" office:value="1" calcext:value-type="float">
            <text:p>1</text:p>
          </table:table-cell>
          <table:table-cell table:formula="of:=10^[.B128]" office:value-type="float" office:value="1E-040" calcext:value-type="float">
            <text:p>1E-40</text:p>
          </table:table-cell>
          <table:table-cell table:formula="of:=[.E127]+[.$K$2]*([.D128]-[.E127])" office:value-type="float" office:value="2.73641710590654E-041" calcext:value-type="float">
            <text:p>2.73641710590654E-41</text:p>
          </table:table-cell>
          <table:table-cell table:formula="of:=LOG([.E128];10)" office:value-type="float" office:value="-40.5628177033748" calcext:value-type="float">
            <text:p>-40.5628177034</text:p>
          </table:table-cell>
          <table:table-cell table:formula="of:=10^((-40 - [.F128]) / (10 * 2.1))" office:value-type="float" office:value="1.06365513975705" calcext:value-type="float">
            <text:p>1.0636551398</text:p>
          </table:table-cell>
          <table:table-cell table:number-columns-repeated="4"/>
        </table:table-row>
        <table:table-row table:style-name="ro1">
          <table:table-cell office:value-type="float" office:value="1485172549" calcext:value-type="float">
            <text:p>1485172549</text:p>
          </table:table-cell>
          <table:table-cell office:value-type="float" office:value="-44" calcext:value-type="float">
            <text:p>-44</text:p>
          </table:table-cell>
          <table:table-cell table:formula="of:=10^((-40 - [.B129]) / (10 * 2.1))" office:value-type="float" office:value="1.55051577983262" calcext:value-type="float">
            <text:p>1.5505157798</text:p>
          </table:table-cell>
          <table:table-cell table:formula="of:=10^[.B129]" office:value-type="float" office:value="1E-044" calcext:value-type="float">
            <text:p>1E-44</text:p>
          </table:table-cell>
          <table:table-cell table:formula="of:=[.E128]+[.$K$2]*([.D129]-[.E128])" office:value-type="float" office:value="2.0525628294299E-041" calcext:value-type="float">
            <text:p>2.0525628294299E-41</text:p>
          </table:table-cell>
          <table:table-cell table:formula="of:=LOG([.E129];10)" office:value-type="float" office:value="-40.687703540149" calcext:value-type="float">
            <text:p>-40.6877035401</text:p>
          </table:table-cell>
          <table:table-cell table:formula="of:=10^((-40 - [.F129]) / (10 * 2.1))" office:value-type="float" office:value="1.07832031612963" calcext:value-type="float">
            <text:p>1.0783203161</text:p>
          </table:table-cell>
          <table:table-cell table:number-columns-repeated="4"/>
        </table:table-row>
        <table:table-row table:style-name="ro1">
          <table:table-cell office:value-type="float" office:value="1485172549" calcext:value-type="float">
            <text:p>1485172549</text:p>
          </table:table-cell>
          <table:table-cell office:value-type="float" office:value="-46" calcext:value-type="float">
            <text:p>-46</text:p>
          </table:table-cell>
          <table:table-cell table:formula="of:=10^((-40 - [.B130]) / (10 * 2.1))" office:value-type="float" office:value="1.93069772888325" calcext:value-type="float">
            <text:p>1.9306977289</text:p>
          </table:table-cell>
          <table:table-cell table:formula="of:=10^[.B130]" office:value-type="float" office:value="1E-046" calcext:value-type="float">
            <text:p>1E-46</text:p>
          </table:table-cell>
          <table:table-cell table:formula="of:=[.E129]+[.$K$2]*([.D130]-[.E129])" office:value-type="float" office:value="1.53942462207243E-041" calcext:value-type="float">
            <text:p>1.53942462207243E-41</text:p>
          </table:table-cell>
          <table:table-cell table:formula="of:=LOG([.E130];10)" office:value-type="float" office:value="-40.8126415714697" calcext:value-type="float">
            <text:p>-40.8126415715</text:p>
          </table:table-cell>
          <table:table-cell table:formula="of:=10^((-40 - [.F130]) / (10 * 2.1))" office:value-type="float" office:value="1.09319394534971" calcext:value-type="float">
            <text:p>1.0931939453</text:p>
          </table:table-cell>
          <table:table-cell table:number-columns-repeated="4"/>
        </table:table-row>
        <table:table-row table:style-name="ro1">
          <table:table-cell office:value-type="float" office:value="1485172551" calcext:value-type="float">
            <text:p>1485172551</text:p>
          </table:table-cell>
          <table:table-cell office:value-type="float" office:value="-42" calcext:value-type="float">
            <text:p>-42</text:p>
          </table:table-cell>
          <table:table-cell table:formula="of:=10^((-40 - [.B131]) / (10 * 2.1))" office:value-type="float" office:value="1.24519708473503" calcext:value-type="float">
            <text:p>1.2451970847</text:p>
          </table:table-cell>
          <table:table-cell table:formula="of:=10^[.B131]" office:value-type="float" office:value="1E-042" calcext:value-type="float">
            <text:p>1E-42</text:p>
          </table:table-cell>
          <table:table-cell table:formula="of:=[.E130]+[.$K$2]*([.D131]-[.E130])" office:value-type="float" office:value="1.17956846655432E-041" calcext:value-type="float">
            <text:p>1.17956846655432E-41</text:p>
          </table:table-cell>
          <table:table-cell table:formula="of:=LOG([.E131];10)" office:value-type="float" office:value="-40.9282768459749" calcext:value-type="float">
            <text:p>-40.928276846</text:p>
          </table:table-cell>
          <table:table-cell table:formula="of:=10^((-40 - [.F131]) / (10 * 2.1))" office:value-type="float" office:value="1.10714284908731" calcext:value-type="float">
            <text:p>1.1071428491</text:p>
          </table:table-cell>
          <table:table-cell table:number-columns-repeated="4"/>
        </table:table-row>
        <table:table-row table:style-name="ro1">
          <table:table-cell office:value-type="float" office:value="1485172551" calcext:value-type="float">
            <text:p>1485172551</text:p>
          </table:table-cell>
          <table:table-cell office:value-type="float" office:value="-48" calcext:value-type="float">
            <text:p>-48</text:p>
          </table:table-cell>
          <table:table-cell table:formula="of:=10^((-40 - [.B132]) / (10 * 2.1))" office:value-type="float" office:value="2.40409918350997" calcext:value-type="float">
            <text:p>2.4040991835</text:p>
          </table:table-cell>
          <table:table-cell table:formula="of:=10^[.B132]" office:value-type="float" office:value="1E-048" calcext:value-type="float">
            <text:p>1E-48</text:p>
          </table:table-cell>
          <table:table-cell table:formula="of:=[.E131]+[.$K$2]*([.D132]-[.E131])" office:value-type="float" office:value="8.84676374915741E-042" calcext:value-type="float">
            <text:p>8.84676374915741E-42</text:p>
          </table:table-cell>
          <table:table-cell table:formula="of:=LOG([.E132];10)" office:value-type="float" office:value="-41.0532155703105" calcext:value-type="float">
            <text:p>-41.0532155703</text:p>
          </table:table-cell>
          <table:table-cell table:formula="of:=10^((-40 - [.F132]) / (10 * 2.1))" office:value-type="float" office:value="1.12241412233824" calcext:value-type="float">
            <text:p>1.1224141223</text:p>
          </table:table-cell>
          <table:table-cell table:number-columns-repeated="4"/>
        </table:table-row>
        <table:table-row table:style-name="ro1">
          <table:table-cell office:value-type="float" office:value="1485172553" calcext:value-type="float">
            <text:p>1485172553</text:p>
          </table:table-cell>
          <table:table-cell office:value-type="float" office:value="-54" calcext:value-type="float">
            <text:p>-54</text:p>
          </table:table-cell>
          <table:table-cell table:formula="of:=10^((-40 - [.B133]) / (10 * 2.1))" office:value-type="float" office:value="4.64158883361278" calcext:value-type="float">
            <text:p>4.6415888336</text:p>
          </table:table-cell>
          <table:table-cell table:formula="of:=10^[.B133]" office:value-type="float" office:value="1E-054" calcext:value-type="float">
            <text:p>1E-54</text:p>
          </table:table-cell>
          <table:table-cell table:formula="of:=[.E132]+[.$K$2]*([.D133]-[.E132])" office:value-type="float" office:value="6.63507281186831E-042" calcext:value-type="float">
            <text:p>6.63507281186831E-42</text:p>
          </table:table-cell>
          <table:table-cell table:formula="of:=LOG([.E133];10)" office:value-type="float" office:value="-41.1781543069187" calcext:value-type="float">
            <text:p>-41.1781543069</text:p>
          </table:table-cell>
          <table:table-cell table:formula="of:=10^((-40 - [.F133]) / (10 * 2.1))" office:value-type="float" office:value="1.13789604002605" calcext:value-type="float">
            <text:p>1.13789604</text:p>
          </table:table-cell>
          <table:table-cell table:number-columns-repeated="4"/>
        </table:table-row>
        <table:table-row table:style-name="ro1">
          <table:table-cell office:value-type="float" office:value="1485172553" calcext:value-type="float">
            <text:p>1485172553</text:p>
          </table:table-cell>
          <table:table-cell office:value-type="float" office:value="-48" calcext:value-type="float">
            <text:p>-48</text:p>
          </table:table-cell>
          <table:table-cell table:formula="of:=10^((-40 - [.B134]) / (10 * 2.1))" office:value-type="float" office:value="2.40409918350997" calcext:value-type="float">
            <text:p>2.4040991835</text:p>
          </table:table-cell>
          <table:table-cell table:formula="of:=10^[.B134]" office:value-type="float" office:value="1E-048" calcext:value-type="float">
            <text:p>1E-48</text:p>
          </table:table-cell>
          <table:table-cell table:formula="of:=[.E133]+[.$K$2]*([.D134]-[.E133])" office:value-type="float" office:value="4.97630485890123E-042" calcext:value-type="float">
            <text:p>4.97630485890123E-42</text:p>
          </table:table-cell>
          <table:table-cell table:formula="of:=LOG([.E134];10)" office:value-type="float" office:value="-41.3030930217089" calcext:value-type="float">
            <text:p>-41.3030930217</text:p>
          </table:table-cell>
          <table:table-cell table:formula="of:=10^((-40 - [.F134]) / (10 * 2.1))" office:value-type="float" office:value="1.15359150338561" calcext:value-type="float">
            <text:p>1.1535915034</text:p>
          </table:table-cell>
          <table:table-cell table:number-columns-repeated="4"/>
        </table:table-row>
        <table:table-row table:style-name="ro1">
          <table:table-cell office:value-type="float" office:value="1485172555" calcext:value-type="float">
            <text:p>1485172555</text:p>
          </table:table-cell>
          <table:table-cell office:value-type="float" office:value="-42" calcext:value-type="float">
            <text:p>-42</text:p>
          </table:table-cell>
          <table:table-cell table:formula="of:=10^((-40 - [.B135]) / (10 * 2.1))" office:value-type="float" office:value="1.24519708473503" calcext:value-type="float">
            <text:p>1.2451970847</text:p>
          </table:table-cell>
          <table:table-cell table:formula="of:=10^[.B135]" office:value-type="float" office:value="1E-042" calcext:value-type="float">
            <text:p>1E-42</text:p>
          </table:table-cell>
          <table:table-cell table:formula="of:=[.E134]+[.$K$2]*([.D135]-[.E134])" office:value-type="float" office:value="3.98222864417592E-042" calcext:value-type="float">
            <text:p>3.98222864417592E-42</text:p>
          </table:table-cell>
          <table:table-cell table:formula="of:=LOG([.E135];10)" office:value-type="float" office:value="-41.3998738080823" calcext:value-type="float">
            <text:p>-41.3998738081</text:p>
          </table:table-cell>
          <table:table-cell table:formula="of:=10^((-40 - [.F135]) / (10 * 2.1))" office:value-type="float" office:value="1.16589826905417" calcext:value-type="float">
            <text:p>1.1658982691</text:p>
          </table:table-cell>
          <table:table-cell table:number-columns-repeated="4"/>
        </table:table-row>
        <table:table-row table:style-name="ro1">
          <table:table-cell office:value-type="float" office:value="1485172555" calcext:value-type="float">
            <text:p>1485172555</text:p>
          </table:table-cell>
          <table:table-cell office:value-type="float" office:value="-42" calcext:value-type="float">
            <text:p>-42</text:p>
          </table:table-cell>
          <table:table-cell table:formula="of:=10^((-40 - [.B136]) / (10 * 2.1))" office:value-type="float" office:value="1.24519708473503" calcext:value-type="float">
            <text:p>1.2451970847</text:p>
          </table:table-cell>
          <table:table-cell table:formula="of:=10^[.B136]" office:value-type="float" office:value="1E-042" calcext:value-type="float">
            <text:p>1E-42</text:p>
          </table:table-cell>
          <table:table-cell table:formula="of:=[.E135]+[.$K$2]*([.D136]-[.E135])" office:value-type="float" office:value="3.23667148313194E-042" calcext:value-type="float">
            <text:p>3.23667148313194E-42</text:p>
          </table:table-cell>
          <table:table-cell table:formula="of:=LOG([.E136];10)" office:value-type="float" office:value="-41.489901378541" calcext:value-type="float">
            <text:p>-41.4899013785</text:p>
          </table:table-cell>
          <table:table-cell table:formula="of:=10^((-40 - [.F136]) / (10 * 2.1))" office:value-type="float" office:value="1.17746412712205" calcext:value-type="float">
            <text:p>1.1774641271</text:p>
          </table:table-cell>
          <table:table-cell table:number-columns-repeated="4"/>
        </table:table-row>
        <table:table-row table:style-name="ro1">
          <table:table-cell office:value-type="float" office:value="1485172555" calcext:value-type="float">
            <text:p>1485172555</text:p>
          </table:table-cell>
          <table:table-cell office:value-type="float" office:value="-40" calcext:value-type="float">
            <text:p>-40</text:p>
          </table:table-cell>
          <table:table-cell table:formula="of:=10^((-40 - [.B137]) / (10 * 2.1))" office:value-type="float" office:value="1" calcext:value-type="float">
            <text:p>1</text:p>
          </table:table-cell>
          <table:table-cell table:formula="of:=10^[.B137]" office:value-type="float" office:value="1E-040" calcext:value-type="float">
            <text:p>1E-40</text:p>
          </table:table-cell>
          <table:table-cell table:formula="of:=[.E136]+[.$K$2]*([.D137]-[.E136])" office:value-type="float" office:value="2.7427503612349E-041" calcext:value-type="float">
            <text:p>2.7427503612349E-41</text:p>
          </table:table-cell>
          <table:table-cell table:formula="of:=LOG([.E137];10)" office:value-type="float" office:value="-40.5618137190713" calcext:value-type="float">
            <text:p>-40.5618137191</text:p>
          </table:table-cell>
          <table:table-cell table:formula="of:=10^((-40 - [.F137]) / (10 * 2.1))" office:value-type="float" office:value="1.06353805502785" calcext:value-type="float">
            <text:p>1.063538055</text:p>
          </table:table-cell>
          <table:table-cell table:number-columns-repeated="4"/>
        </table:table-row>
        <table:table-row table:style-name="ro1">
          <table:table-cell office:value-type="float" office:value="1485172555" calcext:value-type="float">
            <text:p>1485172555</text:p>
          </table:table-cell>
          <table:table-cell office:value-type="float" office:value="-42" calcext:value-type="float">
            <text:p>-42</text:p>
          </table:table-cell>
          <table:table-cell table:formula="of:=10^((-40 - [.B138]) / (10 * 2.1))" office:value-type="float" office:value="1.24519708473503" calcext:value-type="float">
            <text:p>1.2451970847</text:p>
          </table:table-cell>
          <table:table-cell table:formula="of:=10^[.B138]" office:value-type="float" office:value="1E-042" calcext:value-type="float">
            <text:p>1E-42</text:p>
          </table:table-cell>
          <table:table-cell table:formula="of:=[.E137]+[.$K$2]*([.D138]-[.E137])" office:value-type="float" office:value="2.08206277092617E-041" calcext:value-type="float">
            <text:p>2.08206277092617E-41</text:p>
          </table:table-cell>
          <table:table-cell table:formula="of:=LOG([.E138];10)" office:value-type="float" office:value="-40.6815061813308" calcext:value-type="float">
            <text:p>-40.6815061813</text:p>
          </table:table-cell>
          <table:table-cell table:formula="of:=10^((-40 - [.F138]) / (10 * 2.1))" office:value-type="float" office:value="1.07758782347211" calcext:value-type="float">
            <text:p>1.0775878235</text:p>
          </table:table-cell>
          <table:table-cell table:number-columns-repeated="4"/>
        </table:table-row>
        <table:table-row table:style-name="ro1">
          <table:table-cell office:value-type="float" office:value="1485172555" calcext:value-type="float">
            <text:p>1485172555</text:p>
          </table:table-cell>
          <table:table-cell office:value-type="float" office:value="-44" calcext:value-type="float">
            <text:p>-44</text:p>
          </table:table-cell>
          <table:table-cell table:formula="of:=10^((-40 - [.B139]) / (10 * 2.1))" office:value-type="float" office:value="1.55051577983262" calcext:value-type="float">
            <text:p>1.5505157798</text:p>
          </table:table-cell>
          <table:table-cell table:formula="of:=10^[.B139]" office:value-type="float" office:value="1E-044" calcext:value-type="float">
            <text:p>1E-44</text:p>
          </table:table-cell>
          <table:table-cell table:formula="of:=[.E138]+[.$K$2]*([.D139]-[.E138])" office:value-type="float" office:value="1.56179707819463E-041" calcext:value-type="float">
            <text:p>1.56179707819463E-41</text:p>
          </table:table-cell>
          <table:table-cell table:formula="of:=LOG([.E139];10)" office:value-type="float" office:value="-40.8063753939832" calcext:value-type="float">
            <text:p>-40.806375394</text:p>
          </table:table-cell>
          <table:table-cell table:formula="of:=10^((-40 - [.F139]) / (10 * 2.1))" office:value-type="float" office:value="1.09244310584006" calcext:value-type="float">
            <text:p>1.0924431058</text:p>
          </table:table-cell>
          <table:table-cell table:number-columns-repeated="4"/>
        </table:table-row>
        <table:table-row table:style-name="ro1">
          <table:table-cell office:value-type="float" office:value="1485172557" calcext:value-type="float">
            <text:p>1485172557</text:p>
          </table:table-cell>
          <table:table-cell office:value-type="float" office:value="-38" calcext:value-type="float">
            <text:p>-38</text:p>
          </table:table-cell>
          <table:table-cell table:formula="of:=10^((-40 - [.B140]) / (10 * 2.1))" office:value-type="float" office:value="0.803085722139151" calcext:value-type="float">
            <text:p>0.8030857221</text:p>
          </table:table-cell>
          <table:table-cell table:formula="of:=10^[.B140]" office:value-type="float" office:value="1E-038" calcext:value-type="float">
            <text:p>1E-38</text:p>
          </table:table-cell>
          <table:table-cell table:formula="of:=[.E139]+[.$K$2]*([.D140]-[.E139])" office:value-type="float" office:value="2.51171347808646E-039" calcext:value-type="float">
            <text:p>2.51171347808646E-39</text:p>
          </table:table-cell>
          <table:table-cell table:formula="of:=LOG([.E140];10)" office:value-type="float" office:value="-38.6000299039409" calcext:value-type="float">
            <text:p>-38.6000299039</text:p>
          </table:table-cell>
          <table:table-cell table:formula="of:=10^((-40 - [.F140]) / (10 * 2.1))" office:value-type="float" office:value="0.857698710872877" calcext:value-type="float">
            <text:p>0.8576987109</text:p>
          </table:table-cell>
          <table:table-cell table:number-columns-repeated="4"/>
        </table:table-row>
        <table:table-row table:style-name="ro1">
          <table:table-cell office:value-type="float" office:value="1485172557" calcext:value-type="float">
            <text:p>1485172557</text:p>
          </table:table-cell>
          <table:table-cell office:value-type="float" office:value="-36" calcext:value-type="float">
            <text:p>-36</text:p>
          </table:table-cell>
          <table:table-cell table:formula="of:=10^((-40 - [.B141]) / (10 * 2.1))" office:value-type="float" office:value="0.644946677103762" calcext:value-type="float">
            <text:p>0.6449466771</text:p>
          </table:table-cell>
          <table:table-cell table:formula="of:=10^[.B141]" office:value-type="float" office:value="1E-036" calcext:value-type="float">
            <text:p>1E-36</text:p>
          </table:table-cell>
          <table:table-cell table:formula="of:=[.E140]+[.$K$2]*([.D141]-[.E140])" office:value-type="float" office:value="2.51883785108565E-037" calcext:value-type="float">
            <text:p>2.51883785108565E-37</text:p>
          </table:table-cell>
          <table:table-cell table:formula="of:=LOG([.E141];10)" office:value-type="float" office:value="-36.59879978909" calcext:value-type="float">
            <text:p>-36.5987997891</text:p>
          </table:table-cell>
          <table:table-cell table:formula="of:=10^((-40 - [.F141]) / (10 * 2.1))" office:value-type="float" office:value="0.688712689943447" calcext:value-type="float">
            <text:p>0.6887126899</text:p>
          </table:table-cell>
          <table:table-cell table:number-columns-repeated="4"/>
        </table:table-row>
        <table:table-row table:style-name="ro1">
          <table:table-cell office:value-type="float" office:value="1485172557" calcext:value-type="float">
            <text:p>1485172557</text:p>
          </table:table-cell>
          <table:table-cell office:value-type="float" office:value="-38" calcext:value-type="float">
            <text:p>-38</text:p>
          </table:table-cell>
          <table:table-cell table:formula="of:=10^((-40 - [.B142]) / (10 * 2.1))" office:value-type="float" office:value="0.803085722139151" calcext:value-type="float">
            <text:p>0.8030857221</text:p>
          </table:table-cell>
          <table:table-cell table:formula="of:=10^[.B142]" office:value-type="float" office:value="1E-038" calcext:value-type="float">
            <text:p>1E-38</text:p>
          </table:table-cell>
          <table:table-cell table:formula="of:=[.E141]+[.$K$2]*([.D142]-[.E141])" office:value-type="float" office:value="1.91412838831424E-037" calcext:value-type="float">
            <text:p>1.91412838831424E-37</text:p>
          </table:table-cell>
          <table:table-cell table:formula="of:=LOG([.E142];10)" office:value-type="float" office:value="-36.718028935699" calcext:value-type="float">
            <text:p>-36.7180289357</text:p>
          </table:table-cell>
          <table:table-cell table:formula="of:=10^((-40 - [.F142]) / (10 * 2.1))" office:value-type="float" office:value="0.697775414829804" calcext:value-type="float">
            <text:p>0.6977754148</text:p>
          </table:table-cell>
          <table:table-cell table:number-columns-repeated="4"/>
        </table:table-row>
        <table:table-row table:style-name="ro1">
          <table:table-cell office:value-type="float" office:value="1485172557" calcext:value-type="float">
            <text:p>1485172557</text:p>
          </table:table-cell>
          <table:table-cell office:value-type="float" office:value="-38" calcext:value-type="float">
            <text:p>-38</text:p>
          </table:table-cell>
          <table:table-cell table:formula="of:=10^((-40 - [.B143]) / (10 * 2.1))" office:value-type="float" office:value="0.803085722139151" calcext:value-type="float">
            <text:p>0.8030857221</text:p>
          </table:table-cell>
          <table:table-cell table:formula="of:=10^[.B143]" office:value-type="float" office:value="1E-038" calcext:value-type="float">
            <text:p>1E-38</text:p>
          </table:table-cell>
          <table:table-cell table:formula="of:=[.E142]+[.$K$2]*([.D143]-[.E142])" office:value-type="float" office:value="1.46059629123568E-037" calcext:value-type="float">
            <text:p>1.46059629123568E-37</text:p>
          </table:table-cell>
          <table:table-cell table:formula="of:=LOG([.E143];10)" office:value-type="float" office:value="-36.8354698064591" calcext:value-type="float">
            <text:p>-36.8354698065</text:p>
          </table:table-cell>
          <table:table-cell table:formula="of:=10^((-40 - [.F143]) / (10 * 2.1))" office:value-type="float" office:value="0.706818789662482" calcext:value-type="float">
            <text:p>0.7068187897</text:p>
          </table:table-cell>
          <table:table-cell table:number-columns-repeated="4"/>
        </table:table-row>
        <table:table-row table:style-name="ro1">
          <table:table-cell office:value-type="float" office:value="1485172559" calcext:value-type="float">
            <text:p>1485172559</text:p>
          </table:table-cell>
          <table:table-cell office:value-type="float" office:value="-42" calcext:value-type="float">
            <text:p>-42</text:p>
          </table:table-cell>
          <table:table-cell table:formula="of:=10^((-40 - [.B144]) / (10 * 2.1))" office:value-type="float" office:value="1.24519708473503" calcext:value-type="float">
            <text:p>1.2451970847</text:p>
          </table:table-cell>
          <table:table-cell table:formula="of:=10^[.B144]" office:value-type="float" office:value="1E-042" calcext:value-type="float">
            <text:p>1E-42</text:p>
          </table:table-cell>
          <table:table-cell table:formula="of:=[.E143]+[.$K$2]*([.D144]-[.E143])" office:value-type="float" office:value="1.09544971842676E-037" calcext:value-type="float">
            <text:p>1.09544971842676E-37</text:p>
          </table:table-cell>
          <table:table-cell table:formula="of:=LOG([.E144];10)" office:value-type="float" office:value="-36.9604075519335" calcext:value-type="float">
            <text:p>-36.9604075519</text:p>
          </table:table-cell>
          <table:table-cell table:formula="of:=10^((-40 - [.F144]) / (10 * 2.1))" office:value-type="float" office:value="0.716568152841669" calcext:value-type="float">
            <text:p>0.7165681528</text:p>
          </table:table-cell>
          <table:table-cell table:number-columns-repeated="4"/>
        </table:table-row>
        <table:table-row table:style-name="ro1">
          <table:table-cell office:value-type="float" office:value="1485172559" calcext:value-type="float">
            <text:p>1485172559</text:p>
          </table:table-cell>
          <table:table-cell office:value-type="float" office:value="-44" calcext:value-type="float">
            <text:p>-44</text:p>
          </table:table-cell>
          <table:table-cell table:formula="of:=10^((-40 - [.B145]) / (10 * 2.1))" office:value-type="float" office:value="1.55051577983262" calcext:value-type="float">
            <text:p>1.5505157798</text:p>
          </table:table-cell>
          <table:table-cell table:formula="of:=10^[.B145]" office:value-type="float" office:value="1E-044" calcext:value-type="float">
            <text:p>1E-44</text:p>
          </table:table-cell>
          <table:table-cell table:formula="of:=[.E144]+[.$K$2]*([.D145]-[.E144])" office:value-type="float" office:value="8.21587313820068E-038" calcext:value-type="float">
            <text:p>8.21587313820068E-38</text:p>
          </table:table-cell>
          <table:table-cell table:formula="of:=LOG([.E145];10)" office:value-type="float" office:value="-37.0853462753266" calcext:value-type="float">
            <text:p>-37.0853462753</text:p>
          </table:table-cell>
          <table:table-cell table:formula="of:=10^((-40 - [.F145]) / (10 * 2.1))" office:value-type="float" office:value="0.726452069800419" calcext:value-type="float">
            <text:p>0.7264520698</text:p>
          </table:table-cell>
          <table:table-cell table:number-columns-repeated="4"/>
        </table:table-row>
        <table:table-row table:style-name="ro1">
          <table:table-cell office:value-type="float" office:value="1485172559" calcext:value-type="float">
            <text:p>1485172559</text:p>
          </table:table-cell>
          <table:table-cell office:value-type="float" office:value="-46" calcext:value-type="float">
            <text:p>-46</text:p>
          </table:table-cell>
          <table:table-cell table:formula="of:=10^((-40 - [.B146]) / (10 * 2.1))" office:value-type="float" office:value="1.93069772888325" calcext:value-type="float">
            <text:p>1.9306977289</text:p>
          </table:table-cell>
          <table:table-cell table:formula="of:=10^[.B146]" office:value-type="float" office:value="1E-046" calcext:value-type="float">
            <text:p>1E-46</text:p>
          </table:table-cell>
          <table:table-cell table:formula="of:=[.E145]+[.$K$2]*([.D146]-[.E145])" office:value-type="float" office:value="6.16190485615051E-038" calcext:value-type="float">
            <text:p>6.16190485615051E-38</text:p>
          </table:table-cell>
          <table:table-cell table:formula="of:=LOG([.E146];10)" office:value-type="float" office:value="-37.2102850117587" calcext:value-type="float">
            <text:p>-37.2102850118</text:p>
          </table:table-cell>
          <table:table-cell table:formula="of:=10^((-40 - [.F146]) / (10 * 2.1))" office:value-type="float" office:value="0.736472320712257" calcext:value-type="float">
            <text:p>0.7364723207</text:p>
          </table:table-cell>
          <table:table-cell table:number-columns-repeated="4"/>
        </table:table-row>
        <table:table-row table:style-name="ro1">
          <table:table-cell office:value-type="float" office:value="1485172560" calcext:value-type="float">
            <text:p>1485172560</text:p>
          </table:table-cell>
          <table:table-cell office:value-type="float" office:value="-74" calcext:value-type="float">
            <text:p>-74</text:p>
          </table:table-cell>
          <table:table-cell table:formula="of:=10^((-40 - [.B147]) / (10 * 2.1))" office:value-type="float" office:value="41.5956216307185" calcext:value-type="float">
            <text:p>41.5956216307</text:p>
          </table:table-cell>
          <table:table-cell table:formula="of:=10^[.B147]" office:value-type="float" office:value="1E-074" calcext:value-type="float">
            <text:p>1E-74</text:p>
          </table:table-cell>
          <table:table-cell table:formula="of:=[.E146]+[.$K$2]*([.D147]-[.E146])" office:value-type="float" office:value="4.62142864211288E-038" calcext:value-type="float">
            <text:p>4.62142864211288E-38</text:p>
          </table:table-cell>
          <table:table-cell table:formula="of:=LOG([.E147];10)" office:value-type="float" office:value="-37.335223748367" calcext:value-type="float">
            <text:p>-37.3352237484</text:p>
          </table:table-cell>
          <table:table-cell table:formula="of:=10^((-40 - [.F147]) / (10 * 2.1))" office:value-type="float" office:value="0.746630785063067" calcext:value-type="float">
            <text:p>0.7466307851</text:p>
          </table:table-cell>
          <table:table-cell table:number-columns-repeated="4"/>
        </table:table-row>
        <table:table-row table:style-name="ro1">
          <table:table-cell office:value-type="float" office:value="1485172561" calcext:value-type="float">
            <text:p>1485172561</text:p>
          </table:table-cell>
          <table:table-cell office:value-type="float" office:value="-42" calcext:value-type="float">
            <text:p>-42</text:p>
          </table:table-cell>
          <table:table-cell table:formula="of:=10^((-40 - [.B148]) / (10 * 2.1))" office:value-type="float" office:value="1.24519708473503" calcext:value-type="float">
            <text:p>1.2451970847</text:p>
          </table:table-cell>
          <table:table-cell table:formula="of:=10^[.B148]" office:value-type="float" office:value="1E-042" calcext:value-type="float">
            <text:p>1E-42</text:p>
          </table:table-cell>
          <table:table-cell table:formula="of:=[.E147]+[.$K$2]*([.D148]-[.E147])" office:value-type="float" office:value="3.46609648158466E-038" calcext:value-type="float">
            <text:p>3.46609648158466E-38</text:p>
          </table:table-cell>
          <table:table-cell table:formula="of:=LOG([.E148];10)" office:value-type="float" office:value="-37.4601593525175" calcext:value-type="float">
            <text:p>-37.4601593525</text:p>
          </table:table-cell>
          <table:table-cell table:formula="of:=10^((-40 - [.F148]) / (10 * 2.1))" office:value-type="float" office:value="0.756929109295002" calcext:value-type="float">
            <text:p>0.7569291093</text:p>
          </table:table-cell>
          <table:table-cell table:number-columns-repeated="4"/>
        </table:table-row>
        <table:table-row table:style-name="ro1">
          <table:table-cell office:value-type="float" office:value="1485172561" calcext:value-type="float">
            <text:p>1485172561</text:p>
          </table:table-cell>
          <table:table-cell office:value-type="float" office:value="-36" calcext:value-type="float">
            <text:p>-36</text:p>
          </table:table-cell>
          <table:table-cell table:formula="of:=10^((-40 - [.B149]) / (10 * 2.1))" office:value-type="float" office:value="0.644946677103762" calcext:value-type="float">
            <text:p>0.6449466771</text:p>
          </table:table-cell>
          <table:table-cell table:formula="of:=10^[.B149]" office:value-type="float" office:value="1E-036" calcext:value-type="float">
            <text:p>1E-36</text:p>
          </table:table-cell>
          <table:table-cell table:formula="of:=[.E148]+[.$K$2]*([.D149]-[.E148])" office:value-type="float" office:value="2.75995723611885E-037" calcext:value-type="float">
            <text:p>2.75995723611885E-37</text:p>
          </table:table-cell>
          <table:table-cell table:formula="of:=LOG([.E149];10)" office:value-type="float" office:value="-36.559097647015" calcext:value-type="float">
            <text:p>-36.559097647</text:p>
          </table:table-cell>
          <table:table-cell table:formula="of:=10^((-40 - [.F149]) / (10 * 2.1))" office:value-type="float" office:value="0.68572109030444" calcext:value-type="float">
            <text:p>0.6857210903</text:p>
          </table:table-cell>
          <table:table-cell table:number-columns-repeated="4"/>
        </table:table-row>
        <table:table-row table:style-name="ro1">
          <table:table-cell office:value-type="float" office:value="1485172561" calcext:value-type="float">
            <text:p>1485172561</text:p>
          </table:table-cell>
          <table:table-cell office:value-type="float" office:value="-42" calcext:value-type="float">
            <text:p>-42</text:p>
          </table:table-cell>
          <table:table-cell table:formula="of:=10^((-40 - [.B150]) / (10 * 2.1))" office:value-type="float" office:value="1.24519708473503" calcext:value-type="float">
            <text:p>1.2451970847</text:p>
          </table:table-cell>
          <table:table-cell table:formula="of:=10^[.B150]" office:value-type="float" office:value="1E-042" calcext:value-type="float">
            <text:p>1E-42</text:p>
          </table:table-cell>
          <table:table-cell table:formula="of:=[.E149]+[.$K$2]*([.D150]-[.E149])" office:value-type="float" office:value="2.06997042708914E-037" calcext:value-type="float">
            <text:p>2.06997042708914E-37</text:p>
          </table:table-cell>
          <table:table-cell table:formula="of:=LOG([.E150];10)" office:value-type="float" office:value="-36.6840358591053" calcext:value-type="float">
            <text:p>-36.6840358591</text:p>
          </table:table-cell>
          <table:table-cell table:formula="of:=10^((-40 - [.F150]) / (10 * 2.1))" office:value-type="float" office:value="0.695179482167436" calcext:value-type="float">
            <text:p>0.6951794822</text:p>
          </table:table-cell>
          <table:table-cell table:number-columns-repeated="4"/>
        </table:table-row>
        <table:table-row table:style-name="ro1">
          <table:table-cell office:value-type="float" office:value="1485172563" calcext:value-type="float">
            <text:p>1485172563</text:p>
          </table:table-cell>
          <table:table-cell office:value-type="float" office:value="-40" calcext:value-type="float">
            <text:p>-40</text:p>
          </table:table-cell>
          <table:table-cell table:formula="of:=10^((-40 - [.B151]) / (10 * 2.1))" office:value-type="float" office:value="1" calcext:value-type="float">
            <text:p>1</text:p>
          </table:table-cell>
          <table:table-cell table:formula="of:=10^[.B151]" office:value-type="float" office:value="1E-040" calcext:value-type="float">
            <text:p>1E-40</text:p>
          </table:table-cell>
          <table:table-cell table:formula="of:=[.E150]+[.$K$2]*([.D151]-[.E150])" office:value-type="float" office:value="1.55272782031685E-037" calcext:value-type="float">
            <text:p>1.55272782031685E-37</text:p>
          </table:table-cell>
          <table:table-cell table:formula="of:=LOG([.E151];10)" office:value-type="float" office:value="-36.8089046656456" calcext:value-type="float">
            <text:p>-36.8089046656</text:p>
          </table:table-cell>
          <table:table-cell table:formula="of:=10^((-40 - [.F151]) / (10 * 2.1))" office:value-type="float" office:value="0.704762973611776" calcext:value-type="float">
            <text:p>0.7047629736</text:p>
          </table:table-cell>
          <table:table-cell table:number-columns-repeated="4"/>
        </table:table-row>
        <table:table-row table:style-name="ro1">
          <table:table-cell office:value-type="float" office:value="1485172563" calcext:value-type="float">
            <text:p>1485172563</text:p>
          </table:table-cell>
          <table:table-cell office:value-type="float" office:value="-40" calcext:value-type="float">
            <text:p>-40</text:p>
          </table:table-cell>
          <table:table-cell table:formula="of:=10^((-40 - [.B152]) / (10 * 2.1))" office:value-type="float" office:value="1" calcext:value-type="float">
            <text:p>1</text:p>
          </table:table-cell>
          <table:table-cell table:formula="of:=10^[.B152]" office:value-type="float" office:value="1E-040" calcext:value-type="float">
            <text:p>1E-40</text:p>
          </table:table-cell>
          <table:table-cell table:formula="of:=[.E151]+[.$K$2]*([.D152]-[.E151])" office:value-type="float" office:value="1.16479586523764E-037" calcext:value-type="float">
            <text:p>1.16479586523764E-37</text:p>
          </table:table-cell>
          <table:table-cell table:formula="of:=LOG([.E152];10)" office:value-type="float" office:value="-36.9337501796757" calcext:value-type="float">
            <text:p>-36.9337501797</text:p>
          </table:table-cell>
          <table:table-cell table:formula="of:=10^((-40 - [.F152]) / (10 * 2.1))" office:value-type="float" office:value="0.714476754841324" calcext:value-type="float">
            <text:p>0.7144767548</text:p>
          </table:table-cell>
          <table:table-cell table:number-columns-repeated="4"/>
        </table:table-row>
        <table:table-row table:style-name="ro1">
          <table:table-cell office:value-type="float" office:value="1485172563" calcext:value-type="float">
            <text:p>1485172563</text:p>
          </table:table-cell>
          <table:table-cell office:value-type="float" office:value="-38" calcext:value-type="float">
            <text:p>-38</text:p>
          </table:table-cell>
          <table:table-cell table:formula="of:=10^((-40 - [.B153]) / (10 * 2.1))" office:value-type="float" office:value="0.803085722139151" calcext:value-type="float">
            <text:p>0.8030857221</text:p>
          </table:table-cell>
          <table:table-cell table:formula="of:=10^[.B153]" office:value-type="float" office:value="1E-038" calcext:value-type="float">
            <text:p>1E-38</text:p>
          </table:table-cell>
          <table:table-cell table:formula="of:=[.E152]+[.$K$2]*([.D153]-[.E152])" office:value-type="float" office:value="8.9859689892823E-038" calcext:value-type="float">
            <text:p>8.9859689892823E-38</text:p>
          </table:table-cell>
          <table:table-cell table:formula="of:=LOG([.E153];10)" office:value-type="float" office:value="-37.0464350844974" calcext:value-type="float">
            <text:p>-37.0464350845</text:p>
          </table:table-cell>
          <table:table-cell table:formula="of:=10^((-40 - [.F153]) / (10 * 2.1))" office:value-type="float" office:value="0.72335927038937" calcext:value-type="float">
            <text:p>0.7233592704</text:p>
          </table:table-cell>
          <table:table-cell table:number-columns-repeated="4"/>
        </table:table-row>
        <table:table-row table:style-name="ro1">
          <table:table-cell office:value-type="float" office:value="1485172565" calcext:value-type="float">
            <text:p>1485172565</text:p>
          </table:table-cell>
          <table:table-cell office:value-type="float" office:value="-40" calcext:value-type="float">
            <text:p>-40</text:p>
          </table:table-cell>
          <table:table-cell table:formula="of:=10^((-40 - [.B154]) / (10 * 2.1))" office:value-type="float" office:value="1" calcext:value-type="float">
            <text:p>1</text:p>
          </table:table-cell>
          <table:table-cell table:formula="of:=10^[.B154]" office:value-type="float" office:value="1E-040" calcext:value-type="float">
            <text:p>1E-40</text:p>
          </table:table-cell>
          <table:table-cell table:formula="of:=[.E153]+[.$K$2]*([.D154]-[.E153])" office:value-type="float" office:value="6.74197674196172E-038" calcext:value-type="float">
            <text:p>6.74197674196172E-38</text:p>
          </table:table-cell>
          <table:table-cell table:formula="of:=LOG([.E154];10)" office:value-type="float" office:value="-37.1712127500137" calcext:value-type="float">
            <text:p>-37.17121275</text:p>
          </table:table-cell>
          <table:table-cell table:formula="of:=10^((-40 - [.F154]) / (10 * 2.1))" office:value-type="float" office:value="0.733323909757104" calcext:value-type="float">
            <text:p>0.7333239098</text:p>
          </table:table-cell>
          <table:table-cell table:number-columns-repeated="4"/>
        </table:table-row>
        <table:table-row table:style-name="ro1">
          <table:table-cell office:value-type="float" office:value="1485172565" calcext:value-type="float">
            <text:p>1485172565</text:p>
          </table:table-cell>
          <table:table-cell office:value-type="float" office:value="-44" calcext:value-type="float">
            <text:p>-44</text:p>
          </table:table-cell>
          <table:table-cell table:formula="of:=10^((-40 - [.B155]) / (10 * 2.1))" office:value-type="float" office:value="1.55051577983262" calcext:value-type="float">
            <text:p>1.5505157798</text:p>
          </table:table-cell>
          <table:table-cell table:formula="of:=10^[.B155]" office:value-type="float" office:value="1E-044" calcext:value-type="float">
            <text:p>1E-44</text:p>
          </table:table-cell>
          <table:table-cell table:formula="of:=[.E154]+[.$K$2]*([.D155]-[.E154])" office:value-type="float" office:value="5.05648280647129E-038" calcext:value-type="float">
            <text:p>5.05648280647129E-38</text:p>
          </table:table-cell>
          <table:table-cell table:formula="of:=LOG([.E155];10)" office:value-type="float" office:value="-37.2961514651498" calcext:value-type="float">
            <text:p>-37.2961514651</text:p>
          </table:table-cell>
          <table:table-cell table:formula="of:=10^((-40 - [.F155]) / (10 * 2.1))" office:value-type="float" office:value="0.74343894503582" calcext:value-type="float">
            <text:p>0.743438945</text:p>
          </table:table-cell>
          <table:table-cell table:number-columns-repeated="4"/>
        </table:table-row>
        <table:table-row table:style-name="ro1">
          <table:table-cell office:value-type="float" office:value="1485172565" calcext:value-type="float">
            <text:p>1485172565</text:p>
          </table:table-cell>
          <table:table-cell office:value-type="float" office:value="-44" calcext:value-type="float">
            <text:p>-44</text:p>
          </table:table-cell>
          <table:table-cell table:formula="of:=10^((-40 - [.B156]) / (10 * 2.1))" office:value-type="float" office:value="1.55051577983262" calcext:value-type="float">
            <text:p>1.5505157798</text:p>
          </table:table-cell>
          <table:table-cell table:formula="of:=10^[.B156]" office:value-type="float" office:value="1E-044" calcext:value-type="float">
            <text:p>1E-44</text:p>
          </table:table-cell>
          <table:table-cell table:formula="of:=[.E155]+[.$K$2]*([.D156]-[.E155])" office:value-type="float" office:value="3.79236235485347E-038" calcext:value-type="float">
            <text:p>3.79236235485347E-38</text:p>
          </table:table-cell>
          <table:table-cell table:formula="of:=LOG([.E156];10)" office:value-type="float" office:value="-37.4210901731286" calcext:value-type="float">
            <text:p>-37.4210901731</text:p>
          </table:table-cell>
          <table:table-cell table:formula="of:=10^((-40 - [.F156]) / (10 * 2.1))" office:value-type="float" office:value="0.75369350052324" calcext:value-type="float">
            <text:p>0.7536935005</text:p>
          </table:table-cell>
          <table:table-cell table:number-columns-repeated="4"/>
        </table:table-row>
        <table:table-row table:style-name="ro1">
          <table:table-cell office:value-type="float" office:value="1485172565" calcext:value-type="float">
            <text:p>1485172565</text:p>
          </table:table-cell>
          <table:table-cell office:value-type="float" office:value="-36" calcext:value-type="float">
            <text:p>-36</text:p>
          </table:table-cell>
          <table:table-cell table:formula="of:=10^((-40 - [.B157]) / (10 * 2.1))" office:value-type="float" office:value="0.644946677103762" calcext:value-type="float">
            <text:p>0.6449466771</text:p>
          </table:table-cell>
          <table:table-cell table:formula="of:=10^[.B157]" office:value-type="float" office:value="1E-036" calcext:value-type="float">
            <text:p>1E-36</text:p>
          </table:table-cell>
          <table:table-cell table:formula="of:=[.E156]+[.$K$2]*([.D157]-[.E156])" office:value-type="float" office:value="2.78442717661401E-037" calcext:value-type="float">
            <text:p>2.78442717661401E-37</text:p>
          </table:table-cell>
          <table:table-cell table:formula="of:=LOG([.E157];10)" office:value-type="float" office:value="-36.5552641360821" calcext:value-type="float">
            <text:p>-36.5552641361</text:p>
          </table:table-cell>
          <table:table-cell table:formula="of:=10^((-40 - [.F157]) / (10 * 2.1))" office:value-type="float" office:value="0.685432919926384" calcext:value-type="float">
            <text:p>0.6854329199</text:p>
          </table:table-cell>
          <table:table-cell table:number-columns-repeated="4"/>
        </table:table-row>
        <table:table-row table:style-name="ro1">
          <table:table-cell office:value-type="float" office:value="1485172567" calcext:value-type="float">
            <text:p>1485172567</text:p>
          </table:table-cell>
          <table:table-cell office:value-type="float" office:value="-38" calcext:value-type="float">
            <text:p>-38</text:p>
          </table:table-cell>
          <table:table-cell table:formula="of:=10^((-40 - [.B158]) / (10 * 2.1))" office:value-type="float" office:value="0.803085722139151" calcext:value-type="float">
            <text:p>0.8030857221</text:p>
          </table:table-cell>
          <table:table-cell table:formula="of:=10^[.B158]" office:value-type="float" office:value="1E-038" calcext:value-type="float">
            <text:p>1E-38</text:p>
          </table:table-cell>
          <table:table-cell table:formula="of:=[.E157]+[.$K$2]*([.D158]-[.E157])" office:value-type="float" office:value="2.11332038246051E-037" calcext:value-type="float">
            <text:p>2.11332038246051E-37</text:p>
          </table:table-cell>
          <table:table-cell table:formula="of:=LOG([.E158];10)" office:value-type="float" office:value="-36.6750346582779" calcext:value-type="float">
            <text:p>-36.6750346583</text:p>
          </table:table-cell>
          <table:table-cell table:formula="of:=10^((-40 - [.F158]) / (10 * 2.1))" office:value-type="float" office:value="0.69449371056939" calcext:value-type="float">
            <text:p>0.6944937106</text:p>
          </table:table-cell>
          <table:table-cell table:number-columns-repeated="4"/>
        </table:table-row>
        <table:table-row table:style-name="ro1">
          <table:table-cell office:value-type="float" office:value="1485172567" calcext:value-type="float">
            <text:p>1485172567</text:p>
          </table:table-cell>
          <table:table-cell office:value-type="float" office:value="-34" calcext:value-type="float">
            <text:p>-34</text:p>
          </table:table-cell>
          <table:table-cell table:formula="of:=10^((-40 - [.B159]) / (10 * 2.1))" office:value-type="float" office:value="0.517947467923121" calcext:value-type="float">
            <text:p>0.5179474679</text:p>
          </table:table-cell>
          <table:table-cell table:formula="of:=10^[.B159]" office:value-type="float" office:value="1E-034" calcext:value-type="float">
            <text:p>1E-34</text:p>
          </table:table-cell>
          <table:table-cell table:formula="of:=[.E158]+[.$K$2]*([.D159]-[.E158])" office:value-type="float" office:value="2.51584990286845E-035" calcext:value-type="float">
            <text:p>2.51584990286845E-35</text:p>
          </table:table-cell>
          <table:table-cell table:formula="of:=LOG([.E159];10)" office:value-type="float" office:value="-34.5993152727262" calcext:value-type="float">
            <text:p>-34.5993152727</text:p>
          </table:table-cell>
          <table:table-cell table:formula="of:=10^((-40 - [.F159]) / (10 * 2.1))" office:value-type="float" office:value="0.553126590437826" calcext:value-type="float">
            <text:p>0.5531265904</text:p>
          </table:table-cell>
          <table:table-cell table:number-columns-repeated="4"/>
        </table:table-row>
        <table:table-row table:style-name="ro1">
          <table:table-cell office:value-type="float" office:value="1485172567" calcext:value-type="float">
            <text:p>1485172567</text:p>
          </table:table-cell>
          <table:table-cell office:value-type="float" office:value="-40" calcext:value-type="float">
            <text:p>-40</text:p>
          </table:table-cell>
          <table:table-cell table:formula="of:=10^((-40 - [.B160]) / (10 * 2.1))" office:value-type="float" office:value="1" calcext:value-type="float">
            <text:p>1</text:p>
          </table:table-cell>
          <table:table-cell table:formula="of:=10^[.B160]" office:value-type="float" office:value="1E-040" calcext:value-type="float">
            <text:p>1E-40</text:p>
          </table:table-cell>
          <table:table-cell table:formula="of:=[.E159]+[.$K$2]*([.D160]-[.E159])" office:value-type="float" office:value="1.88688992715134E-035" calcext:value-type="float">
            <text:p>1.88688992715134E-35</text:p>
          </table:table-cell>
          <table:table-cell table:formula="of:=LOG([.E160];10)" office:value-type="float" office:value="-34.7242534339236" calcext:value-type="float">
            <text:p>-34.7242534339</text:p>
          </table:table-cell>
          <table:table-cell table:formula="of:=10^((-40 - [.F160]) / (10 * 2.1))" office:value-type="float" office:value="0.560756056660246" calcext:value-type="float">
            <text:p>0.5607560567</text:p>
          </table:table-cell>
          <table:table-cell table:number-columns-repeated="4"/>
        </table:table-row>
        <table:table-row table:style-name="ro1">
          <table:table-cell office:value-type="float" office:value="1485172569" calcext:value-type="float">
            <text:p>1485172569</text:p>
          </table:table-cell>
          <table:table-cell office:value-type="float" office:value="-38" calcext:value-type="float">
            <text:p>-38</text:p>
          </table:table-cell>
          <table:table-cell table:formula="of:=10^((-40 - [.B161]) / (10 * 2.1))" office:value-type="float" office:value="0.803085722139151" calcext:value-type="float">
            <text:p>0.8030857221</text:p>
          </table:table-cell>
          <table:table-cell table:formula="of:=10^[.B161]" office:value-type="float" office:value="1E-038" calcext:value-type="float">
            <text:p>1E-38</text:p>
          </table:table-cell>
          <table:table-cell table:formula="of:=[.E160]+[.$K$2]*([.D161]-[.E160])" office:value-type="float" office:value="1.41541744536351E-035" calcext:value-type="float">
            <text:p>1.41541744536351E-35</text:p>
          </table:table-cell>
          <table:table-cell table:formula="of:=LOG([.E161];10)" office:value-type="float" office:value="-34.8491154559129" calcext:value-type="float">
            <text:p>-34.8491154559</text:p>
          </table:table-cell>
          <table:table-cell table:formula="of:=10^((-40 - [.F161]) / (10 * 2.1))" office:value-type="float" office:value="0.568486012762177" calcext:value-type="float">
            <text:p>0.5684860128</text:p>
          </table:table-cell>
          <table:table-cell table:number-columns-repeated="4"/>
        </table:table-row>
        <table:table-row table:style-name="ro1">
          <table:table-cell office:value-type="float" office:value="1485172569" calcext:value-type="float">
            <text:p>1485172569</text:p>
          </table:table-cell>
          <table:table-cell office:value-type="float" office:value="-40" calcext:value-type="float">
            <text:p>-40</text:p>
          </table:table-cell>
          <table:table-cell table:formula="of:=10^((-40 - [.B162]) / (10 * 2.1))" office:value-type="float" office:value="1" calcext:value-type="float">
            <text:p>1</text:p>
          </table:table-cell>
          <table:table-cell table:formula="of:=10^[.B162]" office:value-type="float" office:value="1E-040" calcext:value-type="float">
            <text:p>1E-40</text:p>
          </table:table-cell>
          <table:table-cell table:formula="of:=[.E161]+[.$K$2]*([.D162]-[.E161])" office:value-type="float" office:value="1.06156558402263E-035" calcext:value-type="float">
            <text:p>1.06156558402263E-35</text:p>
          </table:table-cell>
          <table:table-cell table:formula="of:=LOG([.E162];10)" office:value-type="float" office:value="-34.9740531697511" calcext:value-type="float">
            <text:p>-34.9740531698</text:p>
          </table:table-cell>
          <table:table-cell table:formula="of:=10^((-40 - [.F162]) / (10 * 2.1))" office:value-type="float" office:value="0.576327308535181" calcext:value-type="float">
            <text:p>0.5763273085</text:p>
          </table:table-cell>
          <table:table-cell table:number-columns-repeated="4"/>
        </table:table-row>
        <table:table-row table:style-name="ro1">
          <table:table-cell office:value-type="float" office:value="1485172569" calcext:value-type="float">
            <text:p>1485172569</text:p>
          </table:table-cell>
          <table:table-cell office:value-type="float" office:value="-38" calcext:value-type="float">
            <text:p>-38</text:p>
          </table:table-cell>
          <table:table-cell table:formula="of:=10^((-40 - [.B163]) / (10 * 2.1))" office:value-type="float" office:value="0.803085722139151" calcext:value-type="float">
            <text:p>0.8030857221</text:p>
          </table:table-cell>
          <table:table-cell table:formula="of:=10^[.B163]" office:value-type="float" office:value="1E-038" calcext:value-type="float">
            <text:p>1E-38</text:p>
          </table:table-cell>
          <table:table-cell table:formula="of:=[.E162]+[.$K$2]*([.D163]-[.E162])" office:value-type="float" office:value="7.96424188016972E-036" calcext:value-type="float">
            <text:p>7.96424188016972E-36</text:p>
          </table:table-cell>
          <table:table-cell table:formula="of:=LOG([.E163];10)" office:value-type="float" office:value="-35.0988555585859" calcext:value-type="float">
            <text:p>-35.0988555586</text:p>
          </table:table-cell>
          <table:table-cell table:formula="of:=10^((-40 - [.F163]) / (10 * 2.1))" office:value-type="float" office:value="0.58426809220501" calcext:value-type="float">
            <text:p>0.5842680922</text:p>
          </table:table-cell>
          <table:table-cell table:number-columns-repeated="4"/>
        </table:table-row>
        <table:table-row table:style-name="ro1">
          <table:table-cell office:value-type="float" office:value="1485172571" calcext:value-type="float">
            <text:p>1485172571</text:p>
          </table:table-cell>
          <table:table-cell office:value-type="float" office:value="-42" calcext:value-type="float">
            <text:p>-42</text:p>
          </table:table-cell>
          <table:table-cell table:formula="of:=10^((-40 - [.B164]) / (10 * 2.1))" office:value-type="float" office:value="1.24519708473503" calcext:value-type="float">
            <text:p>1.2451970847</text:p>
          </table:table-cell>
          <table:table-cell table:formula="of:=10^[.B164]" office:value-type="float" office:value="1E-042" calcext:value-type="float">
            <text:p>1E-42</text:p>
          </table:table-cell>
          <table:table-cell table:formula="of:=[.E163]+[.$K$2]*([.D164]-[.E163])" office:value-type="float" office:value="5.97318166012729E-036" calcext:value-type="float">
            <text:p>5.97318166012729E-36</text:p>
          </table:table-cell>
          <table:table-cell table:formula="of:=LOG([.E164];10)" office:value-type="float" office:value="-35.2237942770173" calcext:value-type="float">
            <text:p>-35.223794277</text:p>
          </table:table-cell>
          <table:table-cell table:formula="of:=10^((-40 - [.F164]) / (10 * 2.1))" office:value-type="float" office:value="0.592327140114392" calcext:value-type="float">
            <text:p>0.5923271401</text:p>
          </table:table-cell>
          <table:table-cell table:number-columns-repeated="4"/>
        </table:table-row>
        <table:table-row table:style-name="ro1">
          <table:table-cell office:value-type="float" office:value="1485172571" calcext:value-type="float">
            <text:p>1485172571</text:p>
          </table:table-cell>
          <table:table-cell office:value-type="float" office:value="-38" calcext:value-type="float">
            <text:p>-38</text:p>
          </table:table-cell>
          <table:table-cell table:formula="of:=10^((-40 - [.B165]) / (10 * 2.1))" office:value-type="float" office:value="0.803085722139151" calcext:value-type="float">
            <text:p>0.8030857221</text:p>
          </table:table-cell>
          <table:table-cell table:formula="of:=10^[.B165]" office:value-type="float" office:value="1E-038" calcext:value-type="float">
            <text:p>1E-38</text:p>
          </table:table-cell>
          <table:table-cell table:formula="of:=[.E164]+[.$K$2]*([.D165]-[.E164])" office:value-type="float" office:value="4.48238624509547E-036" calcext:value-type="float">
            <text:p>4.48238624509547E-36</text:p>
          </table:table-cell>
          <table:table-cell table:formula="of:=LOG([.E165];10)" office:value-type="float" office:value="-35.3484907232391" calcext:value-type="float">
            <text:p>-35.3484907232</text:p>
          </table:table-cell>
          <table:table-cell table:formula="of:=10^((-40 - [.F165]) / (10 * 2.1))" office:value-type="float" office:value="0.600481398116677" calcext:value-type="float">
            <text:p>0.6004813981</text:p>
          </table:table-cell>
          <table:table-cell table:number-columns-repeated="4"/>
        </table:table-row>
        <table:table-row table:style-name="ro1">
          <table:table-cell office:value-type="float" office:value="1485172571" calcext:value-type="float">
            <text:p>1485172571</text:p>
          </table:table-cell>
          <table:table-cell office:value-type="float" office:value="-32" calcext:value-type="float">
            <text:p>-32</text:p>
          </table:table-cell>
          <table:table-cell table:formula="of:=10^((-40 - [.B166]) / (10 * 2.1))" office:value-type="float" office:value="0.415956216307185" calcext:value-type="float">
            <text:p>0.4159562163</text:p>
          </table:table-cell>
          <table:table-cell table:formula="of:=10^[.B166]" office:value-type="float" office:value="1E-032" calcext:value-type="float">
            <text:p>1E-32</text:p>
          </table:table-cell>
          <table:table-cell table:formula="of:=[.E165]+[.$K$2]*([.D166]-[.E165])" office:value-type="float" office:value="2.50336178968382E-033" calcext:value-type="float">
            <text:p>2.50336178968382E-33</text:p>
          </table:table-cell>
          <table:table-cell table:formula="of:=LOG([.E166];10)" office:value-type="float" office:value="-32.6014763809515" calcext:value-type="float">
            <text:p>-32.601476381</text:p>
          </table:table-cell>
          <table:table-cell table:formula="of:=10^((-40 - [.F166]) / (10 * 2.1))" office:value-type="float" office:value="0.44431333881531" calcext:value-type="float">
            <text:p>0.4443133388</text:p>
          </table:table-cell>
          <table:table-cell table:number-columns-repeated="4"/>
        </table:table-row>
        <table:table-row table:style-name="ro1">
          <table:table-cell office:value-type="float" office:value="1485172571" calcext:value-type="float">
            <text:p>1485172571</text:p>
          </table:table-cell>
          <table:table-cell office:value-type="float" office:value="-36" calcext:value-type="float">
            <text:p>-36</text:p>
          </table:table-cell>
          <table:table-cell table:formula="of:=10^((-40 - [.B167]) / (10 * 2.1))" office:value-type="float" office:value="0.644946677103762" calcext:value-type="float">
            <text:p>0.6449466771</text:p>
          </table:table-cell>
          <table:table-cell table:formula="of:=10^[.B167]" office:value-type="float" office:value="1E-036" calcext:value-type="float">
            <text:p>1E-36</text:p>
          </table:table-cell>
          <table:table-cell table:formula="of:=[.E166]+[.$K$2]*([.D167]-[.E166])" office:value-type="float" office:value="1.87777134226287E-033" calcext:value-type="float">
            <text:p>1.87777134226287E-33</text:p>
          </table:table-cell>
          <table:table-cell table:formula="of:=LOG([.E167];10)" office:value-type="float" office:value="-32.7263572932411" calcext:value-type="float">
            <text:p>-32.7263572932</text:p>
          </table:table-cell>
          <table:table-cell table:formula="of:=10^((-40 - [.F167]) / (10 * 2.1))" office:value-type="float" office:value="0.45043907876259" calcext:value-type="float">
            <text:p>0.4504390788</text:p>
          </table:table-cell>
          <table:table-cell table:number-columns-repeated="4"/>
        </table:table-row>
        <table:table-row table:style-name="ro1">
          <table:table-cell office:value-type="float" office:value="1485172572" calcext:value-type="float">
            <text:p>1485172572</text:p>
          </table:table-cell>
          <table:table-cell office:value-type="float" office:value="-62" calcext:value-type="float">
            <text:p>-62</text:p>
          </table:table-cell>
          <table:table-cell table:formula="of:=10^((-40 - [.B168]) / (10 * 2.1))" office:value-type="float" office:value="11.1588399250775" calcext:value-type="float">
            <text:p>11.1588399251</text:p>
          </table:table-cell>
          <table:table-cell table:formula="of:=10^[.B168]" office:value-type="float" office:value="1E-062" calcext:value-type="float">
            <text:p>1E-62</text:p>
          </table:table-cell>
          <table:table-cell table:formula="of:=[.E167]+[.$K$2]*([.D168]-[.E167])" office:value-type="float" office:value="1.40832850669715E-033" calcext:value-type="float">
            <text:p>1.40832850669715E-33</text:p>
          </table:table-cell>
          <table:table-cell table:formula="of:=LOG([.E168];10)" office:value-type="float" office:value="-32.8512960298494" calcext:value-type="float">
            <text:p>-32.8512960298</text:p>
          </table:table-cell>
          <table:table-cell table:formula="of:=10^((-40 - [.F168]) / (10 * 2.1))" office:value-type="float" office:value="0.456652169458783" calcext:value-type="float">
            <text:p>0.4566521695</text:p>
          </table:table-cell>
          <table:table-cell table:number-columns-repeated="4"/>
        </table:table-row>
        <table:table-row table:style-name="ro1">
          <table:table-cell office:value-type="float" office:value="1485172573" calcext:value-type="float">
            <text:p>1485172573</text:p>
          </table:table-cell>
          <table:table-cell office:value-type="float" office:value="-28" calcext:value-type="float">
            <text:p>-28</text:p>
          </table:table-cell>
          <table:table-cell table:formula="of:=10^((-40 - [.B169]) / (10 * 2.1))" office:value-type="float" office:value="0.268269579527973" calcext:value-type="float">
            <text:p>0.2682695795</text:p>
          </table:table-cell>
          <table:table-cell table:formula="of:=10^[.B169]" office:value-type="float" office:value="1E-028" calcext:value-type="float">
            <text:p>1E-28</text:p>
          </table:table-cell>
          <table:table-cell table:formula="of:=[.E168]+[.$K$2]*([.D169]-[.E168])" office:value-type="float" office:value="2.500105624638E-029" calcext:value-type="float">
            <text:p>2.500105624638E-29</text:p>
          </table:table-cell>
          <table:table-cell table:formula="of:=LOG([.E169];10)" office:value-type="float" office:value="-28.6020416428366" calcext:value-type="float">
            <text:p>-28.6020416428</text:p>
          </table:table-cell>
          <table:table-cell table:formula="of:=10^((-40 - [.F169]) / (10 * 2.1))" office:value-type="float" office:value="0.286576172678639" calcext:value-type="float">
            <text:p>0.2865761727</text:p>
          </table:table-cell>
          <table:table-cell table:number-columns-repeated="4"/>
        </table:table-row>
        <table:table-row table:style-name="ro1">
          <table:table-cell office:value-type="float" office:value="1485172573" calcext:value-type="float">
            <text:p>1485172573</text:p>
          </table:table-cell>
          <table:table-cell office:value-type="float" office:value="-30" calcext:value-type="float">
            <text:p>-30</text:p>
          </table:table-cell>
          <table:table-cell table:formula="of:=10^((-40 - [.B170]) / (10 * 2.1))" office:value-type="float" office:value="0.334048498351324" calcext:value-type="float">
            <text:p>0.3340484984</text:p>
          </table:table-cell>
          <table:table-cell table:formula="of:=10^[.B170]" office:value-type="float" office:value="1E-030" calcext:value-type="float">
            <text:p>1E-30</text:p>
          </table:table-cell>
          <table:table-cell table:formula="of:=[.E169]+[.$K$2]*([.D170]-[.E169])" office:value-type="float" office:value="1.9000792184785E-029" calcext:value-type="float">
            <text:p>1.9000792184785E-29</text:p>
          </table:table-cell>
          <table:table-cell table:formula="of:=LOG([.E170];10)" office:value-type="float" office:value="-28.7212282919783" calcext:value-type="float">
            <text:p>-28.721228292</text:p>
          </table:table-cell>
          <table:table-cell table:formula="of:=10^((-40 - [.F170]) / (10 * 2.1))" office:value-type="float" office:value="0.290345856711169" calcext:value-type="float">
            <text:p>0.2903458567</text:p>
          </table:table-cell>
          <table:table-cell table:number-columns-repeated="4"/>
        </table:table-row>
        <table:table-row table:style-name="ro1">
          <table:table-cell office:value-type="float" office:value="1485172573" calcext:value-type="float">
            <text:p>1485172573</text:p>
          </table:table-cell>
          <table:table-cell office:value-type="float" office:value="-38" calcext:value-type="float">
            <text:p>-38</text:p>
          </table:table-cell>
          <table:table-cell table:formula="of:=10^((-40 - [.B171]) / (10 * 2.1))" office:value-type="float" office:value="0.803085722139151" calcext:value-type="float">
            <text:p>0.8030857221</text:p>
          </table:table-cell>
          <table:table-cell table:formula="of:=10^[.B171]" office:value-type="float" office:value="1E-038" calcext:value-type="float">
            <text:p>1E-38</text:p>
          </table:table-cell>
          <table:table-cell table:formula="of:=[.E170]+[.$K$2]*([.D171]-[.E170])" office:value-type="float" office:value="1.42505941410888E-029" calcext:value-type="float">
            <text:p>1.42505941410888E-29</text:p>
          </table:table-cell>
          <table:table-cell table:formula="of:=LOG([.E171];10)" office:value-type="float" office:value="-28.8461670285104" calcext:value-type="float">
            <text:p>-28.8461670285</text:p>
          </table:table-cell>
          <table:table-cell table:formula="of:=10^((-40 - [.F171]) / (10 * 2.1))" office:value-type="float" office:value="0.294350716025016" calcext:value-type="float">
            <text:p>0.294350716</text:p>
          </table:table-cell>
          <table:table-cell table:number-columns-repeated="4"/>
        </table:table-row>
        <table:table-row table:style-name="ro1">
          <table:table-cell office:value-type="float" office:value="1485172575" calcext:value-type="float">
            <text:p>1485172575</text:p>
          </table:table-cell>
          <table:table-cell office:value-type="float" office:value="-32" calcext:value-type="float">
            <text:p>-32</text:p>
          </table:table-cell>
          <table:table-cell table:formula="of:=10^((-40 - [.B172]) / (10 * 2.1))" office:value-type="float" office:value="0.415956216307185" calcext:value-type="float">
            <text:p>0.4159562163</text:p>
          </table:table-cell>
          <table:table-cell table:formula="of:=10^[.B172]" office:value-type="float" office:value="1E-032" calcext:value-type="float">
            <text:p>1E-32</text:p>
          </table:table-cell>
          <table:table-cell table:formula="of:=[.E171]+[.$K$2]*([.D172]-[.E171])" office:value-type="float" office:value="1.06904456058166E-029" calcext:value-type="float">
            <text:p>1.06904456058166E-29</text:p>
          </table:table-cell>
          <table:table-cell table:formula="of:=LOG([.E172];10)" office:value-type="float" office:value="-28.9710041918807" calcext:value-type="float">
            <text:p>-28.9710041919</text:p>
          </table:table-cell>
          <table:table-cell table:formula="of:=10^((-40 - [.F172]) / (10 * 2.1))" office:value-type="float" office:value="0.298407492566148" calcext:value-type="float">
            <text:p>0.2984074926</text:p>
          </table:table-cell>
          <table:table-cell table:number-columns-repeated="4"/>
        </table:table-row>
        <table:table-row table:style-name="ro1">
          <table:table-cell office:value-type="float" office:value="1485172575" calcext:value-type="float">
            <text:p>1485172575</text:p>
          </table:table-cell>
          <table:table-cell office:value-type="float" office:value="-22" calcext:value-type="float">
            <text:p>-22</text:p>
          </table:table-cell>
          <table:table-cell table:formula="of:=10^((-40 - [.B173]) / (10 * 2.1))" office:value-type="float" office:value="0.138949549437314" calcext:value-type="float">
            <text:p>0.1389495494</text:p>
          </table:table-cell>
          <table:table-cell table:formula="of:=10^[.B173]" office:value-type="float" office:value="1E-022" calcext:value-type="float">
            <text:p>1E-22</text:p>
          </table:table-cell>
          <table:table-cell table:formula="of:=[.E172]+[.$K$2]*([.D173]-[.E172])" office:value-type="float" office:value="2.50000080178342E-023" calcext:value-type="float">
            <text:p>2.50000080178342E-23</text:p>
          </table:table-cell>
          <table:table-cell table:formula="of:=LOG([.E173];10)" office:value-type="float" office:value="-22.6020598520439" calcext:value-type="float">
            <text:p>-22.602059852</text:p>
          </table:table-cell>
          <table:table-cell table:formula="of:=10^((-40 - [.F173]) / (10 * 2.1))" office:value-type="float" office:value="0.148431699361957" calcext:value-type="float">
            <text:p>0.1484316994</text:p>
          </table:table-cell>
          <table:table-cell table:number-columns-repeated="4"/>
        </table:table-row>
        <table:table-row table:style-name="ro1">
          <table:table-cell office:value-type="float" office:value="1485172575" calcext:value-type="float">
            <text:p>1485172575</text:p>
          </table:table-cell>
          <table:table-cell office:value-type="float" office:value="-22" calcext:value-type="float">
            <text:p>-22</text:p>
          </table:table-cell>
          <table:table-cell table:formula="of:=10^((-40 - [.B174]) / (10 * 2.1))" office:value-type="float" office:value="0.138949549437314" calcext:value-type="float">
            <text:p>0.1389495494</text:p>
          </table:table-cell>
          <table:table-cell table:formula="of:=10^[.B174]" office:value-type="float" office:value="1E-022" calcext:value-type="float">
            <text:p>1E-22</text:p>
          </table:table-cell>
          <table:table-cell table:formula="of:=[.E173]+[.$K$2]*([.D174]-[.E173])" office:value-type="float" office:value="4.37500060133757E-023" calcext:value-type="float">
            <text:p>4.37500060133757E-23</text:p>
          </table:table-cell>
          <table:table-cell table:formula="of:=LOG([.E174];10)" office:value-type="float" office:value="-22.3590218829485" calcext:value-type="float">
            <text:p>-22.3590218829</text:p>
          </table:table-cell>
          <table:table-cell table:formula="of:=10^((-40 - [.F174]) / (10 * 2.1))" office:value-type="float" office:value="0.144528475923991" calcext:value-type="float">
            <text:p>0.1445284759</text:p>
          </table:table-cell>
          <table:table-cell table:number-columns-repeated="4"/>
        </table:table-row>
        <table:table-row table:style-name="ro1">
          <table:table-cell office:value-type="float" office:value="1485172575" calcext:value-type="float">
            <text:p>1485172575</text:p>
          </table:table-cell>
          <table:table-cell office:value-type="float" office:value="-20" calcext:value-type="float">
            <text:p>-20</text:p>
          </table:table-cell>
          <table:table-cell table:formula="of:=10^((-40 - [.B175]) / (10 * 2.1))" office:value-type="float" office:value="0.111588399250775" calcext:value-type="float">
            <text:p>0.1115883993</text:p>
          </table:table-cell>
          <table:table-cell table:formula="of:=10^[.B175]" office:value-type="float" office:value="1E-020" calcext:value-type="float">
            <text:p>1E-20</text:p>
          </table:table-cell>
          <table:table-cell table:formula="of:=[.E174]+[.$K$2]*([.D175]-[.E174])" office:value-type="float" office:value="2.53281250451003E-021" calcext:value-type="float">
            <text:p>2.53281250451003E-21</text:p>
          </table:table-cell>
          <table:table-cell table:formula="of:=LOG([.E175];10)" office:value-type="float" office:value="-20.596396958362" calcext:value-type="float">
            <text:p>-20.5963969584</text:p>
          </table:table-cell>
          <table:table-cell table:formula="of:=10^((-40 - [.F175]) / (10 * 2.1))" office:value-type="float" office:value="0.119129385827088" calcext:value-type="float">
            <text:p>0.119129385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scan-worxmate-guest'.I38:'scan-worxmate-guest'.I3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14:44:03.704586421</dc:date>
    <meta:editing-duration>PT35M20S</meta:editing-duration>
    <meta:editing-cycles>1</meta:editing-cycles>
    <meta:document-statistic meta:table-count="1" meta:cell-count="1227" meta:object-count="4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25cm" svg:height="8.494cm" xlink:href=".." xlink:type="simple" chart:class="chart:scatter" chart:style-name="ch1">
        <chart:title svg:x="7.174cm" svg:y="0.304cm" chart:style-name="ch2">
          <text:p>RSSI over time</text:p>
        </chart:title>
        <chart:legend chart:legend-position="end" svg:x="14.707cm" svg:y="3.948cm" style:legend-expansion="high" chart:style-name="ch3"/>
        <chart:plot-area chart:style-name="ch4" table:cell-range-address="'scan-worxmate-guest'.A1:'scan-worxmate-guest'.B175" svg:x="0.352cm" svg:y="1.266cm" svg:width="14.003cm" svg:height="7.059cm">
          <chartooo:coordinate-region svg:x="1.344cm" svg:y="1.466cm" svg:width="12.017cm" svg:height="6.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B1:'scan-worxmate-guest'.B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2480">
                <text:p>1485172480</text:p>
                <draw:g>
                  <svg:desc>'scan-worxmate-guest'.A1:'scan-worxmate-guest'.A175</svg:desc>
                </draw:g>
              </table:table-cell>
              <table:table-cell office:value-type="float" office:value="-48">
                <text:p>-48</text:p>
                <draw:g>
                  <svg:desc>'scan-worxmate-guest'.B1:'scan-worxmate-guest'.B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2480">
                <text:p>148517248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2480">
                <text:p>148517248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2480">
                <text:p>148517248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2482">
                <text:p>148517248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2482">
                <text:p>148517248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2482">
                <text:p>148517248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2482">
                <text:p>148517248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2482">
                <text:p>1485172482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2484">
                <text:p>148517248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2484">
                <text:p>148517248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2484">
                <text:p>148517248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2484">
                <text:p>148517248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2486">
                <text:p>148517248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2486">
                <text:p>148517248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2486">
                <text:p>148517248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2486">
                <text:p>148517248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2486">
                <text:p>148517248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2488">
                <text:p>1485172488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2488">
                <text:p>148517248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2488">
                <text:p>148517248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2490">
                <text:p>148517249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2490">
                <text:p>148517249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2492">
                <text:p>148517249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2492">
                <text:p>148517249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2492">
                <text:p>148517249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2492">
                <text:p>148517249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2494">
                <text:p>148517249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2494">
                <text:p>148517249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2496">
                <text:p>148517249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2496">
                <text:p>148517249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2496">
                <text:p>148517249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2496">
                <text:p>148517249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2496">
                <text:p>148517249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2498">
                <text:p>1485172498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2498">
                <text:p>148517249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2498">
                <text:p>148517249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2498">
                <text:p>148517249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2500">
                <text:p>148517250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2500">
                <text:p>148517250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2500">
                <text:p>148517250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2500">
                <text:p>148517250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2502">
                <text:p>148517250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2502">
                <text:p>148517250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2504">
                <text:p>148517250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2504">
                <text:p>148517250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2504">
                <text:p>148517250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2504">
                <text:p>148517250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2506">
                <text:p>148517250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2506">
                <text:p>148517250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2506">
                <text:p>148517250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2507">
                <text:p>1485172507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2508">
                <text:p>148517250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2508">
                <text:p>1485172508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2508">
                <text:p>148517250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2508">
                <text:p>1485172508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2509">
                <text:p>148517250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2510">
                <text:p>148517251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2510">
                <text:p>148517251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2510">
                <text:p>148517251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2511">
                <text:p>148517251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2512">
                <text:p>148517251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2512">
                <text:p>148517251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2512">
                <text:p>148517251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2512">
                <text:p>148517251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2514">
                <text:p>1485172514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2514">
                <text:p>148517251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2515">
                <text:p>148517251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2516">
                <text:p>148517251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2516">
                <text:p>148517251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2516">
                <text:p>148517251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2517">
                <text:p>148517251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2518">
                <text:p>148517251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2518">
                <text:p>148517251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2519">
                <text:p>148517251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2519">
                <text:p>148517251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2520">
                <text:p>148517252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2520">
                <text:p>148517252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2521">
                <text:p>14851725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2522">
                <text:p>148517252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2522">
                <text:p>148517252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2523">
                <text:p>148517252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2524">
                <text:p>1485172524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85172524">
                <text:p>148517252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5172524">
                <text:p>148517252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5172526">
                <text:p>148517252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5172526">
                <text:p>148517252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5172527">
                <text:p>148517252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5172528">
                <text:p>148517252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85172528">
                <text:p>148517252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5172529">
                <text:p>148517252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72529">
                <text:p>148517252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5172529">
                <text:p>1485172529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5172530">
                <text:p>148517253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5172530">
                <text:p>148517253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5172531">
                <text:p>148517253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5172531">
                <text:p>148517253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5172532">
                <text:p>148517253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5172532">
                <text:p>148517253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5172533">
                <text:p>148517253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85172534">
                <text:p>1485172534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85172535">
                <text:p>148517253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85172535">
                <text:p>148517253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85172535">
                <text:p>148517253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85172536">
                <text:p>1485172536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85172536">
                <text:p>148517253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5172537">
                <text:p>148517253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5172537">
                <text:p>148517253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5172538">
                <text:p>1485172538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85172539">
                <text:p>148517253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85172539">
                <text:p>148517253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85172539">
                <text:p>148517253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85172541">
                <text:p>148517254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5172541">
                <text:p>148517254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85172541">
                <text:p>148517254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5172541">
                <text:p>148517254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85172542">
                <text:p>1485172542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85172543">
                <text:p>148517254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85172543">
                <text:p>148517254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85172543">
                <text:p>148517254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5172544">
                <text:p>1485172544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85172545">
                <text:p>148517254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85172545">
                <text:p>14851725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5172547">
                <text:p>148517254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85172547">
                <text:p>1485172547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5172547">
                <text:p>148517254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5172549">
                <text:p>148517254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85172549">
                <text:p>148517254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85172549">
                <text:p>148517254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5172549">
                <text:p>148517254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5172551">
                <text:p>148517255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5172551">
                <text:p>148517255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5172553">
                <text:p>148517255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5172553">
                <text:p>148517255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5172555">
                <text:p>148517255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5172555">
                <text:p>148517255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85172555">
                <text:p>148517255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5172555">
                <text:p>148517255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5172555">
                <text:p>148517255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5172557">
                <text:p>148517255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85172557">
                <text:p>148517255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85172557">
                <text:p>148517255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5172557">
                <text:p>148517255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5172559">
                <text:p>148517255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5172559">
                <text:p>148517255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5172559">
                <text:p>148517255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5172560">
                <text:p>148517256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5172561">
                <text:p>148517256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5172561">
                <text:p>148517256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5172561">
                <text:p>148517256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5172563">
                <text:p>148517256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5172563">
                <text:p>148517256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85172563">
                <text:p>148517256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85172565">
                <text:p>148517256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85172565">
                <text:p>148517256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85172565">
                <text:p>148517256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85172565">
                <text:p>148517256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85172567">
                <text:p>148517256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85172567">
                <text:p>148517256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5172567">
                <text:p>148517256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85172569">
                <text:p>148517256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85172569">
                <text:p>148517256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85172569">
                <text:p>148517256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5172571">
                <text:p>148517257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85172571">
                <text:p>148517257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5172571">
                <text:p>148517257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85172571">
                <text:p>148517257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5172572">
                <text:p>148517257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5172573">
                <text:p>148517257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85172573">
                <text:p>148517257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85172573">
                <text:p>148517257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85172575">
                <text:p>148517257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5172575">
                <text:p>148517257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85172575">
                <text:p>148517257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85172575">
                <text:p>1485172575</text:p>
              </table:table-cell>
              <table:table-cell office:value-type="float" office:value="-20">
                <text:p>-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129cm" svg:height="8.214cm" xlink:href=".." xlink:type="simple" chart:class="chart:scatter" chart:style-name="ch1">
        <chart:title svg:x="6.563cm" svg:y="0.299cm" chart:style-name="ch2">
          <text:p>Distance over time</text:p>
        </chart:title>
        <chart:legend chart:legend-position="end" svg:x="14.184cm" svg:y="3.808cm" style:legend-expansion="high" chart:style-name="ch3"/>
        <chart:plot-area chart:style-name="ch4" table:cell-range-address="'scan-worxmate-guest'.A1:'scan-worxmate-guest'.A175 'scan-worxmate-guest'.C1:'scan-worxmate-guest'.C175" svg:x="0.342cm" svg:y="1.256cm" svg:width="13.5cm" svg:height="6.794cm">
          <chartooo:coordinate-region svg:x="1.334cm" svg:y="1.455cm" svg:width="11.514cm" svg:height="5.94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C1:'scan-worxmate-guest'.C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2480">
                <text:p>1485172480</text:p>
                <draw:g>
                  <svg:desc>'scan-worxmate-guest'.A1:'scan-worxmate-guest'.A175</svg:desc>
                </draw:g>
              </table:table-cell>
              <table:table-cell office:value-type="float" office:value="2.40409918350997">
                <text:p>2.40409918350997</text:p>
                <draw:g>
                  <svg:desc>'scan-worxmate-guest'.C1:'scan-worxmate-guest'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2480">
                <text:p>1485172480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2480">
                <text:p>1485172480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2480">
                <text:p>1485172480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2482">
                <text:p>1485172482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2482">
                <text:p>1485172482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2482">
                <text:p>1485172482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2482">
                <text:p>1485172482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2482">
                <text:p>1485172482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2484">
                <text:p>1485172484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2484">
                <text:p>1485172484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2484">
                <text:p>1485172484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2484">
                <text:p>1485172484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2486">
                <text:p>1485172486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2486">
                <text:p>1485172486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2486">
                <text:p>1485172486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2486">
                <text:p>1485172486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2486">
                <text:p>1485172486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2488">
                <text:p>1485172488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2488">
                <text:p>1485172488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2488">
                <text:p>1485172488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2490">
                <text:p>1485172490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2490">
                <text:p>1485172490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2492">
                <text:p>1485172492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2492">
                <text:p>1485172492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2492">
                <text:p>1485172492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2492">
                <text:p>1485172492</text:p>
              </table:table-cell>
              <table:table-cell office:value-type="float" office:value="11.1588399250775">
                <text:p>11.1588399250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2494">
                <text:p>1485172494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2494">
                <text:p>1485172494</text:p>
              </table:table-cell>
              <table:table-cell office:value-type="float" office:value="11.1588399250775">
                <text:p>11.1588399250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2496">
                <text:p>1485172496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2496">
                <text:p>1485172496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2496">
                <text:p>1485172496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2496">
                <text:p>1485172496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2496">
                <text:p>1485172496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2498">
                <text:p>1485172498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2498">
                <text:p>1485172498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2498">
                <text:p>1485172498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2498">
                <text:p>1485172498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2500">
                <text:p>1485172500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2500">
                <text:p>1485172500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2500">
                <text:p>1485172500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2500">
                <text:p>1485172500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2502">
                <text:p>1485172502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2502">
                <text:p>1485172502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2504">
                <text:p>1485172504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2504">
                <text:p>1485172504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2504">
                <text:p>1485172504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2504">
                <text:p>1485172504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2506">
                <text:p>1485172506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2506">
                <text:p>1485172506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2506">
                <text:p>1485172506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2507">
                <text:p>1485172507</text:p>
              </table:table-cell>
              <table:table-cell office:value-type="float" office:value="64.4946677103762">
                <text:p>64.49466771037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2508">
                <text:p>1485172508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2508">
                <text:p>1485172508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2508">
                <text:p>1485172508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2508">
                <text:p>1485172508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2509">
                <text:p>1485172509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2510">
                <text:p>1485172510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2510">
                <text:p>1485172510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2510">
                <text:p>1485172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2511">
                <text:p>1485172511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2512">
                <text:p>1485172512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2512">
                <text:p>1485172512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2512">
                <text:p>1485172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2512">
                <text:p>1485172512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2514">
                <text:p>1485172514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2514">
                <text:p>1485172514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2515">
                <text:p>1485172515</text:p>
              </table:table-cell>
              <table:table-cell office:value-type="float" office:value="8.96150501946605">
                <text:p>8.961505019466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2516">
                <text:p>1485172516</text:p>
              </table:table-cell>
              <table:table-cell office:value-type="float" office:value="7.19685673001152">
                <text:p>7.19685673001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2516">
                <text:p>1485172516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2516">
                <text:p>1485172516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2517">
                <text:p>1485172517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2518">
                <text:p>1485172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2518">
                <text:p>1485172518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2519">
                <text:p>1485172519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2519">
                <text:p>1485172519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2520">
                <text:p>1485172520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2520">
                <text:p>1485172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2521">
                <text:p>1485172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2522">
                <text:p>1485172522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2522">
                <text:p>1485172522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2523">
                <text:p>1485172523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2524">
                <text:p>1485172524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85172524">
                <text:p>1485172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5172524">
                <text:p>1485172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5172526">
                <text:p>1485172526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5172526">
                <text:p>1485172526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5172527">
                <text:p>1485172527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5172528">
                <text:p>1485172528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85172528">
                <text:p>1485172528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5172529">
                <text:p>1485172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72529">
                <text:p>1485172529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5172529">
                <text:p>1485172529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5172530">
                <text:p>1485172530</text:p>
              </table:table-cell>
              <table:table-cell office:value-type="float" office:value="7.19685673001152">
                <text:p>7.196856730011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5172530">
                <text:p>1485172530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5172531">
                <text:p>1485172531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5172531">
                <text:p>1485172531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5172532">
                <text:p>1485172532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5172532">
                <text:p>1485172532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5172533">
                <text:p>1485172533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85172534">
                <text:p>1485172534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85172535">
                <text:p>1485172535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85172535">
                <text:p>1485172535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85172535">
                <text:p>1485172535</text:p>
              </table:table-cell>
              <table:table-cell office:value-type="float" office:value="17.3019573884589">
                <text:p>17.30195738845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85172536">
                <text:p>1485172536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85172536">
                <text:p>1485172536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5172537">
                <text:p>1485172537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5172537">
                <text:p>1485172537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5172538">
                <text:p>1485172538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85172539">
                <text:p>1485172539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85172539">
                <text:p>1485172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85172539">
                <text:p>1485172539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85172541">
                <text:p>1485172541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5172541">
                <text:p>1485172541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85172541">
                <text:p>1485172541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5172541">
                <text:p>1485172541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85172542">
                <text:p>1485172542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85172543">
                <text:p>1485172543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85172543">
                <text:p>1485172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85172543">
                <text:p>1485172543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5172544">
                <text:p>1485172544</text:p>
              </table:table-cell>
              <table:table-cell office:value-type="float" office:value="7.19685673001152">
                <text:p>7.196856730011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85172545">
                <text:p>1485172545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85172545">
                <text:p>1485172545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5172547">
                <text:p>1485172547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85172547">
                <text:p>1485172547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5172547">
                <text:p>1485172547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5172549">
                <text:p>1485172549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85172549">
                <text:p>1485172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85172549">
                <text:p>1485172549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5172549">
                <text:p>1485172549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5172551">
                <text:p>1485172551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5172551">
                <text:p>1485172551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5172553">
                <text:p>1485172553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5172553">
                <text:p>1485172553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5172555">
                <text:p>1485172555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5172555">
                <text:p>1485172555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85172555">
                <text:p>1485172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5172555">
                <text:p>1485172555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5172555">
                <text:p>1485172555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5172557">
                <text:p>1485172557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85172557">
                <text:p>1485172557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85172557">
                <text:p>1485172557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5172557">
                <text:p>1485172557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5172559">
                <text:p>1485172559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5172559">
                <text:p>1485172559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5172559">
                <text:p>1485172559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5172560">
                <text:p>1485172560</text:p>
              </table:table-cell>
              <table:table-cell office:value-type="float" office:value="41.5956216307185">
                <text:p>41.59562163071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5172561">
                <text:p>1485172561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5172561">
                <text:p>1485172561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5172561">
                <text:p>1485172561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5172563">
                <text:p>1485172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5172563">
                <text:p>1485172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85172563">
                <text:p>1485172563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85172565">
                <text:p>1485172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85172565">
                <text:p>1485172565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85172565">
                <text:p>1485172565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85172565">
                <text:p>1485172565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85172567">
                <text:p>1485172567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85172567">
                <text:p>1485172567</text:p>
              </table:table-cell>
              <table:table-cell office:value-type="float" office:value="0.517947467923121">
                <text:p>0.5179474679231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5172567">
                <text:p>1485172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85172569">
                <text:p>1485172569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85172569">
                <text:p>1485172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85172569">
                <text:p>1485172569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5172571">
                <text:p>1485172571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85172571">
                <text:p>1485172571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5172571">
                <text:p>1485172571</text:p>
              </table:table-cell>
              <table:table-cell office:value-type="float" office:value="0.415956216307185">
                <text:p>0.4159562163071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85172571">
                <text:p>1485172571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5172572">
                <text:p>1485172572</text:p>
              </table:table-cell>
              <table:table-cell office:value-type="float" office:value="11.1588399250775">
                <text:p>11.15883992507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5172573">
                <text:p>1485172573</text:p>
              </table:table-cell>
              <table:table-cell office:value-type="float" office:value="0.268269579527973">
                <text:p>0.2682695795279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85172573">
                <text:p>1485172573</text:p>
              </table:table-cell>
              <table:table-cell office:value-type="float" office:value="0.334048498351324">
                <text:p>0.3340484983513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85172573">
                <text:p>1485172573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85172575">
                <text:p>1485172575</text:p>
              </table:table-cell>
              <table:table-cell office:value-type="float" office:value="0.415956216307185">
                <text:p>0.4159562163071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5172575">
                <text:p>1485172575</text:p>
              </table:table-cell>
              <table:table-cell office:value-type="float" office:value="0.138949549437314">
                <text:p>0.138949549437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85172575">
                <text:p>1485172575</text:p>
              </table:table-cell>
              <table:table-cell office:value-type="float" office:value="0.138949549437314">
                <text:p>0.1389495494373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85172575">
                <text:p>1485172575</text:p>
              </table:table-cell>
              <table:table-cell office:value-type="float" office:value="0.111588399250775">
                <text:p>0.111588399250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25cm" svg:height="8.6cm" xlink:href=".." xlink:type="simple" chart:class="chart:scatter" chart:style-name="ch1">
        <chart:title svg:x="6.241cm" svg:y="0.307cm" chart:style-name="ch2">
          <text:p>RSSI Filtered over time</text:p>
        </chart:title>
        <chart:legend chart:legend-position="end" svg:x="14.52cm" svg:y="4.001cm" style:legend-expansion="high" chart:style-name="ch3"/>
        <chart:plot-area chart:style-name="ch4" table:cell-range-address="'scan-worxmate-guest'.A1:'scan-worxmate-guest'.A175 'scan-worxmate-guest'.F1:'scan-worxmate-guest'.F175" svg:x="0.348cm" svg:y="1.272cm" svg:width="13.824cm" svg:height="7.156cm">
          <chartooo:coordinate-region svg:x="1.34cm" svg:y="1.471cm" svg:width="11.838cm" svg:height="6.75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F1:'scan-worxmate-guest'.F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2480">
                <text:p>1485172480</text:p>
                <draw:g>
                  <svg:desc>'scan-worxmate-guest'.A1:'scan-worxmate-guest'.A175</svg:desc>
                </draw:g>
              </table:table-cell>
              <table:table-cell office:value-type="float" office:value="-48">
                <text:p>-48</text:p>
                <draw:g>
                  <svg:desc>'scan-worxmate-guest'.F1:'scan-worxmate-guest'.F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2480">
                <text:p>1485172480</text:p>
              </table:table-cell>
              <table:table-cell office:value-type="float" office:value="-42.6020586884465">
                <text:p>-42.6020586884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2480">
                <text:p>1485172480</text:p>
              </table:table-cell>
              <table:table-cell office:value-type="float" office:value="-42.7212451133088">
                <text:p>-42.7212451133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2480">
                <text:p>1485172480</text:p>
              </table:table-cell>
              <table:table-cell office:value-type="float" office:value="-42.8461838499171">
                <text:p>-42.8461838499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2482">
                <text:p>1485172482</text:p>
              </table:table-cell>
              <table:table-cell office:value-type="float" office:value="-42.9710210093536">
                <text:p>-42.9710210093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2482">
                <text:p>1485172482</text:p>
              </table:table-cell>
              <table:table-cell office:value-type="float" office:value="-42.4812555013494">
                <text:p>-42.4812555013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2482">
                <text:p>1485172482</text:p>
              </table:table-cell>
              <table:table-cell office:value-type="float" office:value="-42.6018317375372">
                <text:p>-42.6018317375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2482">
                <text:p>1485172482</text:p>
              </table:table-cell>
              <table:table-cell office:value-type="float" office:value="-42.7267698953909">
                <text:p>-42.7267698953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2482">
                <text:p>1485172482</text:p>
              </table:table-cell>
              <table:table-cell office:value-type="float" office:value="-42.8517086319991">
                <text:p>-42.8517086319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2484">
                <text:p>1485172484</text:p>
              </table:table-cell>
              <table:table-cell office:value-type="float" office:value="-42.9766473583185">
                <text:p>-42.9766473583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2484">
                <text:p>1485172484</text:p>
              </table:table-cell>
              <table:table-cell office:value-type="float" office:value="-43.1015860812082">
                <text:p>-43.1015860812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2484">
                <text:p>1485172484</text:p>
              </table:table-cell>
              <table:table-cell office:value-type="float" office:value="-43.2263419414028">
                <text:p>-43.2263419414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2484">
                <text:p>1485172484</text:p>
              </table:table-cell>
              <table:table-cell office:value-type="float" office:value="-43.3275619358601">
                <text:p>-43.32756193586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2486">
                <text:p>1485172486</text:p>
              </table:table-cell>
              <table:table-cell office:value-type="float" office:value="-43.4525006416915">
                <text:p>-43.4525006416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2486">
                <text:p>1485172486</text:p>
              </table:table-cell>
              <table:table-cell office:value-type="float" office:value="-43.5382281382635">
                <text:p>-43.5382281382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2486">
                <text:p>1485172486</text:p>
              </table:table-cell>
              <table:table-cell office:value-type="float" office:value="-42.5658805279549">
                <text:p>-42.56588052795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2486">
                <text:p>1485172486</text:p>
              </table:table-cell>
              <table:table-cell office:value-type="float" office:value="-42.6908192592355">
                <text:p>-42.6908192592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2486">
                <text:p>1485172486</text:p>
              </table:table-cell>
              <table:table-cell office:value-type="float" office:value="-42.8157579958437">
                <text:p>-42.8157579958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2488">
                <text:p>1485172488</text:p>
              </table:table-cell>
              <table:table-cell office:value-type="float" office:value="-42.931326987762">
                <text:p>-42.9313269877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2488">
                <text:p>1485172488</text:p>
              </table:table-cell>
              <table:table-cell office:value-type="float" office:value="-43.0562657242468">
                <text:p>-43.0562657242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2488">
                <text:p>1485172488</text:p>
              </table:table-cell>
              <table:table-cell office:value-type="float" office:value="-43.1812044606903">
                <text:p>-43.1812044606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2490">
                <text:p>1485172490</text:p>
              </table:table-cell>
              <table:table-cell office:value-type="float" office:value="-43.2847090424827">
                <text:p>-43.28470904248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2490">
                <text:p>1485172490</text:p>
              </table:table-cell>
              <table:table-cell office:value-type="float" office:value="-43.4096477512059">
                <text:p>-43.4096477512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2492">
                <text:p>1485172492</text:p>
              </table:table-cell>
              <table:table-cell office:value-type="float" office:value="-43.5345827698179">
                <text:p>-43.5345827698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2492">
                <text:p>1485172492</text:p>
              </table:table-cell>
              <table:table-cell office:value-type="float" office:value="-38.6020561866238">
                <text:p>-38.6020561866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2492">
                <text:p>1485172492</text:p>
              </table:table-cell>
              <table:table-cell office:value-type="float" office:value="-38.7269943441782">
                <text:p>-38.7269943441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2492">
                <text:p>1485172492</text:p>
              </table:table-cell>
              <table:table-cell office:value-type="float" office:value="-38.8519330807865">
                <text:p>-38.8519330807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2494">
                <text:p>1485172494</text:p>
              </table:table-cell>
              <table:table-cell office:value-type="float" office:value="-38.9768718173948">
                <text:p>-38.9768718173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2494">
                <text:p>1485172494</text:p>
              </table:table-cell>
              <table:table-cell office:value-type="float" office:value="-39.1018105540031">
                <text:p>-39.1018105540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2496">
                <text:p>1485172496</text:p>
              </table:table-cell>
              <table:table-cell office:value-type="float" office:value="-39.2267492906096">
                <text:p>-39.2267492906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2496">
                <text:p>1485172496</text:p>
              </table:table-cell>
              <table:table-cell office:value-type="float" office:value="-39.3516880272155">
                <text:p>-39.3516880272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2496">
                <text:p>1485172496</text:p>
              </table:table-cell>
              <table:table-cell office:value-type="float" office:value="-39.4763015354261">
                <text:p>-39.4763015354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2496">
                <text:p>1485172496</text:p>
              </table:table-cell>
              <table:table-cell office:value-type="float" office:value="-39.6012402720301">
                <text:p>-39.6012402720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2496">
                <text:p>1485172496</text:p>
              </table:table-cell>
              <table:table-cell office:value-type="float" office:value="-39.7261790086384">
                <text:p>-39.7261790086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2498">
                <text:p>1485172498</text:p>
              </table:table-cell>
              <table:table-cell office:value-type="float" office:value="-39.8511177452467">
                <text:p>-39.8511177452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2498">
                <text:p>1485172498</text:p>
              </table:table-cell>
              <table:table-cell office:value-type="float" office:value="-39.976056481855">
                <text:p>-39.976056481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2498">
                <text:p>1485172498</text:p>
              </table:table-cell>
              <table:table-cell office:value-type="float" office:value="-40.1009952184496">
                <text:p>-40.1009952184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2498">
                <text:p>1485172498</text:p>
              </table:table-cell>
              <table:table-cell office:value-type="float" office:value="-40.2259339550396">
                <text:p>-40.2259339550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2500">
                <text:p>1485172500</text:p>
              </table:table-cell>
              <table:table-cell office:value-type="float" office:value="-40.3508726892124">
                <text:p>-40.3508726892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2500">
                <text:p>1485172500</text:p>
              </table:table-cell>
              <table:table-cell office:value-type="float" office:value="-40.4725761070149">
                <text:p>-40.4725761070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2500">
                <text:p>1485172500</text:p>
              </table:table-cell>
              <table:table-cell office:value-type="float" office:value="-36.6020161071956">
                <text:p>-36.6020161071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2500">
                <text:p>1485172500</text:p>
              </table:table-cell>
              <table:table-cell office:value-type="float" office:value="-36.7269542648034">
                <text:p>-36.7269542648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2502">
                <text:p>1485172502</text:p>
              </table:table-cell>
              <table:table-cell office:value-type="float" office:value="-36.851893001411">
                <text:p>-36.851893001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2502">
                <text:p>1485172502</text:p>
              </table:table-cell>
              <table:table-cell office:value-type="float" office:value="-36.9768307086871">
                <text:p>-36.9768307086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2504">
                <text:p>1485172504</text:p>
              </table:table-cell>
              <table:table-cell office:value-type="float" office:value="-37.1017694452954">
                <text:p>-37.1017694452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2504">
                <text:p>1485172504</text:p>
              </table:table-cell>
              <table:table-cell office:value-type="float" office:value="-37.2267081819037">
                <text:p>-37.2267081819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2504">
                <text:p>1485172504</text:p>
              </table:table-cell>
              <table:table-cell office:value-type="float" office:value="-37.351646894113">
                <text:p>-37.351646894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2504">
                <text:p>1485172504</text:p>
              </table:table-cell>
              <table:table-cell office:value-type="float" office:value="-37.4452145141572">
                <text:p>-37.44521451415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2506">
                <text:p>1485172506</text:p>
              </table:table-cell>
              <table:table-cell office:value-type="float" office:value="-37.570149215468">
                <text:p>-37.5701492154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2506">
                <text:p>1485172506</text:p>
              </table:table-cell>
              <table:table-cell office:value-type="float" office:value="-37.695082571738">
                <text:p>-37.695082571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2506">
                <text:p>1485172506</text:p>
              </table:table-cell>
              <table:table-cell office:value-type="float" office:value="-37.8200212366089">
                <text:p>-37.8200212366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2507">
                <text:p>1485172507</text:p>
              </table:table-cell>
              <table:table-cell office:value-type="float" office:value="-37.9449599732172">
                <text:p>-37.9449599732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2508">
                <text:p>1485172508</text:p>
              </table:table-cell>
              <table:table-cell office:value-type="float" office:value="-37.9580799390965">
                <text:p>-37.95807993909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2508">
                <text:p>1485172508</text:p>
              </table:table-cell>
              <table:table-cell office:value-type="float" office:value="-38.0830185442601">
                <text:p>-38.08301854426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2508">
                <text:p>1485172508</text:p>
              </table:table-cell>
              <table:table-cell office:value-type="float" office:value="-38.2079572808509">
                <text:p>-38.20795728085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2508">
                <text:p>1485172508</text:p>
              </table:table-cell>
              <table:table-cell office:value-type="float" office:value="-38.3328957837799">
                <text:p>-38.33289578377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2509">
                <text:p>1485172509</text:p>
              </table:table-cell>
              <table:table-cell office:value-type="float" office:value="-38.4578345203879">
                <text:p>-38.4578345203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2510">
                <text:p>1485172510</text:p>
              </table:table-cell>
              <table:table-cell office:value-type="float" office:value="-38.5827728415667">
                <text:p>-38.5827728415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2510">
                <text:p>1485172510</text:p>
              </table:table-cell>
              <table:table-cell office:value-type="float" office:value="-38.7076561911288">
                <text:p>-38.7076561911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2510">
                <text:p>1485172510</text:p>
              </table:table-cell>
              <table:table-cell office:value-type="float" office:value="-38.8252725368617">
                <text:p>-38.82527253686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2511">
                <text:p>1485172511</text:p>
              </table:table-cell>
              <table:table-cell office:value-type="float" office:value="-38.9502112733731">
                <text:p>-38.95021127337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2512">
                <text:p>1485172512</text:p>
              </table:table-cell>
              <table:table-cell office:value-type="float" office:value="-39.0751500098524">
                <text:p>-39.0751500098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2512">
                <text:p>1485172512</text:p>
              </table:table-cell>
              <table:table-cell office:value-type="float" office:value="-39.2000887462885">
                <text:p>-39.2000887462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2512">
                <text:p>1485172512</text:p>
              </table:table-cell>
              <table:table-cell office:value-type="float" office:value="-39.302664871377">
                <text:p>-39.302664871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2512">
                <text:p>1485172512</text:p>
              </table:table-cell>
              <table:table-cell office:value-type="float" office:value="-39.4276036079853">
                <text:p>-39.42760360798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2514">
                <text:p>1485172514</text:p>
              </table:table-cell>
              <table:table-cell office:value-type="float" office:value="-39.5525423442061">
                <text:p>-39.5525423442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2514">
                <text:p>1485172514</text:p>
              </table:table-cell>
              <table:table-cell office:value-type="float" office:value="-39.6774810808093">
                <text:p>-39.6774810808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2515">
                <text:p>1485172515</text:p>
              </table:table-cell>
              <table:table-cell office:value-type="float" office:value="-39.8024198174176">
                <text:p>-39.8024198174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2516">
                <text:p>1485172516</text:p>
              </table:table-cell>
              <table:table-cell office:value-type="float" office:value="-39.9273585540259">
                <text:p>-39.9273585540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2516">
                <text:p>1485172516</text:p>
              </table:table-cell>
              <table:table-cell office:value-type="float" office:value="-40.0522971681665">
                <text:p>-40.05229716816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2516">
                <text:p>1485172516</text:p>
              </table:table-cell>
              <table:table-cell office:value-type="float" office:value="-40.1772195760579">
                <text:p>-40.1772195760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2517">
                <text:p>1485172517</text:p>
              </table:table-cell>
              <table:table-cell office:value-type="float" office:value="-40.3021583126444">
                <text:p>-40.3021583126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2518">
                <text:p>1485172518</text:p>
              </table:table-cell>
              <table:table-cell office:value-type="float" office:value="-40.204796621013">
                <text:p>-40.2047966210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2518">
                <text:p>1485172518</text:p>
              </table:table-cell>
              <table:table-cell office:value-type="float" office:value="-40.3274216827669">
                <text:p>-40.32742168276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2519">
                <text:p>1485172519</text:p>
              </table:table-cell>
              <table:table-cell office:value-type="float" office:value="-40.4523604193752">
                <text:p>-40.45236041937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2519">
                <text:p>1485172519</text:p>
              </table:table-cell>
              <table:table-cell office:value-type="float" office:value="-40.5772987457574">
                <text:p>-40.57729874575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2520">
                <text:p>1485172520</text:p>
              </table:table-cell>
              <table:table-cell office:value-type="float" office:value="-40.7022374768961">
                <text:p>-40.70223747689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2520">
                <text:p>1485172520</text:p>
              </table:table-cell>
              <table:table-cell office:value-type="float" office:value="-40.3991624318422">
                <text:p>-40.39916243184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2521">
                <text:p>1485172521</text:p>
              </table:table-cell>
              <table:table-cell office:value-type="float" office:value="-40.2603036601993">
                <text:p>-40.26030366019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2522">
                <text:p>1485172522</text:p>
              </table:table-cell>
              <table:table-cell office:value-type="float" office:value="-40.3852423941715">
                <text:p>-40.385242394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2522">
                <text:p>1485172522</text:p>
              </table:table-cell>
              <table:table-cell office:value-type="float" office:value="-40.5101811272649">
                <text:p>-40.51018112726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2523">
                <text:p>1485172523</text:p>
              </table:table-cell>
              <table:table-cell office:value-type="float" office:value="-40.6351198638264">
                <text:p>-40.63511986382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2524">
                <text:p>1485172524</text:p>
              </table:table-cell>
              <table:table-cell office:value-type="float" office:value="-40.7600585941861">
                <text:p>-40.76005859418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85172524">
                <text:p>1485172524</text:p>
              </table:table-cell>
              <table:table-cell office:value-type="float" office:value="-40.4198537146494">
                <text:p>-40.4198537146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5172524">
                <text:p>1485172524</text:p>
              </table:table-cell>
              <table:table-cell office:value-type="float" office:value="-40.2714529722633">
                <text:p>-40.27145297226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5172526">
                <text:p>1485172526</text:p>
              </table:table-cell>
              <table:table-cell office:value-type="float" office:value="-40.3963917088445">
                <text:p>-40.39639170884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5172526">
                <text:p>1485172526</text:p>
              </table:table-cell>
              <table:table-cell office:value-type="float" office:value="-40.5212943845385">
                <text:p>-40.5212943845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5172527">
                <text:p>1485172527</text:p>
              </table:table-cell>
              <table:table-cell office:value-type="float" office:value="-40.6461850445848">
                <text:p>-40.64618504458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5172528">
                <text:p>1485172528</text:p>
              </table:table-cell>
              <table:table-cell office:value-type="float" office:value="-40.771123781129">
                <text:p>-40.771123781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85172528">
                <text:p>1485172528</text:p>
              </table:table-cell>
              <table:table-cell office:value-type="float" office:value="-40.8875990521507">
                <text:p>-40.88759905215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5172529">
                <text:p>1485172529</text:p>
              </table:table-cell>
              <table:table-cell office:value-type="float" office:value="-40.4594773994615">
                <text:p>-40.45947739946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72529">
                <text:p>1485172529</text:p>
              </table:table-cell>
              <table:table-cell office:value-type="float" office:value="-40.5802659866902">
                <text:p>-40.58026598669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5172529">
                <text:p>1485172529</text:p>
              </table:table-cell>
              <table:table-cell office:value-type="float" office:value="-40.7052047232985">
                <text:p>-40.70520472329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5172530">
                <text:p>1485172530</text:p>
              </table:table-cell>
              <table:table-cell office:value-type="float" office:value="-40.8301434599068">
                <text:p>-40.83014345990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5172530">
                <text:p>1485172530</text:p>
              </table:table-cell>
              <table:table-cell office:value-type="float" office:value="-40.9550821965142">
                <text:p>-40.9550821965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5172531">
                <text:p>1485172531</text:p>
              </table:table-cell>
              <table:table-cell office:value-type="float" office:value="-41.0798904122431">
                <text:p>-41.0798904122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5172531">
                <text:p>1485172531</text:p>
              </table:table-cell>
              <table:table-cell office:value-type="float" office:value="-41.2046551820084">
                <text:p>-41.20465518200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5172532">
                <text:p>1485172532</text:p>
              </table:table-cell>
              <table:table-cell office:value-type="float" office:value="-41.3295915995295">
                <text:p>-41.32959159952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5172532">
                <text:p>1485172532</text:p>
              </table:table-cell>
              <table:table-cell office:value-type="float" office:value="-41.4246604134607">
                <text:p>-41.42466041346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5172533">
                <text:p>1485172533</text:p>
              </table:table-cell>
              <table:table-cell office:value-type="float" office:value="-41.5495991496841">
                <text:p>-41.54959914968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85172534">
                <text:p>1485172534</text:p>
              </table:table-cell>
              <table:table-cell office:value-type="float" office:value="-41.6745378862924">
                <text:p>-41.67453788629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85172535">
                <text:p>1485172535</text:p>
              </table:table-cell>
              <table:table-cell office:value-type="float" office:value="-41.7994766229007">
                <text:p>-41.7994766229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85172535">
                <text:p>1485172535</text:p>
              </table:table-cell>
              <table:table-cell office:value-type="float" office:value="-41.924415359509">
                <text:p>-41.9244153595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85172535">
                <text:p>1485172535</text:p>
              </table:table-cell>
              <table:table-cell office:value-type="float" office:value="-42.0493540961173">
                <text:p>-42.04935409611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85172536">
                <text:p>1485172536</text:p>
              </table:table-cell>
              <table:table-cell office:value-type="float" office:value="-42.1742928327094">
                <text:p>-42.17429283270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85172536">
                <text:p>1485172536</text:p>
              </table:table-cell>
              <table:table-cell office:value-type="float" office:value="-42.2992315693175">
                <text:p>-42.2992315693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5172537">
                <text:p>1485172537</text:p>
              </table:table-cell>
              <table:table-cell office:value-type="float" office:value="-42.4212965033331">
                <text:p>-42.42129650333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5172537">
                <text:p>1485172537</text:p>
              </table:table-cell>
              <table:table-cell office:value-type="float" office:value="-42.5462352361224">
                <text:p>-42.5462352361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5172538">
                <text:p>1485172538</text:p>
              </table:table-cell>
              <table:table-cell office:value-type="float" office:value="-42.6711739727301">
                <text:p>-42.67117397273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85172539">
                <text:p>1485172539</text:p>
              </table:table-cell>
              <table:table-cell office:value-type="float" office:value="-42.7893757458582">
                <text:p>-42.78937574585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85172539">
                <text:p>1485172539</text:p>
              </table:table-cell>
              <table:table-cell office:value-type="float" office:value="-40.5999490608643">
                <text:p>-40.59994906086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85172539">
                <text:p>1485172539</text:p>
              </table:table-cell>
              <table:table-cell office:value-type="float" office:value="-40.7248872212214">
                <text:p>-40.72488722122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85172541">
                <text:p>1485172541</text:p>
              </table:table-cell>
              <table:table-cell office:value-type="float" office:value="-40.8498259577529">
                <text:p>-40.8498259577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5172541">
                <text:p>1485172541</text:p>
              </table:table-cell>
              <table:table-cell office:value-type="float" office:value="-40.9646391955145">
                <text:p>-40.96463919551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85172541">
                <text:p>1485172541</text:p>
              </table:table-cell>
              <table:table-cell office:value-type="float" office:value="-41.0895779319894">
                <text:p>-41.0895779319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5172541">
                <text:p>1485172541</text:p>
              </table:table-cell>
              <table:table-cell office:value-type="float" office:value="-41.2145166685959">
                <text:p>-41.21451666859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85172542">
                <text:p>1485172542</text:p>
              </table:table-cell>
              <table:table-cell office:value-type="float" office:value="-41.3394554052042">
                <text:p>-41.33945540520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85172543">
                <text:p>1485172543</text:p>
              </table:table-cell>
              <table:table-cell office:value-type="float" office:value="-41.4643941101811">
                <text:p>-41.46439411018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85172543">
                <text:p>1485172543</text:p>
              </table:table-cell>
              <table:table-cell office:value-type="float" office:value="-40.5594947571783">
                <text:p>-40.55949475717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85172543">
                <text:p>1485172543</text:p>
              </table:table-cell>
              <table:table-cell office:value-type="float" office:value="-40.6844334885366">
                <text:p>-40.68443348853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5172544">
                <text:p>1485172544</text:p>
              </table:table-cell>
              <table:table-cell office:value-type="float" office:value="-40.8093722251449">
                <text:p>-40.80937222514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85172545">
                <text:p>1485172545</text:p>
              </table:table-cell>
              <table:table-cell office:value-type="float" office:value="-40.9343109524199">
                <text:p>-40.93431095241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85172545">
                <text:p>1485172545</text:p>
              </table:table-cell>
              <table:table-cell office:value-type="float" office:value="-41.059249689027">
                <text:p>-41.0592496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5172547">
                <text:p>1485172547</text:p>
              </table:table-cell>
              <table:table-cell office:value-type="float" office:value="-41.1840225319725">
                <text:p>-41.18402253197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85172547">
                <text:p>1485172547</text:p>
              </table:table-cell>
              <table:table-cell office:value-type="float" office:value="-41.28739098724">
                <text:p>-41.287390987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5172547">
                <text:p>1485172547</text:p>
              </table:table-cell>
              <table:table-cell office:value-type="float" office:value="-41.4123297238455">
                <text:p>-41.4123297238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5172549">
                <text:p>1485172549</text:p>
              </table:table-cell>
              <table:table-cell office:value-type="float" office:value="-41.501382366766">
                <text:p>-41.5013823667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85172549">
                <text:p>1485172549</text:p>
              </table:table-cell>
              <table:table-cell office:value-type="float" office:value="-40.5628177033748">
                <text:p>-40.56281770337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85172549">
                <text:p>1485172549</text:p>
              </table:table-cell>
              <table:table-cell office:value-type="float" office:value="-40.687703540149">
                <text:p>-40.687703540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5172549">
                <text:p>1485172549</text:p>
              </table:table-cell>
              <table:table-cell office:value-type="float" office:value="-40.8126415714697">
                <text:p>-40.81264157146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5172551">
                <text:p>1485172551</text:p>
              </table:table-cell>
              <table:table-cell office:value-type="float" office:value="-40.9282768459749">
                <text:p>-40.9282768459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5172551">
                <text:p>1485172551</text:p>
              </table:table-cell>
              <table:table-cell office:value-type="float" office:value="-41.0532155703105">
                <text:p>-41.05321557031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5172553">
                <text:p>1485172553</text:p>
              </table:table-cell>
              <table:table-cell office:value-type="float" office:value="-41.1781543069187">
                <text:p>-41.17815430691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5172553">
                <text:p>1485172553</text:p>
              </table:table-cell>
              <table:table-cell office:value-type="float" office:value="-41.3030930217089">
                <text:p>-41.30309302170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5172555">
                <text:p>1485172555</text:p>
              </table:table-cell>
              <table:table-cell office:value-type="float" office:value="-41.3998738080823">
                <text:p>-41.39987380808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5172555">
                <text:p>1485172555</text:p>
              </table:table-cell>
              <table:table-cell office:value-type="float" office:value="-41.489901378541">
                <text:p>-41.4899013785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85172555">
                <text:p>1485172555</text:p>
              </table:table-cell>
              <table:table-cell office:value-type="float" office:value="-40.5618137190713">
                <text:p>-40.56181371907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5172555">
                <text:p>1485172555</text:p>
              </table:table-cell>
              <table:table-cell office:value-type="float" office:value="-40.6815061813308">
                <text:p>-40.6815061813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5172555">
                <text:p>1485172555</text:p>
              </table:table-cell>
              <table:table-cell office:value-type="float" office:value="-40.8063753939832">
                <text:p>-40.80637539398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5172557">
                <text:p>1485172557</text:p>
              </table:table-cell>
              <table:table-cell office:value-type="float" office:value="-38.6000299039409">
                <text:p>-38.60002990394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85172557">
                <text:p>1485172557</text:p>
              </table:table-cell>
              <table:table-cell office:value-type="float" office:value="-36.59879978909">
                <text:p>-36.598799789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85172557">
                <text:p>1485172557</text:p>
              </table:table-cell>
              <table:table-cell office:value-type="float" office:value="-36.718028935699">
                <text:p>-36.718028935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5172557">
                <text:p>1485172557</text:p>
              </table:table-cell>
              <table:table-cell office:value-type="float" office:value="-36.8354698064591">
                <text:p>-36.83546980645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5172559">
                <text:p>1485172559</text:p>
              </table:table-cell>
              <table:table-cell office:value-type="float" office:value="-36.9604075519335">
                <text:p>-36.96040755193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5172559">
                <text:p>1485172559</text:p>
              </table:table-cell>
              <table:table-cell office:value-type="float" office:value="-37.0853462753266">
                <text:p>-37.08534627532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5172559">
                <text:p>1485172559</text:p>
              </table:table-cell>
              <table:table-cell office:value-type="float" office:value="-37.2102850117587">
                <text:p>-37.2102850117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5172560">
                <text:p>1485172560</text:p>
              </table:table-cell>
              <table:table-cell office:value-type="float" office:value="-37.335223748367">
                <text:p>-37.3352237483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5172561">
                <text:p>1485172561</text:p>
              </table:table-cell>
              <table:table-cell office:value-type="float" office:value="-37.4601593525175">
                <text:p>-37.46015935251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5172561">
                <text:p>1485172561</text:p>
              </table:table-cell>
              <table:table-cell office:value-type="float" office:value="-36.559097647015">
                <text:p>-36.5590976470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5172561">
                <text:p>1485172561</text:p>
              </table:table-cell>
              <table:table-cell office:value-type="float" office:value="-36.6840358591053">
                <text:p>-36.68403585910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5172563">
                <text:p>1485172563</text:p>
              </table:table-cell>
              <table:table-cell office:value-type="float" office:value="-36.8089046656456">
                <text:p>-36.80890466564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5172563">
                <text:p>1485172563</text:p>
              </table:table-cell>
              <table:table-cell office:value-type="float" office:value="-36.9337501796757">
                <text:p>-36.93375017967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85172563">
                <text:p>1485172563</text:p>
              </table:table-cell>
              <table:table-cell office:value-type="float" office:value="-37.0464350844974">
                <text:p>-37.04643508449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85172565">
                <text:p>1485172565</text:p>
              </table:table-cell>
              <table:table-cell office:value-type="float" office:value="-37.1712127500137">
                <text:p>-37.17121275001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85172565">
                <text:p>1485172565</text:p>
              </table:table-cell>
              <table:table-cell office:value-type="float" office:value="-37.2961514651498">
                <text:p>-37.29615146514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85172565">
                <text:p>1485172565</text:p>
              </table:table-cell>
              <table:table-cell office:value-type="float" office:value="-37.4210901731286">
                <text:p>-37.42109017312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85172565">
                <text:p>1485172565</text:p>
              </table:table-cell>
              <table:table-cell office:value-type="float" office:value="-36.5552641360821">
                <text:p>-36.55526413608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85172567">
                <text:p>1485172567</text:p>
              </table:table-cell>
              <table:table-cell office:value-type="float" office:value="-36.6750346582779">
                <text:p>-36.67503465827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85172567">
                <text:p>1485172567</text:p>
              </table:table-cell>
              <table:table-cell office:value-type="float" office:value="-34.5993152727262">
                <text:p>-34.59931527272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5172567">
                <text:p>1485172567</text:p>
              </table:table-cell>
              <table:table-cell office:value-type="float" office:value="-34.7242534339236">
                <text:p>-34.72425343392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85172569">
                <text:p>1485172569</text:p>
              </table:table-cell>
              <table:table-cell office:value-type="float" office:value="-34.8491154559129">
                <text:p>-34.84911545591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85172569">
                <text:p>1485172569</text:p>
              </table:table-cell>
              <table:table-cell office:value-type="float" office:value="-34.9740531697511">
                <text:p>-34.97405316975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85172569">
                <text:p>1485172569</text:p>
              </table:table-cell>
              <table:table-cell office:value-type="float" office:value="-35.0988555585859">
                <text:p>-35.09885555858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5172571">
                <text:p>1485172571</text:p>
              </table:table-cell>
              <table:table-cell office:value-type="float" office:value="-35.2237942770173">
                <text:p>-35.22379427701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85172571">
                <text:p>1485172571</text:p>
              </table:table-cell>
              <table:table-cell office:value-type="float" office:value="-35.3484907232391">
                <text:p>-35.34849072323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5172571">
                <text:p>1485172571</text:p>
              </table:table-cell>
              <table:table-cell office:value-type="float" office:value="-32.6014763809515">
                <text:p>-32.60147638095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85172571">
                <text:p>1485172571</text:p>
              </table:table-cell>
              <table:table-cell office:value-type="float" office:value="-32.7263572932411">
                <text:p>-32.72635729324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5172572">
                <text:p>1485172572</text:p>
              </table:table-cell>
              <table:table-cell office:value-type="float" office:value="-32.8512960298494">
                <text:p>-32.85129602984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5172573">
                <text:p>1485172573</text:p>
              </table:table-cell>
              <table:table-cell office:value-type="float" office:value="-28.6020416428366">
                <text:p>-28.60204164283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85172573">
                <text:p>1485172573</text:p>
              </table:table-cell>
              <table:table-cell office:value-type="float" office:value="-28.7212282919783">
                <text:p>-28.72122829197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85172573">
                <text:p>1485172573</text:p>
              </table:table-cell>
              <table:table-cell office:value-type="float" office:value="-28.8461670285104">
                <text:p>-28.84616702851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85172575">
                <text:p>1485172575</text:p>
              </table:table-cell>
              <table:table-cell office:value-type="float" office:value="-28.9710041918807">
                <text:p>-28.97100419188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5172575">
                <text:p>1485172575</text:p>
              </table:table-cell>
              <table:table-cell office:value-type="float" office:value="-22.6020598520439">
                <text:p>-22.60205985204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85172575">
                <text:p>1485172575</text:p>
              </table:table-cell>
              <table:table-cell office:value-type="float" office:value="-22.3590218829485">
                <text:p>-22.35902188294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85172575">
                <text:p>1485172575</text:p>
              </table:table-cell>
              <table:table-cell office:value-type="float" office:value="-20.596396958362">
                <text:p>-20.596396958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46cm" svg:height="8.666cm" xlink:href=".." xlink:type="simple" chart:class="chart:scatter" chart:style-name="ch1">
        <chart:title svg:x="5.488cm" svg:y="0.308cm" chart:style-name="ch2">
          <text:p>Distance Filtered over time</text:p>
        </chart:title>
        <chart:legend chart:legend-position="end" svg:x="13.688cm" svg:y="4.034cm" style:legend-expansion="high" chart:style-name="ch3"/>
        <chart:plot-area chart:style-name="ch4" table:cell-range-address="'scan-worxmate-guest'.A1:'scan-worxmate-guest'.A175 'scan-worxmate-guest'.G1:'scan-worxmate-guest'.G175" svg:x="0.332cm" svg:y="1.274cm" svg:width="13.024cm" svg:height="7.219cm">
          <chartooo:coordinate-region svg:x="1.324cm" svg:y="1.473cm" svg:width="11.038cm" svg:height="6.3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G1:'scan-worxmate-guest'.G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2480">
                <text:p>1485172480</text:p>
                <draw:g>
                  <svg:desc>'scan-worxmate-guest'.A1:'scan-worxmate-guest'.A175</svg:desc>
                </draw:g>
              </table:table-cell>
              <table:table-cell office:value-type="float" office:value="2.40409918350997">
                <text:p>2.40409918350997</text:p>
                <draw:g>
                  <svg:desc>'scan-worxmate-guest'.G1:'scan-worxmate-guest'.G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2480">
                <text:p>1485172480</text:p>
              </table:table-cell>
              <table:table-cell office:value-type="float" office:value="1.33017124917032">
                <text:p>1.33017124917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2480">
                <text:p>1485172480</text:p>
              </table:table-cell>
              <table:table-cell office:value-type="float" office:value="1.34766857204322">
                <text:p>1.34766857204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2480">
                <text:p>1485172480</text:p>
              </table:table-cell>
              <table:table-cell office:value-type="float" office:value="1.36625751661152">
                <text:p>1.36625751661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2482">
                <text:p>1485172482</text:p>
              </table:table-cell>
              <table:table-cell office:value-type="float" office:value="1.38508743943804">
                <text:p>1.38508743943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2482">
                <text:p>1485172482</text:p>
              </table:table-cell>
              <table:table-cell office:value-type="float" office:value="1.31266837980976">
                <text:p>1.31266837980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2482">
                <text:p>1485172482</text:p>
              </table:table-cell>
              <table:table-cell office:value-type="float" office:value="1.33013814898129">
                <text:p>1.33013814898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2482">
                <text:p>1485172482</text:p>
              </table:table-cell>
              <table:table-cell office:value-type="float" office:value="1.34848520367143">
                <text:p>1.3484852036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2482">
                <text:p>1485172482</text:p>
              </table:table-cell>
              <table:table-cell office:value-type="float" office:value="1.36708541237424">
                <text:p>1.36708541237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2484">
                <text:p>1485172484</text:p>
              </table:table-cell>
              <table:table-cell office:value-type="float" office:value="1.38594217981008">
                <text:p>1.38594217981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2484">
                <text:p>1485172484</text:p>
              </table:table-cell>
              <table:table-cell office:value-type="float" office:value="1.40505904581223">
                <text:p>1.40505904581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2484">
                <text:p>1485172484</text:p>
              </table:table-cell>
              <table:table-cell office:value-type="float" office:value="1.42441103835082">
                <text:p>1.42441103835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2484">
                <text:p>1485172484</text:p>
              </table:table-cell>
              <table:table-cell office:value-type="float" office:value="1.440307858562">
                <text:p>1.440307858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2486">
                <text:p>1485172486</text:p>
              </table:table-cell>
              <table:table-cell office:value-type="float" office:value="1.46017460982331">
                <text:p>1.46017460982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2486">
                <text:p>1485172486</text:p>
              </table:table-cell>
              <table:table-cell office:value-type="float" office:value="1.47396460320416">
                <text:p>1.47396460320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2486">
                <text:p>1485172486</text:p>
              </table:table-cell>
              <table:table-cell office:value-type="float" office:value="1.3249051463848">
                <text:p>1.3249051463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2486">
                <text:p>1485172486</text:p>
              </table:table-cell>
              <table:table-cell office:value-type="float" office:value="1.34318010491531">
                <text:p>1.34318010491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2486">
                <text:p>1485172486</text:p>
              </table:table-cell>
              <table:table-cell office:value-type="float" office:value="1.3617071382182">
                <text:p>1.3617071382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2488">
                <text:p>1485172488</text:p>
              </table:table-cell>
              <table:table-cell office:value-type="float" office:value="1.37907218595144">
                <text:p>1.37907218595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2488">
                <text:p>1485172488</text:p>
              </table:table-cell>
              <table:table-cell office:value-type="float" office:value="1.39809429340916">
                <text:p>1.39809429340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2488">
                <text:p>1485172488</text:p>
              </table:table-cell>
              <table:table-cell office:value-type="float" office:value="1.41737878057912">
                <text:p>1.41737878057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2490">
                <text:p>1485172490</text:p>
              </table:table-cell>
              <table:table-cell office:value-type="float" office:value="1.43355617674896">
                <text:p>1.43355617674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2490">
                <text:p>1485172490</text:p>
              </table:table-cell>
              <table:table-cell office:value-type="float" office:value="1.45332979978171">
                <text:p>1.45332979978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2492">
                <text:p>1485172492</text:p>
              </table:table-cell>
              <table:table-cell office:value-type="float" office:value="1.47337557229263">
                <text:p>1.473375572292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2492">
                <text:p>1485172492</text:p>
              </table:table-cell>
              <table:table-cell office:value-type="float" office:value="0.857889291797605">
                <text:p>0.857889291797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2492">
                <text:p>1485172492</text:p>
              </table:table-cell>
              <table:table-cell office:value-type="float" office:value="0.869722454938443">
                <text:p>0.869722454938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2492">
                <text:p>1485172492</text:p>
              </table:table-cell>
              <table:table-cell office:value-type="float" office:value="0.881718892964853">
                <text:p>0.8817188929648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2494">
                <text:p>1485172494</text:p>
              </table:table-cell>
              <table:table-cell office:value-type="float" office:value="0.893880802774248">
                <text:p>0.893880802774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2494">
                <text:p>1485172494</text:p>
              </table:table-cell>
              <table:table-cell office:value-type="float" office:value="0.906210466786704">
                <text:p>0.906210466786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2496">
                <text:p>1485172496</text:p>
              </table:table-cell>
              <table:table-cell office:value-type="float" office:value="0.918710198904463">
                <text:p>0.9187101989044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2496">
                <text:p>1485172496</text:p>
              </table:table-cell>
              <table:table-cell office:value-type="float" office:value="0.931382344946675">
                <text:p>0.931382344946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2496">
                <text:p>1485172496</text:p>
              </table:table-cell>
              <table:table-cell office:value-type="float" office:value="0.944195612201166">
                <text:p>0.944195612201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2496">
                <text:p>1485172496</text:p>
              </table:table-cell>
              <table:table-cell office:value-type="float" office:value="0.957219288986637">
                <text:p>0.9572192889866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2496">
                <text:p>1485172496</text:p>
              </table:table-cell>
              <table:table-cell office:value-type="float" office:value="0.97042260668047">
                <text:p>0.970422606680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2498">
                <text:p>1485172498</text:p>
              </table:table-cell>
              <table:table-cell office:value-type="float" office:value="0.983808043142833">
                <text:p>0.983808043142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2498">
                <text:p>1485172498</text:p>
              </table:table-cell>
              <table:table-cell office:value-type="float" office:value="0.997378110412492">
                <text:p>0.9973781104124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2498">
                <text:p>1485172498</text:p>
              </table:table-cell>
              <table:table-cell office:value-type="float" office:value="1.01113535517627">
                <text:p>1.011135355176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2498">
                <text:p>1485172498</text:p>
              </table:table-cell>
              <table:table-cell office:value-type="float" office:value="1.02508235925098">
                <text:p>1.02508235925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2500">
                <text:p>1485172500</text:p>
              </table:table-cell>
              <table:table-cell office:value-type="float" office:value="1.0392217397896">
                <text:p>1.0392217397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2500">
                <text:p>1485172500</text:p>
              </table:table-cell>
              <table:table-cell office:value-type="float" office:value="1.05318247579438">
                <text:p>1.053182475794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2500">
                <text:p>1485172500</text:p>
              </table:table-cell>
              <table:table-cell office:value-type="float" office:value="0.688955613737771">
                <text:p>0.6889556137377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2500">
                <text:p>1485172500</text:p>
              </table:table-cell>
              <table:table-cell office:value-type="float" office:value="0.698458616346165">
                <text:p>0.698458616346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2502">
                <text:p>1485172502</text:p>
              </table:table-cell>
              <table:table-cell office:value-type="float" office:value="0.708092742103617">
                <text:p>0.7080927421036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2502">
                <text:p>1485172502</text:p>
              </table:table-cell>
              <table:table-cell office:value-type="float" office:value="0.717859674283609">
                <text:p>0.717859674283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2504">
                <text:p>1485172504</text:p>
              </table:table-cell>
              <table:table-cell office:value-type="float" office:value="0.727761406779193">
                <text:p>0.727761406779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2504">
                <text:p>1485172504</text:p>
              </table:table-cell>
              <table:table-cell office:value-type="float" office:value="0.737799717926462">
                <text:p>0.7377997179264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2504">
                <text:p>1485172504</text:p>
              </table:table-cell>
              <table:table-cell office:value-type="float" office:value="0.747976489609661">
                <text:p>0.7479764896096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2504">
                <text:p>1485172504</text:p>
              </table:table-cell>
              <table:table-cell office:value-type="float" office:value="0.755689779067039">
                <text:p>0.755689779067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2506">
                <text:p>1485172506</text:p>
              </table:table-cell>
              <table:table-cell office:value-type="float" office:value="0.766112978718872">
                <text:p>0.766112978718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2506">
                <text:p>1485172506</text:p>
              </table:table-cell>
              <table:table-cell office:value-type="float" office:value="0.776679830612596">
                <text:p>0.776679830612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2506">
                <text:p>1485172506</text:p>
              </table:table-cell>
              <table:table-cell office:value-type="float" office:value="0.787392887421476">
                <text:p>0.787392887421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2507">
                <text:p>1485172507</text:p>
              </table:table-cell>
              <table:table-cell office:value-type="float" office:value="0.798253720004046">
                <text:p>0.798253720004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2508">
                <text:p>1485172508</text:p>
              </table:table-cell>
              <table:table-cell office:value-type="float" office:value="0.799402885210393">
                <text:p>0.7994028852103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2508">
                <text:p>1485172508</text:p>
              </table:table-cell>
              <table:table-cell office:value-type="float" office:value="0.810429364930993">
                <text:p>0.8104293649309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2508">
                <text:p>1485172508</text:p>
              </table:table-cell>
              <table:table-cell office:value-type="float" office:value="0.821607949081142">
                <text:p>0.8216079490811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2508">
                <text:p>1485172508</text:p>
              </table:table-cell>
              <table:table-cell office:value-type="float" office:value="0.832940702680597">
                <text:p>0.832940702680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2509">
                <text:p>1485172509</text:p>
              </table:table-cell>
              <table:table-cell office:value-type="float" office:value="0.84442979493367">
                <text:p>0.84442979493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2510">
                <text:p>1485172510</text:p>
              </table:table-cell>
              <table:table-cell office:value-type="float" office:value="0.856077321946911">
                <text:p>0.8560773219469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2510">
                <text:p>1485172510</text:p>
              </table:table-cell>
              <table:table-cell office:value-type="float" office:value="0.86788027639653">
                <text:p>0.86788027639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2510">
                <text:p>1485172510</text:p>
              </table:table-cell>
              <table:table-cell office:value-type="float" office:value="0.879145175165627">
                <text:p>0.8791451751656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2511">
                <text:p>1485172511</text:p>
              </table:table-cell>
              <table:table-cell office:value-type="float" office:value="0.891271584621859">
                <text:p>0.8912715846218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2512">
                <text:p>1485172512</text:p>
              </table:table-cell>
              <table:table-cell office:value-type="float" office:value="0.903565258606913">
                <text:p>0.9035652586069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2512">
                <text:p>1485172512</text:p>
              </table:table-cell>
              <table:table-cell office:value-type="float" office:value="0.916028504267769">
                <text:p>0.9160285042677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2512">
                <text:p>1485172512</text:p>
              </table:table-cell>
              <table:table-cell office:value-type="float" office:value="0.92638937484597">
                <text:p>0.926389374845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2512">
                <text:p>1485172512</text:p>
              </table:table-cell>
              <table:table-cell office:value-type="float" office:value="0.939167442907293">
                <text:p>0.939167442907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2514">
                <text:p>1485172514</text:p>
              </table:table-cell>
              <table:table-cell office:value-type="float" office:value="0.952121764054346">
                <text:p>0.952121764054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2514">
                <text:p>1485172514</text:p>
              </table:table-cell>
              <table:table-cell office:value-type="float" office:value="0.965254769498488">
                <text:p>0.9652547694984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2515">
                <text:p>1485172515</text:p>
              </table:table-cell>
              <table:table-cell office:value-type="float" office:value="0.97856892386605">
                <text:p>0.978568923866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2516">
                <text:p>1485172516</text:p>
              </table:table-cell>
              <table:table-cell office:value-type="float" office:value="0.992066725817779">
                <text:p>0.992066725817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2516">
                <text:p>1485172516</text:p>
              </table:table-cell>
              <table:table-cell office:value-type="float" office:value="1.00575069497459">
                <text:p>1.00575069497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2516">
                <text:p>1485172516</text:p>
              </table:table-cell>
              <table:table-cell office:value-type="float" office:value="1.01962160070248">
                <text:p>1.019621600702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2517">
                <text:p>1485172517</text:p>
              </table:table-cell>
              <table:table-cell office:value-type="float" office:value="1.03368565903697">
                <text:p>1.033685659036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2518">
                <text:p>1485172518</text:p>
              </table:table-cell>
              <table:table-cell office:value-type="float" office:value="1.02270933491771">
                <text:p>1.022709334917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2518">
                <text:p>1485172518</text:p>
              </table:table-cell>
              <table:table-cell office:value-type="float" office:value="1.03655298995379">
                <text:p>1.03655298995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2519">
                <text:p>1485172519</text:p>
              </table:table-cell>
              <table:table-cell office:value-type="float" office:value="1.05085058987714">
                <text:p>1.05085058987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2519">
                <text:p>1485172519</text:p>
              </table:table-cell>
              <table:table-cell office:value-type="float" office:value="1.06534535453274">
                <text:p>1.06534535453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2520">
                <text:p>1485172520</text:p>
              </table:table-cell>
              <table:table-cell office:value-type="float" office:value="1.08004009868527">
                <text:p>1.080040098685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2520">
                <text:p>1485172520</text:p>
              </table:table-cell>
              <table:table-cell office:value-type="float" office:value="1.04473882600974">
                <text:p>1.044738826009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2521">
                <text:p>1485172521</text:p>
              </table:table-cell>
              <table:table-cell office:value-type="float" office:value="1.0289527030401">
                <text:p>1.02895270304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2522">
                <text:p>1485172522</text:p>
              </table:table-cell>
              <table:table-cell office:value-type="float" office:value="1.04314546879175">
                <text:p>1.04314546879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2522">
                <text:p>1485172522</text:p>
              </table:table-cell>
              <table:table-cell office:value-type="float" office:value="1.05753400106819">
                <text:p>1.057534001068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2523">
                <text:p>1485172523</text:p>
              </table:table-cell>
              <table:table-cell office:value-type="float" office:value="1.07212100066537">
                <text:p>1.072121000665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2524">
                <text:p>1485172524</text:p>
              </table:table-cell>
              <table:table-cell office:value-type="float" office:value="1.0869092039831">
                <text:p>1.08690920398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85172524">
                <text:p>1485172524</text:p>
              </table:table-cell>
              <table:table-cell office:value-type="float" office:value="1.04711175251955">
                <text:p>1.04711175251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5172524">
                <text:p>1485172524</text:p>
              </table:table-cell>
              <table:table-cell office:value-type="float" office:value="1.03021135415413">
                <text:p>1.03021135415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5172526">
                <text:p>1485172526</text:p>
              </table:table-cell>
              <table:table-cell office:value-type="float" office:value="1.04442148129451">
                <text:p>1.044421481294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5172526">
                <text:p>1485172526</text:p>
              </table:table-cell>
              <table:table-cell office:value-type="float" office:value="1.05882342797954">
                <text:p>1.058823427979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5172527">
                <text:p>1485172527</text:p>
              </table:table-cell>
              <table:table-cell office:value-type="float" office:value="1.07342255467132">
                <text:p>1.07342255467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5172528">
                <text:p>1485172528</text:p>
              </table:table-cell>
              <table:table-cell office:value-type="float" office:value="1.08822871159356">
                <text:p>1.088228711593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85172528">
                <text:p>1485172528</text:p>
              </table:table-cell>
              <table:table-cell office:value-type="float" office:value="1.10221577281691">
                <text:p>1.102215772816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5172529">
                <text:p>1485172529</text:p>
              </table:table-cell>
              <table:table-cell office:value-type="float" office:value="1.05167094629472">
                <text:p>1.051670946294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72529">
                <text:p>1485172529</text:p>
              </table:table-cell>
              <table:table-cell office:value-type="float" office:value="1.06569201975284">
                <text:p>1.06569201975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5172529">
                <text:p>1485172529</text:p>
              </table:table-cell>
              <table:table-cell office:value-type="float" office:value="1.08039154624846">
                <text:p>1.080391546248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5172530">
                <text:p>1485172530</text:p>
              </table:table-cell>
              <table:table-cell office:value-type="float" office:value="1.09529382933341">
                <text:p>1.09529382933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5172530">
                <text:p>1485172530</text:p>
              </table:table-cell>
              <table:table-cell office:value-type="float" office:value="1.11040166571224">
                <text:p>1.110401665712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5172531">
                <text:p>1485172531</text:p>
              </table:table-cell>
              <table:table-cell office:value-type="float" office:value="1.12570178039498">
                <text:p>1.125701780394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5172531">
                <text:p>1485172531</text:p>
              </table:table-cell>
              <table:table-cell office:value-type="float" office:value="1.14120727744414">
                <text:p>1.141207277444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5172532">
                <text:p>1485172532</text:p>
              </table:table-cell>
              <table:table-cell office:value-type="float" office:value="1.15694812262763">
                <text:p>1.156948122627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5172532">
                <text:p>1485172532</text:p>
              </table:table-cell>
              <table:table-cell office:value-type="float" office:value="1.16907122757662">
                <text:p>1.169071227576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5172533">
                <text:p>1485172533</text:p>
              </table:table-cell>
              <table:table-cell office:value-type="float" office:value="1.18519670577595">
                <text:p>1.18519670577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85172534">
                <text:p>1485172534</text:p>
              </table:table-cell>
              <table:table-cell office:value-type="float" office:value="1.20154460935049">
                <text:p>1.201544609350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85172535">
                <text:p>1485172535</text:p>
              </table:table-cell>
              <table:table-cell office:value-type="float" office:value="1.21811800625452">
                <text:p>1.218118006254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85172535">
                <text:p>1485172535</text:p>
              </table:table-cell>
              <table:table-cell office:value-type="float" office:value="1.23492000680988">
                <text:p>1.234920006809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85172535">
                <text:p>1485172535</text:p>
              </table:table-cell>
              <table:table-cell office:value-type="float" office:value="1.25195376424037">
                <text:p>1.251953764240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85172536">
                <text:p>1485172536</text:p>
              </table:table-cell>
              <table:table-cell office:value-type="float" office:value="1.26922247526122">
                <text:p>1.26922247526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85172536">
                <text:p>1485172536</text:p>
              </table:table-cell>
              <table:table-cell office:value-type="float" office:value="1.28672938068802">
                <text:p>1.286729380688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5172537">
                <text:p>1485172537</text:p>
              </table:table-cell>
              <table:table-cell office:value-type="float" office:value="1.30406678518219">
                <text:p>1.30406678518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5172537">
                <text:p>1485172537</text:p>
              </table:table-cell>
              <table:table-cell office:value-type="float" office:value="1.32205431189306">
                <text:p>1.32205431189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5172538">
                <text:p>1485172538</text:p>
              </table:table-cell>
              <table:table-cell office:value-type="float" office:value="1.3402899484804">
                <text:p>1.34028994848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85172539">
                <text:p>1485172539</text:p>
              </table:table-cell>
              <table:table-cell office:value-type="float" office:value="1.35777377600008">
                <text:p>1.357773776000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85172539">
                <text:p>1485172539</text:p>
              </table:table-cell>
              <table:table-cell office:value-type="float" office:value="1.06799446740835">
                <text:p>1.067994467408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85172539">
                <text:p>1485172539</text:p>
              </table:table-cell>
              <table:table-cell office:value-type="float" office:value="1.08272568409637">
                <text:p>1.082725684096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85172541">
                <text:p>1485172541</text:p>
              </table:table-cell>
              <table:table-cell office:value-type="float" office:value="1.09766016289138">
                <text:p>1.097660162891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5172541">
                <text:p>1485172541</text:p>
              </table:table-cell>
              <table:table-cell office:value-type="float" office:value="1.11156586038217">
                <text:p>1.111565860382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85172541">
                <text:p>1485172541</text:p>
              </table:table-cell>
              <table:table-cell office:value-type="float" office:value="1.1268981435333">
                <text:p>1.1268981435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5172541">
                <text:p>1485172541</text:p>
              </table:table-cell>
              <table:table-cell office:value-type="float" office:value="1.14244191116171">
                <text:p>1.142441911161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85172542">
                <text:p>1485172542</text:p>
              </table:table-cell>
              <table:table-cell office:value-type="float" office:value="1.15820008034339">
                <text:p>1.15820008034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85172543">
                <text:p>1485172543</text:p>
              </table:table-cell>
              <table:table-cell office:value-type="float" office:value="1.17417560433417">
                <text:p>1.174175604334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85172543">
                <text:p>1485172543</text:p>
              </table:table-cell>
              <table:table-cell office:value-type="float" office:value="1.06326766676972">
                <text:p>1.063267666769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85172543">
                <text:p>1485172543</text:p>
              </table:table-cell>
              <table:table-cell office:value-type="float" office:value="1.07793375255121">
                <text:p>1.077933752551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5172544">
                <text:p>1485172544</text:p>
              </table:table-cell>
              <table:table-cell office:value-type="float" office:value="1.09280213428107">
                <text:p>1.09280213428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85172545">
                <text:p>1485172545</text:p>
              </table:table-cell>
              <table:table-cell office:value-type="float" office:value="1.1078756005559">
                <text:p>1.10787560055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85172545">
                <text:p>1485172545</text:p>
              </table:table-cell>
              <table:table-cell office:value-type="float" office:value="1.12315698245818">
                <text:p>1.123156982458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5172547">
                <text:p>1485172547</text:p>
              </table:table-cell>
              <table:table-cell office:value-type="float" office:value="1.13862843519069">
                <text:p>1.138628435190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85172547">
                <text:p>1485172547</text:p>
              </table:table-cell>
              <table:table-cell office:value-type="float" office:value="1.15160709723397">
                <text:p>1.151607097233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5172547">
                <text:p>1485172547</text:p>
              </table:table-cell>
              <table:table-cell office:value-type="float" office:value="1.16749168558049">
                <text:p>1.167491685580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5172549">
                <text:p>1485172549</text:p>
              </table:table-cell>
              <table:table-cell office:value-type="float" office:value="1.17894731694114">
                <text:p>1.17894731694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85172549">
                <text:p>1485172549</text:p>
              </table:table-cell>
              <table:table-cell office:value-type="float" office:value="1.06365513975705">
                <text:p>1.063655139757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85172549">
                <text:p>1485172549</text:p>
              </table:table-cell>
              <table:table-cell office:value-type="float" office:value="1.07832031612963">
                <text:p>1.078320316129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5172549">
                <text:p>1485172549</text:p>
              </table:table-cell>
              <table:table-cell office:value-type="float" office:value="1.09319394534971">
                <text:p>1.09319394534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5172551">
                <text:p>1485172551</text:p>
              </table:table-cell>
              <table:table-cell office:value-type="float" office:value="1.10714284908731">
                <text:p>1.107142849087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5172551">
                <text:p>1485172551</text:p>
              </table:table-cell>
              <table:table-cell office:value-type="float" office:value="1.12241412233824">
                <text:p>1.122414122338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5172553">
                <text:p>1485172553</text:p>
              </table:table-cell>
              <table:table-cell office:value-type="float" office:value="1.13789604002605">
                <text:p>1.137896040026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5172553">
                <text:p>1485172553</text:p>
              </table:table-cell>
              <table:table-cell office:value-type="float" office:value="1.15359150338561">
                <text:p>1.153591503385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5172555">
                <text:p>1485172555</text:p>
              </table:table-cell>
              <table:table-cell office:value-type="float" office:value="1.16589826905417">
                <text:p>1.165898269054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5172555">
                <text:p>1485172555</text:p>
              </table:table-cell>
              <table:table-cell office:value-type="float" office:value="1.17746412712205">
                <text:p>1.177464127122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85172555">
                <text:p>1485172555</text:p>
              </table:table-cell>
              <table:table-cell office:value-type="float" office:value="1.06353805502785">
                <text:p>1.063538055027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5172555">
                <text:p>1485172555</text:p>
              </table:table-cell>
              <table:table-cell office:value-type="float" office:value="1.07758782347211">
                <text:p>1.077587823472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5172555">
                <text:p>1485172555</text:p>
              </table:table-cell>
              <table:table-cell office:value-type="float" office:value="1.09244310584006">
                <text:p>1.092443105840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5172557">
                <text:p>1485172557</text:p>
              </table:table-cell>
              <table:table-cell office:value-type="float" office:value="0.857698710872877">
                <text:p>0.8576987108728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85172557">
                <text:p>1485172557</text:p>
              </table:table-cell>
              <table:table-cell office:value-type="float" office:value="0.688712689943447">
                <text:p>0.6887126899434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85172557">
                <text:p>1485172557</text:p>
              </table:table-cell>
              <table:table-cell office:value-type="float" office:value="0.697775414829804">
                <text:p>0.697775414829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5172557">
                <text:p>1485172557</text:p>
              </table:table-cell>
              <table:table-cell office:value-type="float" office:value="0.706818789662482">
                <text:p>0.7068187896624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5172559">
                <text:p>1485172559</text:p>
              </table:table-cell>
              <table:table-cell office:value-type="float" office:value="0.716568152841669">
                <text:p>0.7165681528416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5172559">
                <text:p>1485172559</text:p>
              </table:table-cell>
              <table:table-cell office:value-type="float" office:value="0.726452069800419">
                <text:p>0.7264520698004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5172559">
                <text:p>1485172559</text:p>
              </table:table-cell>
              <table:table-cell office:value-type="float" office:value="0.736472320712257">
                <text:p>0.7364723207122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5172560">
                <text:p>1485172560</text:p>
              </table:table-cell>
              <table:table-cell office:value-type="float" office:value="0.746630785063067">
                <text:p>0.746630785063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5172561">
                <text:p>1485172561</text:p>
              </table:table-cell>
              <table:table-cell office:value-type="float" office:value="0.756929109295002">
                <text:p>0.7569291092950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5172561">
                <text:p>1485172561</text:p>
              </table:table-cell>
              <table:table-cell office:value-type="float" office:value="0.68572109030444">
                <text:p>0.685721090304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5172561">
                <text:p>1485172561</text:p>
              </table:table-cell>
              <table:table-cell office:value-type="float" office:value="0.695179482167436">
                <text:p>0.6951794821674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5172563">
                <text:p>1485172563</text:p>
              </table:table-cell>
              <table:table-cell office:value-type="float" office:value="0.704762973611776">
                <text:p>0.7047629736117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5172563">
                <text:p>1485172563</text:p>
              </table:table-cell>
              <table:table-cell office:value-type="float" office:value="0.714476754841324">
                <text:p>0.7144767548413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85172563">
                <text:p>1485172563</text:p>
              </table:table-cell>
              <table:table-cell office:value-type="float" office:value="0.72335927038937">
                <text:p>0.723359270389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85172565">
                <text:p>1485172565</text:p>
              </table:table-cell>
              <table:table-cell office:value-type="float" office:value="0.733323909757104">
                <text:p>0.7333239097571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85172565">
                <text:p>1485172565</text:p>
              </table:table-cell>
              <table:table-cell office:value-type="float" office:value="0.74343894503582">
                <text:p>0.743438945035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85172565">
                <text:p>1485172565</text:p>
              </table:table-cell>
              <table:table-cell office:value-type="float" office:value="0.75369350052324">
                <text:p>0.753693500523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85172565">
                <text:p>1485172565</text:p>
              </table:table-cell>
              <table:table-cell office:value-type="float" office:value="0.685432919926384">
                <text:p>0.6854329199263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85172567">
                <text:p>1485172567</text:p>
              </table:table-cell>
              <table:table-cell office:value-type="float" office:value="0.69449371056939">
                <text:p>0.694493710569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85172567">
                <text:p>1485172567</text:p>
              </table:table-cell>
              <table:table-cell office:value-type="float" office:value="0.553126590437826">
                <text:p>0.553126590437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5172567">
                <text:p>1485172567</text:p>
              </table:table-cell>
              <table:table-cell office:value-type="float" office:value="0.560756056660246">
                <text:p>0.5607560566602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85172569">
                <text:p>1485172569</text:p>
              </table:table-cell>
              <table:table-cell office:value-type="float" office:value="0.568486012762177">
                <text:p>0.5684860127621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85172569">
                <text:p>1485172569</text:p>
              </table:table-cell>
              <table:table-cell office:value-type="float" office:value="0.576327308535181">
                <text:p>0.5763273085351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85172569">
                <text:p>1485172569</text:p>
              </table:table-cell>
              <table:table-cell office:value-type="float" office:value="0.58426809220501">
                <text:p>0.584268092205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5172571">
                <text:p>1485172571</text:p>
              </table:table-cell>
              <table:table-cell office:value-type="float" office:value="0.592327140114392">
                <text:p>0.5923271401143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85172571">
                <text:p>1485172571</text:p>
              </table:table-cell>
              <table:table-cell office:value-type="float" office:value="0.600481398116677">
                <text:p>0.6004813981166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5172571">
                <text:p>1485172571</text:p>
              </table:table-cell>
              <table:table-cell office:value-type="float" office:value="0.44431333881531">
                <text:p>0.444313338815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85172571">
                <text:p>1485172571</text:p>
              </table:table-cell>
              <table:table-cell office:value-type="float" office:value="0.45043907876259">
                <text:p>0.450439078762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5172572">
                <text:p>1485172572</text:p>
              </table:table-cell>
              <table:table-cell office:value-type="float" office:value="0.456652169458783">
                <text:p>0.456652169458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5172573">
                <text:p>1485172573</text:p>
              </table:table-cell>
              <table:table-cell office:value-type="float" office:value="0.286576172678639">
                <text:p>0.2865761726786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85172573">
                <text:p>1485172573</text:p>
              </table:table-cell>
              <table:table-cell office:value-type="float" office:value="0.290345856711169">
                <text:p>0.2903458567111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85172573">
                <text:p>1485172573</text:p>
              </table:table-cell>
              <table:table-cell office:value-type="float" office:value="0.294350716025016">
                <text:p>0.2943507160250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85172575">
                <text:p>1485172575</text:p>
              </table:table-cell>
              <table:table-cell office:value-type="float" office:value="0.298407492566148">
                <text:p>0.2984074925661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5172575">
                <text:p>1485172575</text:p>
              </table:table-cell>
              <table:table-cell office:value-type="float" office:value="0.148431699361957">
                <text:p>0.1484316993619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85172575">
                <text:p>1485172575</text:p>
              </table:table-cell>
              <table:table-cell office:value-type="float" office:value="0.144528475923991">
                <text:p>0.144528475923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85172575">
                <text:p>1485172575</text:p>
              </table:table-cell>
              <table:table-cell office:value-type="float" office:value="0.119129385827088">
                <text:p>0.1191293858270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